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89cm" table:align="left"/>
    </style:style>
    <style:style style:name="Table1.A" style:family="table-column">
      <style:table-column-properties style:column-width="0.561cm"/>
    </style:style>
    <style:style style:name="Table1.B" style:family="table-column">
      <style:table-column-properties style:column-width="4.348cm"/>
    </style:style>
    <style:style style:name="Table1.C" style:family="table-column">
      <style:table-column-properties style:column-width="3.641cm"/>
    </style:style>
    <style:style style:name="Table1.D" style:family="table-column">
      <style:table-column-properties style:column-width="3.039cm"/>
    </style:style>
    <style:style style:name="Table1.A1" style:family="table-cell">
      <style:table-cell-properties style:vertical-align="middle" fo:padding="0.049cm" fo:border="none"/>
    </style:style>
    <style:style style:name="Table2" style:family="table">
      <style:table-properties style:width="11.589cm" table:align="left"/>
    </style:style>
    <style:style style:name="Table2.A" style:family="table-column">
      <style:table-column-properties style:column-width="0.561cm"/>
    </style:style>
    <style:style style:name="Table2.B" style:family="table-column">
      <style:table-column-properties style:column-width="4.348cm"/>
    </style:style>
    <style:style style:name="Table2.C" style:family="table-column">
      <style:table-column-properties style:column-width="3.641cm"/>
    </style:style>
    <style:style style:name="Table2.D" style:family="table-column">
      <style:table-column-properties style:column-width="3.039cm"/>
    </style:style>
    <style:style style:name="Table2.A1" style:family="table-cell">
      <style:table-cell-properties style:vertical-align="middle" fo:padding="0.049cm" fo:border="none"/>
    </style:style>
    <style:style style:name="Table3" style:family="table">
      <style:table-properties style:width="9.768cm" table:align="left"/>
    </style:style>
    <style:style style:name="Table3.A" style:family="table-column">
      <style:table-column-properties style:column-width="0.561cm"/>
    </style:style>
    <style:style style:name="Table3.B" style:family="table-column">
      <style:table-column-properties style:column-width="4.348cm"/>
    </style:style>
    <style:style style:name="Table3.C" style:family="table-column">
      <style:table-column-properties style:column-width="3.641cm"/>
    </style:style>
    <style:style style:name="Table3.D" style:family="table-column">
      <style:table-column-properties style:column-width="1.219cm"/>
    </style:style>
    <style:style style:name="Table3.A1" style:family="table-cell">
      <style:table-cell-properties style:vertical-align="middle" fo:padding="0.049cm" fo:border="none"/>
    </style:style>
    <style:style style:name="Table4" style:family="table">
      <style:table-properties style:width="4.281cm" table:align="left"/>
    </style:style>
    <style:style style:name="Table4.A" style:family="table-column">
      <style:table-column-properties style:column-width="0.561cm"/>
    </style:style>
    <style:style style:name="Table4.B" style:family="table-column">
      <style:table-column-properties style:column-width="3.72cm"/>
    </style:style>
    <style:style style:name="Table4.A1" style:family="table-cell">
      <style:table-cell-properties style:vertical-align="middle" fo:padding="0.049cm" fo:border="none"/>
    </style:style>
    <style:style style:name="Table5" style:family="table">
      <style:table-properties style:width="8.094cm" table:align="left"/>
    </style:style>
    <style:style style:name="Table5.A" style:family="table-column">
      <style:table-column-properties style:column-width="0.561cm"/>
    </style:style>
    <style:style style:name="Table5.B" style:family="table-column">
      <style:table-column-properties style:column-width="4.348cm"/>
    </style:style>
    <style:style style:name="Table5.C" style:family="table-column">
      <style:table-column-properties style:column-width="1.967cm"/>
    </style:style>
    <style:style style:name="Table5.D" style:family="table-column">
      <style:table-column-properties style:column-width="1.219cm"/>
    </style:style>
    <style:style style:name="Table5.A1" style:family="table-cell">
      <style:table-cell-properties style:vertical-align="middle" fo:padding="0.049cm" fo:border="none"/>
    </style:style>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style:contextual-spacing="false" style:writing-mode="lr-tb"/>
    </style:style>
    <style:style style:name="P3" style:family="paragraph" style:parent-style-name="Preformatted_20_Text" style:list-style-name="L37"/>
    <style:style style:name="P4" style:family="paragraph" style:parent-style-name="Preformatted_20_Text" style:list-style-name="L37">
      <style:paragraph-properties style:writing-mode="lr-tb"/>
    </style:style>
    <style:style style:name="P5" style:family="paragraph" style:parent-style-name="Preformatted_20_Text" style:list-style-name="L37">
      <style:paragraph-properties fo:margin-top="0cm" fo:margin-bottom="0.499cm" style:contextual-spacing="false" style:writing-mode="lr-tb"/>
    </style:style>
    <style:style style:name="P6" style:family="paragraph" style:parent-style-name="Preformatted_20_Text" style:list-style-name="L44"/>
    <style:style style:name="P7" style:family="paragraph" style:parent-style-name="Preformatted_20_Text" style:list-style-name="L44">
      <style:paragraph-properties style:writing-mode="lr-tb"/>
    </style:style>
    <style:style style:name="P8" style:family="paragraph" style:parent-style-name="Preformatted_20_Text" style:list-style-name="L44">
      <style:paragraph-properties fo:margin-top="0cm" fo:margin-bottom="0.499cm" style:contextual-spacing="false" style:writing-mode="lr-tb"/>
    </style:style>
    <style:style style:name="P9" style:family="paragraph" style:parent-style-name="Preformatted_20_Text" style:list-style-name="L49"/>
    <style:style style:name="P10" style:family="paragraph" style:parent-style-name="Preformatted_20_Text" style:list-style-name="L49">
      <style:paragraph-properties style:writing-mode="lr-tb"/>
    </style:style>
    <style:style style:name="P11" style:family="paragraph" style:parent-style-name="Preformatted_20_Text" style:list-style-name="L49">
      <style:paragraph-properties fo:margin-top="0cm" fo:margin-bottom="0.499cm" style:contextual-spacing="false" style:writing-mode="lr-tb"/>
    </style:style>
    <style:style style:name="P12" style:family="paragraph" style:parent-style-name="Preformatted_20_Text" style:list-style-name="L55"/>
    <style:style style:name="P13" style:family="paragraph" style:parent-style-name="Preformatted_20_Text" style:list-style-name="L55">
      <style:paragraph-properties style:writing-mode="lr-tb"/>
    </style:style>
    <style:style style:name="P14" style:family="paragraph" style:parent-style-name="Preformatted_20_Text" style:list-style-name="L55">
      <style:paragraph-properties fo:margin-top="0cm" fo:margin-bottom="0.499cm" style:contextual-spacing="false" style:writing-mode="lr-tb"/>
    </style:style>
    <style:style style:name="P15" style:family="paragraph" style:parent-style-name="Preformatted_20_Text" style:list-style-name="L98"/>
    <style:style style:name="P16" style:family="paragraph" style:parent-style-name="Preformatted_20_Text" style:list-style-name="L98">
      <style:paragraph-properties style:writing-mode="lr-tb"/>
    </style:style>
    <style:style style:name="P17" style:family="paragraph" style:parent-style-name="Preformatted_20_Text" style:list-style-name="L98">
      <style:paragraph-properties fo:margin-top="0cm" fo:margin-bottom="0.499cm" style:contextual-spacing="false" style:writing-mode="lr-tb"/>
    </style:style>
    <style:style style:name="P18" style:family="paragraph" style:parent-style-name="Preformatted_20_Text" style:list-style-name="L102"/>
    <style:style style:name="P19" style:family="paragraph" style:parent-style-name="Preformatted_20_Text" style:list-style-name="L102">
      <style:paragraph-properties style:writing-mode="lr-tb"/>
    </style:style>
    <style:style style:name="P20" style:family="paragraph" style:parent-style-name="Preformatted_20_Text" style:list-style-name="L102">
      <style:paragraph-properties fo:margin-top="0cm" fo:margin-bottom="0.499cm" style:contextual-spacing="false" style:writing-mode="lr-tb"/>
    </style:style>
    <style:style style:name="P21" style:family="paragraph" style:parent-style-name="Standard">
      <style:paragraph-properties fo:margin-top="0cm" fo:margin-bottom="0.499cm" style:contextual-spacing="false"/>
    </style:style>
    <style:style style:name="P22" style:family="paragraph" style:parent-style-name="Text_20_body" style:list-style-name="L1"/>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paragraph-properties fo:margin-top="0cm" fo:margin-bottom="0cm" style:contextual-spacing="false"/>
    </style:style>
    <style:style style:name="P25" style:family="paragraph" style:parent-style-name="Text_20_body" style:list-style-name="L2"/>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list-style-name="L5"/>
    <style:style style:name="P32" style:family="paragraph" style:parent-style-name="Text_20_body" style:list-style-name="L5">
      <style:paragraph-properties fo:margin-top="0cm" fo:margin-bottom="0cm" style:contextual-spacing="false"/>
    </style:style>
    <style:style style:name="P33" style:family="paragraph" style:parent-style-name="Text_20_body" style:list-style-name="L6"/>
    <style:style style:name="P34" style:family="paragraph" style:parent-style-name="Text_20_body" style:list-style-name="L6">
      <style:paragraph-properties fo:margin-top="0cm" fo:margin-bottom="0cm" style:contextual-spacing="false"/>
    </style:style>
    <style:style style:name="P35" style:family="paragraph" style:parent-style-name="Text_20_body" style:list-style-name="L7"/>
    <style:style style:name="P36" style:family="paragraph" style:parent-style-name="Text_20_body" style:list-style-name="L7">
      <style:paragraph-properties fo:margin-top="0cm" fo:margin-bottom="0cm" style:contextual-spacing="false"/>
    </style:style>
    <style:style style:name="P37" style:family="paragraph" style:parent-style-name="Text_20_body" style:list-style-name="L8"/>
    <style:style style:name="P38" style:family="paragraph" style:parent-style-name="Text_20_body" style:list-style-name="L8">
      <style:paragraph-properties fo:margin-top="0cm" fo:margin-bottom="0cm" style:contextual-spacing="false"/>
    </style:style>
    <style:style style:name="P39" style:family="paragraph" style:parent-style-name="Text_20_body" style:list-style-name="L9"/>
    <style:style style:name="P40" style:family="paragraph" style:parent-style-name="Text_20_body" style:list-style-name="L9">
      <style:paragraph-properties fo:margin-top="0cm" fo:margin-bottom="0cm" style:contextual-spacing="false"/>
    </style:style>
    <style:style style:name="P41" style:family="paragraph" style:parent-style-name="Text_20_body" style:list-style-name="L10"/>
    <style:style style:name="P42" style:family="paragraph" style:parent-style-name="Text_20_body" style:list-style-name="L10">
      <style:paragraph-properties fo:margin-top="0cm" fo:margin-bottom="0cm" style:contextual-spacing="false"/>
    </style:style>
    <style:style style:name="P43" style:family="paragraph" style:parent-style-name="Text_20_body" style:list-style-name="L11"/>
    <style:style style:name="P44" style:family="paragraph" style:parent-style-name="Text_20_body" style:list-style-name="L11">
      <style:paragraph-properties fo:margin-top="0cm" fo:margin-bottom="0cm" style:contextual-spacing="false"/>
    </style:style>
    <style:style style:name="P45" style:family="paragraph" style:parent-style-name="Text_20_body" style:list-style-name="L12"/>
    <style:style style:name="P46" style:family="paragraph" style:parent-style-name="Text_20_body" style:list-style-name="L12">
      <style:paragraph-properties fo:margin-top="0cm" fo:margin-bottom="0cm" style:contextual-spacing="false"/>
    </style:style>
    <style:style style:name="P47" style:family="paragraph" style:parent-style-name="Text_20_body" style:list-style-name="L13"/>
    <style:style style:name="P48" style:family="paragraph" style:parent-style-name="Text_20_body" style:list-style-name="L13">
      <style:paragraph-properties fo:margin-top="0cm" fo:margin-bottom="0cm" style:contextual-spacing="false"/>
    </style:style>
    <style:style style:name="P49" style:family="paragraph" style:parent-style-name="Text_20_body" style:list-style-name="L14"/>
    <style:style style:name="P50" style:family="paragraph" style:parent-style-name="Text_20_body" style:list-style-name="L14">
      <style:paragraph-properties fo:margin-top="0cm" fo:margin-bottom="0cm" style:contextual-spacing="false"/>
    </style:style>
    <style:style style:name="P51" style:family="paragraph" style:parent-style-name="Text_20_body" style:list-style-name="L15"/>
    <style:style style:name="P52" style:family="paragraph" style:parent-style-name="Text_20_body" style:list-style-name="L15">
      <style:paragraph-properties fo:margin-top="0cm" fo:margin-bottom="0cm" style:contextual-spacing="false"/>
    </style:style>
    <style:style style:name="P53" style:family="paragraph" style:parent-style-name="Text_20_body" style:list-style-name="L16"/>
    <style:style style:name="P54" style:family="paragraph" style:parent-style-name="Text_20_body" style:list-style-name="L16">
      <style:paragraph-properties fo:margin-top="0cm" fo:margin-bottom="0cm" style:contextual-spacing="false"/>
    </style:style>
    <style:style style:name="P55" style:family="paragraph" style:parent-style-name="Text_20_body" style:list-style-name="L17"/>
    <style:style style:name="P56" style:family="paragraph" style:parent-style-name="Text_20_body" style:list-style-name="L17">
      <style:paragraph-properties fo:margin-top="0cm" fo:margin-bottom="0cm" style:contextual-spacing="false"/>
    </style:style>
    <style:style style:name="P57" style:family="paragraph" style:parent-style-name="Text_20_body" style:list-style-name="L18"/>
    <style:style style:name="P58" style:family="paragraph" style:parent-style-name="Text_20_body" style:list-style-name="L18">
      <style:paragraph-properties fo:margin-top="0cm" fo:margin-bottom="0cm" style:contextual-spacing="false"/>
    </style:style>
    <style:style style:name="P59" style:family="paragraph" style:parent-style-name="Text_20_body" style:list-style-name="L19"/>
    <style:style style:name="P60" style:family="paragraph" style:parent-style-name="Text_20_body" style:list-style-name="L19">
      <style:paragraph-properties fo:margin-top="0cm" fo:margin-bottom="0cm" style:contextual-spacing="false"/>
    </style:style>
    <style:style style:name="P61" style:family="paragraph" style:parent-style-name="Text_20_body" style:list-style-name="L20"/>
    <style:style style:name="P62" style:family="paragraph" style:parent-style-name="Text_20_body" style:list-style-name="L20">
      <style:paragraph-properties fo:margin-top="0cm" fo:margin-bottom="0cm" style:contextual-spacing="false"/>
    </style:style>
    <style:style style:name="P63" style:family="paragraph" style:parent-style-name="Text_20_body" style:list-style-name="L21"/>
    <style:style style:name="P64" style:family="paragraph" style:parent-style-name="Text_20_body" style:list-style-name="L21">
      <style:paragraph-properties fo:margin-top="0cm" fo:margin-bottom="0cm" style:contextual-spacing="false"/>
    </style:style>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6">
      <style:paragraph-properties fo:margin-top="0cm" fo:margin-bottom="0cm" style:contextual-spacing="false"/>
    </style:style>
    <style:style style:name="P71" style:family="paragraph" style:parent-style-name="Text_20_body" style:list-style-name="L27"/>
    <style:style style:name="P72" style:family="paragraph" style:parent-style-name="Text_20_body" style:list-style-name="L27">
      <style:paragraph-properties fo:margin-top="0cm" fo:margin-bottom="0cm" style:contextual-spacing="false"/>
    </style:style>
    <style:style style:name="P73" style:family="paragraph" style:parent-style-name="Text_20_body" style:list-style-name="L28"/>
    <style:style style:name="P74" style:family="paragraph" style:parent-style-name="Text_20_body" style:list-style-name="L28">
      <style:paragraph-properties fo:margin-top="0cm" fo:margin-bottom="0cm" style:contextual-spacing="false"/>
    </style:style>
    <style:style style:name="P75" style:family="paragraph" style:parent-style-name="Text_20_body" style:list-style-name="L29"/>
    <style:style style:name="P76" style:family="paragraph" style:parent-style-name="Text_20_body" style:list-style-name="L29">
      <style:paragraph-properties fo:margin-top="0cm" fo:margin-bottom="0cm" style:contextual-spacing="false"/>
    </style:style>
    <style:style style:name="P77" style:family="paragraph" style:parent-style-name="Text_20_body" style:list-style-name="L30"/>
    <style:style style:name="P78" style:family="paragraph" style:parent-style-name="Text_20_body" style:list-style-name="L30">
      <style:paragraph-properties fo:margin-top="0cm" fo:margin-bottom="0cm" style:contextual-spacing="false"/>
    </style:style>
    <style:style style:name="P79" style:family="paragraph" style:parent-style-name="Text_20_body" style:list-style-name="L31"/>
    <style:style style:name="P80" style:family="paragraph" style:parent-style-name="Text_20_body" style:list-style-name="L31">
      <style:paragraph-properties fo:margin-top="0cm" fo:margin-bottom="0cm" style:contextual-spacing="false"/>
    </style:style>
    <style:style style:name="P81" style:family="paragraph" style:parent-style-name="Text_20_body" style:list-style-name="L32"/>
    <style:style style:name="P82" style:family="paragraph" style:parent-style-name="Text_20_body" style:list-style-name="L32">
      <style:paragraph-properties fo:margin-top="0cm" fo:margin-bottom="0cm" style:contextual-spacing="false"/>
    </style:style>
    <style:style style:name="P83" style:family="paragraph" style:parent-style-name="Text_20_body" style:list-style-name="L33"/>
    <style:style style:name="P84" style:family="paragraph" style:parent-style-name="Text_20_body" style:list-style-name="L33">
      <style:paragraph-properties fo:margin-top="0cm" fo:margin-bottom="0cm" style:contextual-spacing="false"/>
    </style:style>
    <style:style style:name="P85" style:family="paragraph" style:parent-style-name="Text_20_body" style:list-style-name="L34"/>
    <style:style style:name="P86" style:family="paragraph" style:parent-style-name="Text_20_body" style:list-style-name="L34">
      <style:paragraph-properties fo:margin-top="0cm" fo:margin-bottom="0cm" style:contextual-spacing="false"/>
    </style:style>
    <style:style style:name="P87" style:family="paragraph" style:parent-style-name="Text_20_body" style:list-style-name="L35"/>
    <style:style style:name="P88" style:family="paragraph" style:parent-style-name="Text_20_body" style:list-style-name="L35">
      <style:paragraph-properties fo:margin-top="0cm" fo:margin-bottom="0cm" style:contextual-spacing="false"/>
    </style:style>
    <style:style style:name="P89" style:family="paragraph" style:parent-style-name="Text_20_body" style:list-style-name="L36"/>
    <style:style style:name="P90" style:family="paragraph" style:parent-style-name="Text_20_body" style:list-style-name="L36">
      <style:paragraph-properties fo:margin-top="0cm" fo:margin-bottom="0cm" style:contextual-spacing="false"/>
    </style:style>
    <style:style style:name="P91" style:family="paragraph" style:parent-style-name="Text_20_body" style:list-style-name="L37"/>
    <style:style style:name="P92" style:family="paragraph" style:parent-style-name="Text_20_body" style:list-style-name="L38"/>
    <style:style style:name="P93" style:family="paragraph" style:parent-style-name="Text_20_body" style:list-style-name="L38">
      <style:paragraph-properties fo:margin-top="0cm" fo:margin-bottom="0cm" style:contextual-spacing="false"/>
    </style:style>
    <style:style style:name="P94" style:family="paragraph" style:parent-style-name="Text_20_body" style:list-style-name="L39"/>
    <style:style style:name="P95" style:family="paragraph" style:parent-style-name="Text_20_body" style:list-style-name="L39">
      <style:paragraph-properties fo:margin-top="0cm" fo:margin-bottom="0cm" style:contextual-spacing="false"/>
    </style:style>
    <style:style style:name="P96" style:family="paragraph" style:parent-style-name="Text_20_body" style:list-style-name="L40"/>
    <style:style style:name="P97" style:family="paragraph" style:parent-style-name="Text_20_body" style:list-style-name="L40">
      <style:paragraph-properties fo:margin-top="0cm" fo:margin-bottom="0cm" style:contextual-spacing="false"/>
    </style:style>
    <style:style style:name="P98" style:family="paragraph" style:parent-style-name="Text_20_body" style:list-style-name="L41"/>
    <style:style style:name="P99" style:family="paragraph" style:parent-style-name="Text_20_body" style:list-style-name="L41">
      <style:paragraph-properties fo:margin-top="0cm" fo:margin-bottom="0cm" style:contextual-spacing="false"/>
    </style:style>
    <style:style style:name="P100" style:family="paragraph" style:parent-style-name="Text_20_body" style:list-style-name="L42"/>
    <style:style style:name="P101" style:family="paragraph" style:parent-style-name="Text_20_body" style:list-style-name="L42">
      <style:paragraph-properties fo:margin-top="0cm" fo:margin-bottom="0cm" style:contextual-spacing="false"/>
    </style:style>
    <style:style style:name="P102" style:family="paragraph" style:parent-style-name="Text_20_body" style:list-style-name="L43"/>
    <style:style style:name="P103" style:family="paragraph" style:parent-style-name="Text_20_body" style:list-style-name="L43">
      <style:paragraph-properties fo:margin-top="0cm" fo:margin-bottom="0cm" style:contextual-spacing="false"/>
    </style:style>
    <style:style style:name="P104" style:family="paragraph" style:parent-style-name="Text_20_body" style:list-style-name="L44"/>
    <style:style style:name="P105" style:family="paragraph" style:parent-style-name="Text_20_body" style:list-style-name="L45"/>
    <style:style style:name="P106" style:family="paragraph" style:parent-style-name="Text_20_body" style:list-style-name="L45">
      <style:paragraph-properties fo:margin-top="0cm" fo:margin-bottom="0cm" style:contextual-spacing="false"/>
    </style:style>
    <style:style style:name="P107" style:family="paragraph" style:parent-style-name="Text_20_body" style:list-style-name="L46"/>
    <style:style style:name="P108" style:family="paragraph" style:parent-style-name="Text_20_body" style:list-style-name="L46">
      <style:paragraph-properties fo:margin-top="0cm" fo:margin-bottom="0cm" style:contextual-spacing="false"/>
    </style:style>
    <style:style style:name="P109" style:family="paragraph" style:parent-style-name="Text_20_body" style:list-style-name="L47"/>
    <style:style style:name="P110" style:family="paragraph" style:parent-style-name="Text_20_body" style:list-style-name="L47">
      <style:paragraph-properties fo:margin-top="0cm" fo:margin-bottom="0cm" style:contextual-spacing="false"/>
    </style:style>
    <style:style style:name="P111" style:family="paragraph" style:parent-style-name="Text_20_body" style:list-style-name="L48"/>
    <style:style style:name="P112" style:family="paragraph" style:parent-style-name="Text_20_body" style:list-style-name="L48">
      <style:paragraph-properties fo:margin-top="0cm" fo:margin-bottom="0cm" style:contextual-spacing="false"/>
    </style:style>
    <style:style style:name="P113" style:family="paragraph" style:parent-style-name="Text_20_body" style:list-style-name="L49"/>
    <style:style style:name="P114" style:family="paragraph" style:parent-style-name="Text_20_body" style:list-style-name="L50"/>
    <style:style style:name="P115" style:family="paragraph" style:parent-style-name="Text_20_body" style:list-style-name="L50">
      <style:paragraph-properties fo:margin-top="0cm" fo:margin-bottom="0cm" style:contextual-spacing="false"/>
    </style:style>
    <style:style style:name="P116" style:family="paragraph" style:parent-style-name="Text_20_body" style:list-style-name="L51"/>
    <style:style style:name="P117" style:family="paragraph" style:parent-style-name="Text_20_body" style:list-style-name="L51">
      <style:paragraph-properties fo:margin-top="0cm" fo:margin-bottom="0cm" style:contextual-spacing="false"/>
    </style:style>
    <style:style style:name="P118" style:family="paragraph" style:parent-style-name="Text_20_body" style:list-style-name="L52"/>
    <style:style style:name="P119" style:family="paragraph" style:parent-style-name="Text_20_body" style:list-style-name="L52">
      <style:paragraph-properties fo:margin-top="0cm" fo:margin-bottom="0cm" style:contextual-spacing="false"/>
    </style:style>
    <style:style style:name="P120" style:family="paragraph" style:parent-style-name="Text_20_body" style:list-style-name="L53"/>
    <style:style style:name="P121" style:family="paragraph" style:parent-style-name="Text_20_body" style:list-style-name="L53">
      <style:paragraph-properties fo:margin-top="0cm" fo:margin-bottom="0cm" style:contextual-spacing="false"/>
    </style:style>
    <style:style style:name="P122" style:family="paragraph" style:parent-style-name="Text_20_body" style:list-style-name="L54"/>
    <style:style style:name="P123" style:family="paragraph" style:parent-style-name="Text_20_body" style:list-style-name="L54">
      <style:paragraph-properties fo:margin-top="0cm" fo:margin-bottom="0cm" style:contextual-spacing="false"/>
    </style:style>
    <style:style style:name="P124" style:family="paragraph" style:parent-style-name="Text_20_body" style:list-style-name="L55"/>
    <style:style style:name="P125" style:family="paragraph" style:parent-style-name="Text_20_body" style:list-style-name="L55">
      <style:paragraph-properties fo:margin-top="0cm" fo:margin-bottom="0cm" style:contextual-spacing="false"/>
    </style:style>
    <style:style style:name="P126" style:family="paragraph" style:parent-style-name="Text_20_body" style:list-style-name="L56"/>
    <style:style style:name="P127" style:family="paragraph" style:parent-style-name="Text_20_body" style:list-style-name="L56">
      <style:paragraph-properties fo:margin-top="0cm" fo:margin-bottom="0cm" style:contextual-spacing="false"/>
    </style:style>
    <style:style style:name="P128" style:family="paragraph" style:parent-style-name="Text_20_body" style:list-style-name="L57"/>
    <style:style style:name="P129" style:family="paragraph" style:parent-style-name="Text_20_body" style:list-style-name="L57">
      <style:paragraph-properties fo:margin-top="0cm" fo:margin-bottom="0cm" style:contextual-spacing="false"/>
    </style:style>
    <style:style style:name="P130" style:family="paragraph" style:parent-style-name="Text_20_body" style:list-style-name="L58"/>
    <style:style style:name="P131" style:family="paragraph" style:parent-style-name="Text_20_body" style:list-style-name="L58">
      <style:paragraph-properties fo:margin-top="0cm" fo:margin-bottom="0cm" style:contextual-spacing="false"/>
    </style:style>
    <style:style style:name="P132" style:family="paragraph" style:parent-style-name="Text_20_body" style:list-style-name="L59"/>
    <style:style style:name="P133" style:family="paragraph" style:parent-style-name="Text_20_body" style:list-style-name="L59">
      <style:paragraph-properties fo:margin-top="0cm" fo:margin-bottom="0cm" style:contextual-spacing="false"/>
    </style:style>
    <style:style style:name="P134" style:family="paragraph" style:parent-style-name="Text_20_body" style:list-style-name="L60"/>
    <style:style style:name="P135" style:family="paragraph" style:parent-style-name="Text_20_body" style:list-style-name="L60">
      <style:paragraph-properties fo:margin-top="0cm" fo:margin-bottom="0cm" style:contextual-spacing="false"/>
    </style:style>
    <style:style style:name="P136" style:family="paragraph" style:parent-style-name="Text_20_body" style:list-style-name="L61"/>
    <style:style style:name="P137" style:family="paragraph" style:parent-style-name="Text_20_body" style:list-style-name="L61">
      <style:paragraph-properties fo:margin-top="0cm" fo:margin-bottom="0cm" style:contextual-spacing="false"/>
    </style:style>
    <style:style style:name="P138" style:family="paragraph" style:parent-style-name="Text_20_body" style:list-style-name="L62"/>
    <style:style style:name="P139" style:family="paragraph" style:parent-style-name="Text_20_body" style:list-style-name="L62">
      <style:paragraph-properties fo:margin-top="0cm" fo:margin-bottom="0cm" style:contextual-spacing="false"/>
    </style:style>
    <style:style style:name="P140" style:family="paragraph" style:parent-style-name="Text_20_body" style:list-style-name="L63"/>
    <style:style style:name="P141" style:family="paragraph" style:parent-style-name="Text_20_body" style:list-style-name="L63">
      <style:paragraph-properties fo:margin-top="0cm" fo:margin-bottom="0cm" style:contextual-spacing="false"/>
    </style:style>
    <style:style style:name="P142" style:family="paragraph" style:parent-style-name="Text_20_body" style:list-style-name="L64"/>
    <style:style style:name="P143" style:family="paragraph" style:parent-style-name="Text_20_body" style:list-style-name="L64">
      <style:paragraph-properties fo:margin-top="0cm" fo:margin-bottom="0cm" style:contextual-spacing="false"/>
    </style:style>
    <style:style style:name="P144" style:family="paragraph" style:parent-style-name="Text_20_body" style:list-style-name="L65"/>
    <style:style style:name="P145" style:family="paragraph" style:parent-style-name="Text_20_body" style:list-style-name="L65">
      <style:paragraph-properties fo:margin-top="0cm" fo:margin-bottom="0cm" style:contextual-spacing="false"/>
    </style:style>
    <style:style style:name="P146" style:family="paragraph" style:parent-style-name="Text_20_body" style:list-style-name="L66"/>
    <style:style style:name="P147" style:family="paragraph" style:parent-style-name="Text_20_body" style:list-style-name="L66">
      <style:paragraph-properties fo:margin-top="0cm" fo:margin-bottom="0cm" style:contextual-spacing="false"/>
    </style:style>
    <style:style style:name="P148" style:family="paragraph" style:parent-style-name="Text_20_body" style:list-style-name="L67"/>
    <style:style style:name="P149" style:family="paragraph" style:parent-style-name="Text_20_body" style:list-style-name="L67">
      <style:paragraph-properties fo:margin-top="0cm" fo:margin-bottom="0cm" style:contextual-spacing="false"/>
    </style:style>
    <style:style style:name="P150" style:family="paragraph" style:parent-style-name="Text_20_body" style:list-style-name="L68"/>
    <style:style style:name="P151" style:family="paragraph" style:parent-style-name="Text_20_body" style:list-style-name="L68">
      <style:paragraph-properties fo:margin-top="0cm" fo:margin-bottom="0cm" style:contextual-spacing="false"/>
    </style:style>
    <style:style style:name="P152" style:family="paragraph" style:parent-style-name="Text_20_body" style:list-style-name="L69"/>
    <style:style style:name="P153" style:family="paragraph" style:parent-style-name="Text_20_body" style:list-style-name="L69">
      <style:paragraph-properties fo:margin-top="0cm" fo:margin-bottom="0cm" style:contextual-spacing="false"/>
    </style:style>
    <style:style style:name="P154" style:family="paragraph" style:parent-style-name="Text_20_body" style:list-style-name="L70"/>
    <style:style style:name="P155" style:family="paragraph" style:parent-style-name="Text_20_body" style:list-style-name="L70">
      <style:paragraph-properties fo:margin-top="0cm" fo:margin-bottom="0cm" style:contextual-spacing="false"/>
    </style:style>
    <style:style style:name="P156" style:family="paragraph" style:parent-style-name="Text_20_body" style:list-style-name="L71"/>
    <style:style style:name="P157" style:family="paragraph" style:parent-style-name="Text_20_body" style:list-style-name="L71">
      <style:paragraph-properties fo:margin-top="0cm" fo:margin-bottom="0cm" style:contextual-spacing="false"/>
    </style:style>
    <style:style style:name="P158" style:family="paragraph" style:parent-style-name="Text_20_body" style:list-style-name="L72"/>
    <style:style style:name="P159" style:family="paragraph" style:parent-style-name="Text_20_body" style:list-style-name="L72">
      <style:paragraph-properties fo:margin-top="0cm" fo:margin-bottom="0cm" style:contextual-spacing="false"/>
    </style:style>
    <style:style style:name="P160" style:family="paragraph" style:parent-style-name="Text_20_body" style:list-style-name="L73"/>
    <style:style style:name="P161" style:family="paragraph" style:parent-style-name="Text_20_body" style:list-style-name="L73">
      <style:paragraph-properties fo:margin-top="0cm" fo:margin-bottom="0cm" style:contextual-spacing="false"/>
    </style:style>
    <style:style style:name="P162" style:family="paragraph" style:parent-style-name="Text_20_body" style:list-style-name="L74"/>
    <style:style style:name="P163" style:family="paragraph" style:parent-style-name="Text_20_body" style:list-style-name="L74">
      <style:paragraph-properties fo:margin-top="0cm" fo:margin-bottom="0cm" style:contextual-spacing="false"/>
    </style:style>
    <style:style style:name="P164" style:family="paragraph" style:parent-style-name="Text_20_body" style:list-style-name="L75"/>
    <style:style style:name="P165" style:family="paragraph" style:parent-style-name="Text_20_body" style:list-style-name="L75">
      <style:paragraph-properties fo:margin-top="0cm" fo:margin-bottom="0cm" style:contextual-spacing="false"/>
    </style:style>
    <style:style style:name="P166" style:family="paragraph" style:parent-style-name="Text_20_body" style:list-style-name="L76"/>
    <style:style style:name="P167" style:family="paragraph" style:parent-style-name="Text_20_body" style:list-style-name="L76">
      <style:paragraph-properties fo:margin-top="0cm" fo:margin-bottom="0cm" style:contextual-spacing="false"/>
    </style:style>
    <style:style style:name="P168" style:family="paragraph" style:parent-style-name="Text_20_body" style:list-style-name="L77"/>
    <style:style style:name="P169" style:family="paragraph" style:parent-style-name="Text_20_body" style:list-style-name="L77">
      <style:paragraph-properties fo:margin-top="0cm" fo:margin-bottom="0cm" style:contextual-spacing="false"/>
    </style:style>
    <style:style style:name="P170" style:family="paragraph" style:parent-style-name="Text_20_body" style:list-style-name="L78"/>
    <style:style style:name="P171" style:family="paragraph" style:parent-style-name="Text_20_body" style:list-style-name="L78">
      <style:paragraph-properties fo:margin-top="0cm" fo:margin-bottom="0cm" style:contextual-spacing="false"/>
    </style:style>
    <style:style style:name="P172" style:family="paragraph" style:parent-style-name="Text_20_body" style:list-style-name="L79"/>
    <style:style style:name="P173" style:family="paragraph" style:parent-style-name="Text_20_body" style:list-style-name="L79">
      <style:paragraph-properties fo:margin-top="0cm" fo:margin-bottom="0cm" style:contextual-spacing="false"/>
    </style:style>
    <style:style style:name="P174" style:family="paragraph" style:parent-style-name="Text_20_body" style:list-style-name="L80"/>
    <style:style style:name="P175" style:family="paragraph" style:parent-style-name="Text_20_body" style:list-style-name="L80">
      <style:paragraph-properties fo:margin-top="0cm" fo:margin-bottom="0cm" style:contextual-spacing="false"/>
    </style:style>
    <style:style style:name="P176" style:family="paragraph" style:parent-style-name="Text_20_body" style:list-style-name="L81"/>
    <style:style style:name="P177" style:family="paragraph" style:parent-style-name="Text_20_body" style:list-style-name="L81">
      <style:paragraph-properties fo:margin-top="0cm" fo:margin-bottom="0cm" style:contextual-spacing="false"/>
    </style:style>
    <style:style style:name="P178" style:family="paragraph" style:parent-style-name="Text_20_body" style:list-style-name="L82"/>
    <style:style style:name="P179" style:family="paragraph" style:parent-style-name="Text_20_body" style:list-style-name="L82">
      <style:paragraph-properties fo:margin-top="0cm" fo:margin-bottom="0cm" style:contextual-spacing="false"/>
    </style:style>
    <style:style style:name="P180" style:family="paragraph" style:parent-style-name="Text_20_body" style:list-style-name="L83"/>
    <style:style style:name="P181" style:family="paragraph" style:parent-style-name="Text_20_body" style:list-style-name="L83">
      <style:paragraph-properties fo:margin-top="0cm" fo:margin-bottom="0cm" style:contextual-spacing="false"/>
    </style:style>
    <style:style style:name="P182" style:family="paragraph" style:parent-style-name="Text_20_body" style:list-style-name="L84"/>
    <style:style style:name="P183" style:family="paragraph" style:parent-style-name="Text_20_body" style:list-style-name="L84">
      <style:paragraph-properties fo:margin-top="0cm" fo:margin-bottom="0cm" style:contextual-spacing="false"/>
    </style:style>
    <style:style style:name="P184" style:family="paragraph" style:parent-style-name="Text_20_body" style:list-style-name="L85"/>
    <style:style style:name="P185" style:family="paragraph" style:parent-style-name="Text_20_body" style:list-style-name="L85">
      <style:paragraph-properties fo:margin-top="0cm" fo:margin-bottom="0cm" style:contextual-spacing="false"/>
    </style:style>
    <style:style style:name="P186" style:family="paragraph" style:parent-style-name="Text_20_body" style:list-style-name="L86"/>
    <style:style style:name="P187" style:family="paragraph" style:parent-style-name="Text_20_body" style:list-style-name="L86">
      <style:paragraph-properties fo:margin-top="0cm" fo:margin-bottom="0cm" style:contextual-spacing="false"/>
    </style:style>
    <style:style style:name="P188" style:family="paragraph" style:parent-style-name="Text_20_body" style:list-style-name="L87"/>
    <style:style style:name="P189" style:family="paragraph" style:parent-style-name="Text_20_body" style:list-style-name="L87">
      <style:paragraph-properties fo:margin-top="0cm" fo:margin-bottom="0cm" style:contextual-spacing="false"/>
    </style:style>
    <style:style style:name="P190" style:family="paragraph" style:parent-style-name="Text_20_body" style:list-style-name="L88"/>
    <style:style style:name="P191" style:family="paragraph" style:parent-style-name="Text_20_body" style:list-style-name="L88">
      <style:paragraph-properties fo:margin-top="0cm" fo:margin-bottom="0cm" style:contextual-spacing="false"/>
    </style:style>
    <style:style style:name="P192" style:family="paragraph" style:parent-style-name="Text_20_body" style:list-style-name="L89"/>
    <style:style style:name="P193" style:family="paragraph" style:parent-style-name="Text_20_body" style:list-style-name="L89">
      <style:paragraph-properties fo:margin-top="0cm" fo:margin-bottom="0cm" style:contextual-spacing="false"/>
    </style:style>
    <style:style style:name="P194" style:family="paragraph" style:parent-style-name="Text_20_body" style:list-style-name="L90"/>
    <style:style style:name="P195" style:family="paragraph" style:parent-style-name="Text_20_body" style:list-style-name="L90">
      <style:paragraph-properties fo:margin-top="0cm" fo:margin-bottom="0cm" style:contextual-spacing="false"/>
    </style:style>
    <style:style style:name="P196" style:family="paragraph" style:parent-style-name="Text_20_body" style:list-style-name="L91"/>
    <style:style style:name="P197" style:family="paragraph" style:parent-style-name="Text_20_body" style:list-style-name="L91">
      <style:paragraph-properties fo:margin-top="0cm" fo:margin-bottom="0cm" style:contextual-spacing="false"/>
    </style:style>
    <style:style style:name="P198" style:family="paragraph" style:parent-style-name="Text_20_body" style:list-style-name="L92"/>
    <style:style style:name="P199" style:family="paragraph" style:parent-style-name="Text_20_body" style:list-style-name="L92">
      <style:paragraph-properties fo:margin-top="0cm" fo:margin-bottom="0cm" style:contextual-spacing="false"/>
    </style:style>
    <style:style style:name="P200" style:family="paragraph" style:parent-style-name="Text_20_body" style:list-style-name="L93"/>
    <style:style style:name="P201" style:family="paragraph" style:parent-style-name="Text_20_body" style:list-style-name="L93">
      <style:paragraph-properties fo:margin-top="0cm" fo:margin-bottom="0cm" style:contextual-spacing="false"/>
    </style:style>
    <style:style style:name="P202" style:family="paragraph" style:parent-style-name="Text_20_body" style:list-style-name="L94"/>
    <style:style style:name="P203" style:family="paragraph" style:parent-style-name="Text_20_body" style:list-style-name="L94">
      <style:paragraph-properties fo:margin-top="0cm" fo:margin-bottom="0cm" style:contextual-spacing="false"/>
    </style:style>
    <style:style style:name="P204" style:family="paragraph" style:parent-style-name="Text_20_body" style:list-style-name="L95"/>
    <style:style style:name="P205" style:family="paragraph" style:parent-style-name="Text_20_body" style:list-style-name="L96"/>
    <style:style style:name="P206" style:family="paragraph" style:parent-style-name="Text_20_body" style:list-style-name="L96">
      <style:paragraph-properties fo:margin-top="0cm" fo:margin-bottom="0cm" style:contextual-spacing="false"/>
    </style:style>
    <style:style style:name="P207" style:family="paragraph" style:parent-style-name="Text_20_body" style:list-style-name="L97"/>
    <style:style style:name="P208" style:family="paragraph" style:parent-style-name="Text_20_body" style:list-style-name="L97">
      <style:paragraph-properties fo:margin-top="0cm" fo:margin-bottom="0cm" style:contextual-spacing="false"/>
    </style:style>
    <style:style style:name="P209" style:family="paragraph" style:parent-style-name="Text_20_body" style:list-style-name="L98"/>
    <style:style style:name="P210" style:family="paragraph" style:parent-style-name="Text_20_body" style:list-style-name="L99"/>
    <style:style style:name="P211" style:family="paragraph" style:parent-style-name="Text_20_body" style:list-style-name="L99">
      <style:paragraph-properties fo:margin-top="0cm" fo:margin-bottom="0cm" style:contextual-spacing="false"/>
    </style:style>
    <style:style style:name="P212" style:family="paragraph" style:parent-style-name="Text_20_body" style:list-style-name="L100"/>
    <style:style style:name="P213" style:family="paragraph" style:parent-style-name="Text_20_body" style:list-style-name="L100">
      <style:paragraph-properties fo:margin-top="0cm" fo:margin-bottom="0cm" style:contextual-spacing="false"/>
    </style:style>
    <style:style style:name="P214" style:family="paragraph" style:parent-style-name="Text_20_body" style:list-style-name="L101"/>
    <style:style style:name="P215" style:family="paragraph" style:parent-style-name="Text_20_body" style:list-style-name="L101">
      <style:paragraph-properties fo:margin-top="0cm" fo:margin-bottom="0cm" style:contextual-spacing="false"/>
    </style:style>
    <style:style style:name="P216" style:family="paragraph" style:parent-style-name="Text_20_body" style:list-style-name="L102"/>
    <style:style style:name="P217" style:family="paragraph" style:parent-style-name="Text_20_body" style:list-style-name="L103"/>
    <style:style style:name="P218" style:family="paragraph" style:parent-style-name="Text_20_body" style:list-style-name="L103">
      <style:paragraph-properties fo:margin-top="0cm" fo:margin-bottom="0cm" style:contextual-spacing="false"/>
    </style:style>
    <style:style style:name="P219" style:family="paragraph" style:parent-style-name="Text_20_body" style:list-style-name="L104"/>
    <style:style style:name="P220" style:family="paragraph" style:parent-style-name="Text_20_body" style:list-style-name="L104">
      <style:paragraph-properties fo:margin-top="0cm" fo:margin-bottom="0cm" style:contextual-spacing="false"/>
    </style:style>
    <style:style style:name="P221" style:family="paragraph" style:parent-style-name="Text_20_body" style:list-style-name="L105"/>
    <style:style style:name="P222" style:family="paragraph" style:parent-style-name="Text_20_body" style:list-style-name="L105">
      <style:paragraph-properties fo:margin-top="0cm" fo:margin-bottom="0cm" style:contextual-spacing="false"/>
    </style:style>
    <style:style style:name="P223" style:family="paragraph" style:parent-style-name="Text_20_body" style:list-style-name="L106"/>
    <style:style style:name="P224" style:family="paragraph" style:parent-style-name="Text_20_body" style:list-style-name="L106">
      <style:paragraph-properties fo:margin-top="0cm" fo:margin-bottom="0cm" style:contextual-spacing="false"/>
    </style:style>
    <style:style style:name="P225" style:family="paragraph" style:parent-style-name="Text_20_body" style:list-style-name="L107"/>
    <style:style style:name="P226" style:family="paragraph" style:parent-style-name="Text_20_body" style:list-style-name="L107">
      <style:paragraph-properties fo:margin-top="0cm" fo:margin-bottom="0cm" style:contextual-spacing="false"/>
    </style:style>
    <style:style style:name="P227" style:family="paragraph" style:parent-style-name="Text_20_body" style:list-style-name="L108"/>
    <style:style style:name="P228" style:family="paragraph" style:parent-style-name="Text_20_body" style:list-style-name="L108">
      <style:paragraph-properties fo:margin-top="0cm" fo:margin-bottom="0cm" style:contextual-spacing="false"/>
    </style:style>
    <style:style style:name="P229" style:family="paragraph" style:parent-style-name="Text_20_body" style:list-style-name="L109"/>
    <style:style style:name="P230" style:family="paragraph" style:parent-style-name="Text_20_body" style:list-style-name="L109">
      <style:paragraph-properties fo:margin-top="0cm" fo:margin-bottom="0cm" style:contextual-spacing="false"/>
    </style:style>
    <style:style style:name="P231" style:family="paragraph" style:parent-style-name="Text_20_body" style:list-style-name="L110"/>
    <style:style style:name="P232" style:family="paragraph" style:parent-style-name="Text_20_body" style:list-style-name="L110">
      <style:paragraph-properties fo:margin-top="0cm" fo:margin-bottom="0cm" style:contextual-spacing="false"/>
    </style:style>
    <style:style style:name="P233" style:family="paragraph" style:parent-style-name="Text_20_body" style:list-style-name="L111"/>
    <style:style style:name="P234" style:family="paragraph" style:parent-style-name="Text_20_body" style:list-style-name="L111">
      <style:paragraph-properties fo:margin-top="0cm" fo:margin-bottom="0cm" style:contextual-spacing="false"/>
    </style:style>
    <style:style style:name="P235" style:family="paragraph" style:parent-style-name="Text_20_body" style:list-style-name="L112"/>
    <style:style style:name="P236" style:family="paragraph" style:parent-style-name="Text_20_body" style:list-style-name="L112">
      <style:paragraph-properties fo:margin-top="0cm" fo:margin-bottom="0cm" style:contextual-spacing="false"/>
    </style:style>
    <style:style style:name="P237" style:family="paragraph" style:parent-style-name="Text_20_body" style:list-style-name="L113"/>
    <style:style style:name="P238" style:family="paragraph" style:parent-style-name="Text_20_body" style:list-style-name="L113">
      <style:paragraph-properties fo:margin-top="0cm" fo:margin-bottom="0cm" style:contextual-spacing="false"/>
    </style:style>
    <style:style style:name="P239" style:family="paragraph" style:parent-style-name="Text_20_body" style:list-style-name="L114"/>
    <style:style style:name="P240" style:family="paragraph" style:parent-style-name="Text_20_body" style:list-style-name="L114">
      <style:paragraph-properties fo:margin-top="0cm" fo:margin-bottom="0cm" style:contextual-spacing="false"/>
    </style:style>
    <style:style style:name="P241" style:family="paragraph" style:parent-style-name="Text_20_body" style:list-style-name="L115"/>
    <style:style style:name="P242" style:family="paragraph" style:parent-style-name="Text_20_body" style:list-style-name="L115">
      <style:paragraph-properties fo:margin-top="0cm" fo:margin-bottom="0cm" style:contextual-spacing="false"/>
    </style:style>
    <style:style style:name="P243" style:family="paragraph" style:parent-style-name="Text_20_body" style:list-style-name="L116"/>
    <style:style style:name="P244" style:family="paragraph" style:parent-style-name="Text_20_body" style:list-style-name="L116">
      <style:paragraph-properties fo:margin-top="0cm" fo:margin-bottom="0cm" style:contextual-spacing="false"/>
    </style:style>
    <style:style style:name="P245" style:family="paragraph">
      <style:paragraph-properties fo:text-align="start"/>
      <style:text-properties style:font-name="Liberation Mono" fo:font-size="1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ile form:control-implementation="ooo:com.sun.star.form.component.FileControl" xml:id="control1" form:id="control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iffernce between values and values_list with example easy explain</text:p>
      <text:h text:style-name="Heading_20_5" text:outline-level="5">ChatGPT said:</text:h>
      <text:p text:style-name="Text_20_body">In Django's QuerySet API, the <text:span text:style-name="Source_20_Text">values()</text:span> and <text:span text:style-name="Source_20_Text">values_list()</text:span> methods are used to extract specific fields from the database. Here is an explanation with examples for clarity:</text:p>
      <text:h text:style-name="Heading_20_3" text:outline-level="3"><text:span text:style-name="Source_20_Text">values()</text:span></text:h>
      <text:list xml:id="list1897732312" text:style-name="L1">
        <text:list-item>
          <text:p text:style-name="P23"><text:span text:style-name="Strong_20_Emphasis">Description</text:span>: Returns a QuerySet that returns dictionaries, where each dictionary represents an object and contains only the specified fields and their values.</text:p>
        </text:list-item>
        <text:list-item>
          <text:p text:style-name="P22"><text:span text:style-name="Strong_20_Emphasis">Use Case</text:span>: When you need to get a dictionary representation of your model instances with specific fields.</text:p>
        </text:list-item>
      </text:list>
      <text:h text:style-name="Heading_20_4" text:outline-level="4">Example:</text:h>
      <text:p text:style-name="Text_20_body">Consider a model <text:span text:style-name="Source_20_Text">Book</text:span>:</text:p>
      <text:p text:style-name="Preformatted_20_Text">python</text:p>
      <text:p text:style-name="Preformatted_20_Text">Copy code</text:p>
      <text:p text:style-name="P1"><text:span text:style-name="Source_20_Text">from django.db import models</text:span></text:p>
      <text:p text:style-name="P1"/>
      <text:p text:style-name="P1"><text:span text:style-name="Source_20_Text">class Book(models.Model):</text:span></text:p>
      <text:p text:style-name="P1"><text:span text:style-name="Source_20_Text"><text:s text:c="4"/>title = models.CharField(max_length=100)</text:span></text:p>
      <text:p text:style-name="P1"><text:span text:style-name="Source_20_Text"><text:s text:c="4"/>author = models.CharField(max_length=100)</text:span></text:p>
      <text:p text:style-name="P2"><text:span text:style-name="Source_20_Text"><text:s text:c="4"/>published_year = models.IntegerField()</text:span></text:p>
      <text:p text:style-name="Text_20_body">Suppose you have the following <text:span text:style-name="Source_20_Text">Book</text:span> objects in your databas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id</text:p>
            </table:table-cell>
            <table:table-cell table:style-name="Table1.A1" office:value-type="string">
              <text:p text:style-name="Table_20_Heading">title</text:p>
            </table:table-cell>
            <table:table-cell table:style-name="Table1.A1" office:value-type="string">
              <text:p text:style-name="Table_20_Heading">author</text:p>
            </table:table-cell>
            <table:table-cell table:style-name="Table1.A1" office:value-type="string">
              <text:p text:style-name="Table_20_Heading">published_year</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The Great Gatsby"</text:p>
          </table:table-cell>
          <table:table-cell table:style-name="Table1.A1" office:value-type="string">
            <text:p text:style-name="Table_20_Contents">"F. Scott Fitzgerald"</text:p>
          </table:table-cell>
          <table:table-cell table:style-name="Table1.A1" office:value-type="string">
            <text:p text:style-name="Table_20_Contents">1925</text:p>
          </table:table-cell>
        </table:table-row>
        <table:table-row>
          <table:table-cell table:style-name="Table1.A1" office:value-type="string">
            <text:p text:style-name="Table_20_Contents">2</text:p>
          </table:table-cell>
          <table:table-cell table:style-name="Table1.A1" office:value-type="string">
            <text:p text:style-name="Table_20_Contents">"To Kill a Mockingbird"</text:p>
          </table:table-cell>
          <table:table-cell table:style-name="Table1.A1" office:value-type="string">
            <text:p text:style-name="Table_20_Contents">"Harper Lee"</text:p>
          </table:table-cell>
          <table:table-cell table:style-name="Table1.A1" office:value-type="string">
            <text:p text:style-name="Table_20_Contents">1960</text:p>
          </table:table-cell>
        </table:table-row>
      </table:table>
      <text:p text:style-name="Text_20_body">Using <text:span text:style-name="Source_20_Text">values()</text:span> to get only the <text:span text:style-name="Source_20_Text">title</text:span> and <text:span text:style-name="Source_20_Text">author</text:span> fields:</text:p>
      <text:p text:style-name="Preformatted_20_Text">python</text:p>
      <text:p text:style-name="Preformatted_20_Text">Copy code</text:p>
      <text:p text:style-name="P2"><text:span text:style-name="Source_20_Text">books = Book.objects.values('title', 'author')</text:span></text:p>
      <text:p text:style-name="Text_20_body">The result will be:</text:p>
      <text:p text:style-name="Preformatted_20_Text">python</text:p>
      <text:p text:style-name="Preformatted_20_Text">Copy code</text:p>
      <text:p text:style-name="P2"><text:span text:style-name="Source_20_Text">&lt;QuerySet [{'title': 'The Great Gatsby', 'author': 'F. Scott Fitzgerald'}, {'title': 'To Kill a Mockingbird', 'author': 'Harper Lee'}]&gt;</text:span></text:p>
      <text:h text:style-name="Heading_20_3" text:outline-level="3"><text:span text:style-name="Source_20_Text">values_list()</text:span></text:h>
      <text:list xml:id="list920033007" text:style-name="L2">
        <text:list-item>
          <text:p text:style-name="P26"><text:span text:style-name="Strong_20_Emphasis">Description</text:span>: Returns a QuerySet that returns tuples when iterated over, rather than dictionaries. Each tuple contains the values of the specified fields.</text:p>
        </text:list-item>
        <text:list-item>
          <text:p text:style-name="P25"><text:span text:style-name="Strong_20_Emphasis">Use Case</text:span>: When you need to get a list of values without the overhead of dictionaries, often used for simple lists of data.</text:p>
        </text:list-item>
      </text:list>
      <text:h text:style-name="Heading_20_4" text:outline-level="4">Example:</text:h>
      <text:p text:style-name="Text_20_body">Using the same <text:span text:style-name="Source_20_Text">Book</text:span> model and database content:</text:p>
      <text:p text:style-name="Text_20_body"><text:soft-page-break/>Using <text:span text:style-name="Source_20_Text">values_list()</text:span> to get the same fields (<text:span text:style-name="Source_20_Text">title</text:span> and <text:span text:style-name="Source_20_Text">author</text:span>):</text:p>
      <text:p text:style-name="Preformatted_20_Text">python</text:p>
      <text:p text:style-name="Preformatted_20_Text">Copy code</text:p>
      <text:p text:style-name="P2"><text:span text:style-name="Source_20_Text">books = Book.objects.values_list('title', 'author')</text:span></text:p>
      <text:p text:style-name="Text_20_body">The result will be:</text:p>
      <text:p text:style-name="Preformatted_20_Text">python</text:p>
      <text:p text:style-name="Preformatted_20_Text">Copy code</text:p>
      <text:p text:style-name="P2"><text:span text:style-name="Source_20_Text">&lt;QuerySet [('The Great Gatsby', 'F. Scott Fitzgerald'), ('To Kill a Mockingbird', 'Harper Lee')]&gt;</text:span></text:p>
      <text:h text:style-name="Heading_20_3" text:outline-level="3">Difference Summary</text:h>
      <text:list xml:id="list1378318777" text:style-name="L3">
        <text:list-item>
          <text:p text:style-name="P27"><text:span text:style-name="Strong_20_Emphasis"><text:span text:style-name="Source_20_Text">values()</text:span></text:span>: Returns a QuerySet of dictionaries.</text:p>
          <text:list>
            <text:list-item>
              <text:p text:style-name="P28">Example: <text:span text:style-name="Source_20_Text">{'title': 'The Great Gatsby', 'author': 'F. Scott Fitzgerald'}</text:span></text:p>
            </text:list-item>
          </text:list>
        </text:list-item>
        <text:list-item>
          <text:p text:style-name="P27"><text:span text:style-name="Strong_20_Emphasis"><text:span text:style-name="Source_20_Text">values_list()</text:span></text:span>: Returns a QuerySet of tuples.</text:p>
          <text:list>
            <text:list-item>
              <text:p text:style-name="P27">Example: <text:span text:style-name="Source_20_Text">('The Great Gatsby', 'F. Scott Fitzgerald')</text:span></text:p>
            </text:list-item>
          </text:list>
        </text:list-item>
      </text:list>
      <text:h text:style-name="Heading_20_3" text:outline-level="3">Single Field Shortcut in <text:span text:style-name="Source_20_Text">values_list()</text:span></text:h>
      <text:p text:style-name="Text_20_body">If you want a flat list of values for a single field, you can pass the <text:span text:style-name="Source_20_Text">flat=True</text:span> argument to <text:span text:style-name="Source_20_Text">values_list()</text:span>:</text:p>
      <text:p text:style-name="Preformatted_20_Text">python</text:p>
      <text:p text:style-name="Preformatted_20_Text">Copy code</text:p>
      <text:p text:style-name="P2"><text:span text:style-name="Source_20_Text">titles = Book.objects.values_list('title', flat=True)</text:span></text:p>
      <text:p text:style-name="Text_20_body">The result will be:</text:p>
      <text:p text:style-name="Preformatted_20_Text">python</text:p>
      <text:p text:style-name="Preformatted_20_Text">Copy code</text:p>
      <text:p text:style-name="P2"><text:span text:style-name="Source_20_Text">&lt;QuerySet ['The Great Gatsby', 'To Kill a Mockingbird']&gt;</text:span></text:p>
      <text:p text:style-name="Text_20_body">This can be particularly useful for extracting single fields into a simple list.</text:p>
      <text:p text:style-name="Text_20_body">By understanding these methods, you can choose the one that best fits your needs for extracting specific data from your database in Django.</text:p>
      <text:p text:style-name="Text_20_body">4o</text:p>
      <text:h text:style-name="Heading_20_5" text:outline-level="5">You said:</text:h>
      <text:p text:style-name="Text_20_body">difference between icontains and startwith with example easy explain</text:p>
      <text:h text:style-name="Heading_20_5" text:outline-level="5">ChatGPT said:</text:h>
      <text:p text:style-name="Text_20_body">In Django's QuerySet API, <text:span text:style-name="Source_20_Text">icontains</text:span> and <text:span text:style-name="Source_20_Text">startswith</text:span> are lookup types used in filters to match text fields. Here's an easy explanation with examples:</text:p>
      <text:h text:style-name="Heading_20_3" text:outline-level="3"><text:span text:style-name="Source_20_Text">icontains</text:span></text:h>
      <text:list xml:id="list1972769938" text:style-name="L4">
        <text:list-item>
          <text:p text:style-name="P30"><text:span text:style-name="Strong_20_Emphasis">Description</text:span>: Checks if a given substring is contained within a field, case-insensitively.</text:p>
        </text:list-item>
        <text:list-item>
          <text:p text:style-name="P29"><text:soft-page-break/><text:span text:style-name="Strong_20_Emphasis">Use Case</text:span>: When you need to find records where a field contains a specific substring, regardless of its position or case.</text:p>
        </text:list-item>
      </text:list>
      <text:h text:style-name="Heading_20_4" text:outline-level="4">Example:</text:h>
      <text:p text:style-name="Text_20_body">Consider a model <text:span text:style-name="Source_20_Text">Book</text:span>:</text:p>
      <text:p text:style-name="Preformatted_20_Text">python</text:p>
      <text:p text:style-name="Preformatted_20_Text">Copy code</text:p>
      <text:p text:style-name="P1"><text:span text:style-name="Source_20_Text">from django.db import models</text:span></text:p>
      <text:p text:style-name="P1"/>
      <text:p text:style-name="P1"><text:span text:style-name="Source_20_Text">class Book(models.Model):</text:span></text:p>
      <text:p text:style-name="P1"><text:span text:style-name="Source_20_Text"><text:s text:c="4"/>title = models.CharField(max_length=100)</text:span></text:p>
      <text:p text:style-name="P1"><text:span text:style-name="Source_20_Text"><text:s text:c="4"/>author = models.CharField(max_length=100)</text:span></text:p>
      <text:p text:style-name="P2"><text:span text:style-name="Source_20_Text"><text:s text:c="4"/>published_year = models.IntegerField()</text:span></text:p>
      <text:p text:style-name="Text_20_body">Suppose you have the following <text:span text:style-name="Source_20_Text">Book</text:span> objects in your databas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id</text:p>
            </table:table-cell>
            <table:table-cell table:style-name="Table2.A1" office:value-type="string">
              <text:p text:style-name="Table_20_Heading">title</text:p>
            </table:table-cell>
            <table:table-cell table:style-name="Table2.A1" office:value-type="string">
              <text:p text:style-name="Table_20_Heading">author</text:p>
            </table:table-cell>
            <table:table-cell table:style-name="Table2.A1" office:value-type="string">
              <text:p text:style-name="Table_20_Heading">published_year</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The Great Gatsby"</text:p>
          </table:table-cell>
          <table:table-cell table:style-name="Table2.A1" office:value-type="string">
            <text:p text:style-name="Table_20_Contents">"F. Scott Fitzgerald"</text:p>
          </table:table-cell>
          <table:table-cell table:style-name="Table2.A1" office:value-type="string">
            <text:p text:style-name="Table_20_Contents">1925</text:p>
          </table:table-cell>
        </table:table-row>
        <table:table-row>
          <table:table-cell table:style-name="Table2.A1" office:value-type="string">
            <text:p text:style-name="Table_20_Contents">2</text:p>
          </table:table-cell>
          <table:table-cell table:style-name="Table2.A1" office:value-type="string">
            <text:p text:style-name="Table_20_Contents">"To Kill a Mockingbird"</text:p>
          </table:table-cell>
          <table:table-cell table:style-name="Table2.A1" office:value-type="string">
            <text:p text:style-name="Table_20_Contents">"Harper Lee"</text:p>
          </table:table-cell>
          <table:table-cell table:style-name="Table2.A1" office:value-type="string">
            <text:p text:style-name="Table_20_Contents">1960</text:p>
          </table:table-cell>
        </table:table-row>
        <table:table-row>
          <table:table-cell table:style-name="Table2.A1" office:value-type="string">
            <text:p text:style-name="Table_20_Contents">3</text:p>
          </table:table-cell>
          <table:table-cell table:style-name="Table2.A1" office:value-type="string">
            <text:p text:style-name="Table_20_Contents">"Great Expectations"</text:p>
          </table:table-cell>
          <table:table-cell table:style-name="Table2.A1" office:value-type="string">
            <text:p text:style-name="Table_20_Contents">"Charles Dickens"</text:p>
          </table:table-cell>
          <table:table-cell table:style-name="Table2.A1" office:value-type="string">
            <text:p text:style-name="Table_20_Contents">1861</text:p>
          </table:table-cell>
        </table:table-row>
      </table:table>
      <text:p text:style-name="Text_20_body">Using <text:span text:style-name="Source_20_Text">icontains</text:span> to find books with titles containing "great":</text:p>
      <text:p text:style-name="Preformatted_20_Text">python</text:p>
      <text:p text:style-name="Preformatted_20_Text">Copy code</text:p>
      <text:p text:style-name="P2"><text:span text:style-name="Source_20_Text">books = Book.objects.filter(title__icontains='great')</text:span></text:p>
      <text:p text:style-name="Text_20_body">The result will be:</text:p>
      <text:p text:style-name="Preformatted_20_Text">python</text:p>
      <text:p text:style-name="Preformatted_20_Text">Copy code</text:p>
      <text:p text:style-name="P2"><text:span text:style-name="Source_20_Text">&lt;QuerySet [&lt;Book: The Great Gatsby&gt;, &lt;Book: Great Expectations&gt;]&gt;</text:span></text:p>
      <text:h text:style-name="Heading_20_3" text:outline-level="3"><text:span text:style-name="Source_20_Text">startswith</text:span></text:h>
      <text:list xml:id="list3116776261" text:style-name="L5">
        <text:list-item>
          <text:p text:style-name="P32"><text:span text:style-name="Strong_20_Emphasis">Description</text:span>: Checks if a field starts with a given substring, case-sensitively by default.</text:p>
        </text:list-item>
        <text:list-item>
          <text:p text:style-name="P31"><text:span text:style-name="Strong_20_Emphasis">Use Case</text:span>: When you need to find records where a field starts with a specific substring.</text:p>
        </text:list-item>
      </text:list>
      <text:h text:style-name="Heading_20_4" text:outline-level="4">Example:</text:h>
      <text:p text:style-name="Text_20_body">Using the same <text:span text:style-name="Source_20_Text">Book</text:span> model and database content:</text:p>
      <text:p text:style-name="Text_20_body">Using <text:span text:style-name="Source_20_Text">startswith</text:span> to find books with titles starting with "The":</text:p>
      <text:p text:style-name="Preformatted_20_Text">python</text:p>
      <text:p text:style-name="Preformatted_20_Text">Copy code</text:p>
      <text:p text:style-name="P2"><text:span text:style-name="Source_20_Text">books = Book.objects.filter(title__startswith='The')</text:span></text:p>
      <text:p text:style-name="Text_20_body">The result will be:</text:p>
      <text:p text:style-name="Preformatted_20_Text">python</text:p>
      <text:p text:style-name="Preformatted_20_Text">Copy code</text:p>
      <text:p text:style-name="P2"><text:span text:style-name="Source_20_Text">&lt;QuerySet [&lt;Book: The Great Gatsby&gt;]&gt;</text:span></text:p>
      <text:h text:style-name="Heading_20_3" text:outline-level="3"><text:soft-page-break/>Case-Insensitive <text:span text:style-name="Source_20_Text">startswith</text:span></text:h>
      <text:p text:style-name="Text_20_body">If you need a case-insensitive match for <text:span text:style-name="Source_20_Text">startswith</text:span>, you can use <text:span text:style-name="Source_20_Text">istartswith</text:span>:</text:p>
      <text:p text:style-name="Preformatted_20_Text">python</text:p>
      <text:p text:style-name="Preformatted_20_Text">Copy code</text:p>
      <text:p text:style-name="P2"><text:span text:style-name="Source_20_Text">books = Book.objects.filter(title__istartswith='the')</text:span></text:p>
      <text:p text:style-name="Text_20_body">The result will be:</text:p>
      <text:p text:style-name="Preformatted_20_Text">python</text:p>
      <text:p text:style-name="Preformatted_20_Text">Copy code</text:p>
      <text:p text:style-name="P2"><text:span text:style-name="Source_20_Text">&lt;QuerySet [&lt;Book: The Great Gatsby&gt;]&gt;</text:span></text:p>
      <text:h text:style-name="Heading_20_3" text:outline-level="3">Difference Summary</text:h>
      <text:list xml:id="list789210966" text:style-name="L6">
        <text:list-item>
          <text:p text:style-name="P33"><text:span text:style-name="Strong_20_Emphasis"><text:span text:style-name="Source_20_Text">icontains</text:span></text:span>: Matches if the substring is anywhere in the field, case-insensitive.</text:p>
          <text:list>
            <text:list-item>
              <text:p text:style-name="P34">Example: <text:span text:style-name="Source_20_Text">title__icontains='great'</text:span> matches "The Great Gatsby" and "Great Expectations".</text:p>
            </text:list-item>
          </text:list>
        </text:list-item>
        <text:list-item>
          <text:p text:style-name="P33"><text:span text:style-name="Strong_20_Emphasis"><text:span text:style-name="Source_20_Text">startswith</text:span></text:span>: Matches if the field starts with the substring, case-sensitive.</text:p>
          <text:list>
            <text:list-item>
              <text:p text:style-name="P34">Example: <text:span text:style-name="Source_20_Text">title__startswith='The'</text:span> matches "The Great Gatsby".</text:p>
            </text:list-item>
          </text:list>
        </text:list-item>
        <text:list-item>
          <text:p text:style-name="P33"><text:span text:style-name="Strong_20_Emphasis"><text:span text:style-name="Source_20_Text">istartswith</text:span></text:span>: Matches if the field starts with the substring, case-insensitive.</text:p>
          <text:list>
            <text:list-item>
              <text:p text:style-name="P33">Example: <text:span text:style-name="Source_20_Text">title__istartswith='the'</text:span> matches "The Great Gatsby".</text:p>
            </text:list-item>
          </text:list>
        </text:list-item>
      </text:list>
      <text:p text:style-name="Text_20_body">By using these lookup types, you can effectively filter text fields in your Django queries based on your specific needs for substring matching and case sensitivity.</text:p>
      <text:p text:style-name="Text_20_body">4o</text:p>
      <text:h text:style-name="Heading_20_5" text:outline-level="5">You said:</text:h>
      <text:p text:style-name="Text_20_body">Difference between Aggregate and annotate in drf orm query</text:p>
      <text:h text:style-name="Heading_20_5" text:outline-level="5">ChatGPT said:</text:h>
      <text:p text:style-name="Text_20_body">In Django ORM (including Django REST Framework), <text:span text:style-name="Source_20_Text">aggregate()</text:span> and <text:span text:style-name="Source_20_Text">annotate()</text:span> are used for generating summaries and adding computed values to querysets. Here is an easy-to-understand explanation with examples:</text:p>
      <text:h text:style-name="Heading_20_3" text:outline-level="3"><text:span text:style-name="Source_20_Text">aggregate()</text:span></text:h>
      <text:list xml:id="list1418241714" text:style-name="L7">
        <text:list-item>
          <text:p text:style-name="P36"><text:span text:style-name="Strong_20_Emphasis">Description</text:span>: Computes a summary (e.g., sum, average, count) for an entire QuerySet and returns a dictionary with the results.</text:p>
        </text:list-item>
        <text:list-item>
          <text:p text:style-name="P35"><text:span text:style-name="Strong_20_Emphasis">Use Case</text:span>: When you need to calculate a single summary value for a QuerySet, such as the total number of entries, the average value of a field, etc.</text:p>
        </text:list-item>
      </text:list>
      <text:h text:style-name="Heading_20_4" text:outline-level="4">Example:</text:h>
      <text:p text:style-name="Text_20_body">Consider a model <text:span text:style-name="Source_20_Text">Book</text:span>:</text:p>
      <text:p text:style-name="Preformatted_20_Text">python</text:p>
      <text:p text:style-name="Preformatted_20_Text">Copy code</text:p>
      <text:p text:style-name="P1"><text:span text:style-name="Source_20_Text">from django.db import models</text:span></text:p>
      <text:p text:style-name="P1"/>
      <text:p text:style-name="P1"><text:span text:style-name="Source_20_Text">class Book(models.Model):</text:span></text:p>
      <text:p text:style-name="P1"><text:soft-page-break/><text:span text:style-name="Source_20_Text"><text:s text:c="4"/>title = models.CharField(max_length=100)</text:span></text:p>
      <text:p text:style-name="P1"><text:span text:style-name="Source_20_Text"><text:s text:c="4"/>author = models.CharField(max_length=100)</text:span></text:p>
      <text:p text:style-name="P2"><text:span text:style-name="Source_20_Text"><text:s text:c="4"/>price = models.DecimalField(max_digits=10, decimal_places=2)</text:span></text:p>
      <text:p text:style-name="Text_20_body">Suppose you have the following <text:span text:style-name="Source_20_Text">Book</text:span> objects in your databas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d</text:p>
            </table:table-cell>
            <table:table-cell table:style-name="Table3.A1" office:value-type="string">
              <text:p text:style-name="Table_20_Heading">title</text:p>
            </table:table-cell>
            <table:table-cell table:style-name="Table3.A1" office:value-type="string">
              <text:p text:style-name="Table_20_Heading">author</text:p>
            </table:table-cell>
            <table:table-cell table:style-name="Table3.A1" office:value-type="string">
              <text:p text:style-name="Table_20_Heading">price</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The Great Gatsby"</text:p>
          </table:table-cell>
          <table:table-cell table:style-name="Table3.A1" office:value-type="string">
            <text:p text:style-name="Table_20_Contents">"F. Scott Fitzgerald"</text:p>
          </table:table-cell>
          <table:table-cell table:style-name="Table3.A1" office:value-type="string">
            <text:p text:style-name="Table_20_Contents">10.99</text:p>
          </table:table-cell>
        </table:table-row>
        <table:table-row>
          <table:table-cell table:style-name="Table3.A1" office:value-type="string">
            <text:p text:style-name="Table_20_Contents">2</text:p>
          </table:table-cell>
          <table:table-cell table:style-name="Table3.A1" office:value-type="string">
            <text:p text:style-name="Table_20_Contents">"To Kill a Mockingbird"</text:p>
          </table:table-cell>
          <table:table-cell table:style-name="Table3.A1" office:value-type="string">
            <text:p text:style-name="Table_20_Contents">"Harper Lee"</text:p>
          </table:table-cell>
          <table:table-cell table:style-name="Table3.A1" office:value-type="string">
            <text:p text:style-name="Table_20_Contents">8.99</text:p>
          </table:table-cell>
        </table:table-row>
        <table:table-row>
          <table:table-cell table:style-name="Table3.A1" office:value-type="string">
            <text:p text:style-name="Table_20_Contents">3</text:p>
          </table:table-cell>
          <table:table-cell table:style-name="Table3.A1" office:value-type="string">
            <text:p text:style-name="Table_20_Contents">"1984"</text:p>
          </table:table-cell>
          <table:table-cell table:style-name="Table3.A1" office:value-type="string">
            <text:p text:style-name="Table_20_Contents">"George Orwell"</text:p>
          </table:table-cell>
          <table:table-cell table:style-name="Table3.A1" office:value-type="string">
            <text:p text:style-name="Table_20_Contents">6.99</text:p>
          </table:table-cell>
        </table:table-row>
      </table:table>
      <text:p text:style-name="Text_20_body">Using <text:span text:style-name="Source_20_Text">aggregate()</text:span> to calculate the average price of books:</text:p>
      <text:p text:style-name="Preformatted_20_Text">python</text:p>
      <text:p text:style-name="Preformatted_20_Text">Copy code</text:p>
      <text:p text:style-name="P1"><text:span text:style-name="Source_20_Text">from django.db.models import Avg</text:span></text:p>
      <text:p text:style-name="P1"/>
      <text:p text:style-name="P2"><text:span text:style-name="Source_20_Text">average_price = Book.objects.aggregate(Avg('price'))</text:span></text:p>
      <text:p text:style-name="Text_20_body">The result will be:</text:p>
      <text:p text:style-name="Preformatted_20_Text">python</text:p>
      <text:p text:style-name="Preformatted_20_Text">Copy code</text:p>
      <text:p text:style-name="P2"><text:span text:style-name="Source_20_Text">{'price__avg': 8.99}</text:span></text:p>
      <text:h text:style-name="Heading_20_3" text:outline-level="3"><text:span text:style-name="Source_20_Text">annotate()</text:span></text:h>
      <text:list xml:id="list2765589417" text:style-name="L8">
        <text:list-item>
          <text:p text:style-name="P38"><text:span text:style-name="Strong_20_Emphasis">Description</text:span>: Adds a computed value to each individual item in a QuerySet. This value can be based on aggregate functions but is computed for each item.</text:p>
        </text:list-item>
        <text:list-item>
          <text:p text:style-name="P37"><text:span text:style-name="Strong_20_Emphasis">Use Case</text:span>: When you need to add computed fields to each object in a QuerySet, such as the number of related objects, or a calculated value per object.</text:p>
        </text:list-item>
      </text:list>
      <text:h text:style-name="Heading_20_4" text:outline-level="4">Example:</text:h>
      <text:p text:style-name="Text_20_body">Consider a model <text:span text:style-name="Source_20_Text">Author</text:span> and <text:span text:style-name="Source_20_Text">Book</text:span>:</text:p>
      <text:p text:style-name="Preformatted_20_Text">python</text:p>
      <text:p text:style-name="Preformatted_20_Text">Copy code</text:p>
      <text:p text:style-name="P1"><text:span text:style-name="Source_20_Text">from django.db import models</text:span></text:p>
      <text:p text:style-name="P1"/>
      <text:p text:style-name="P1"><text:span text:style-name="Source_20_Text">class Author(models.Model):</text:span></text:p>
      <text:p text:style-name="P1"><text:span text:style-name="Source_20_Text"><text:s text:c="4"/>name = models.CharField(max_length=100)</text:span></text:p>
      <text:p text:style-name="P1"/>
      <text:p text:style-name="P1"><text:span text:style-name="Source_20_Text">class Book(models.Model):</text:span></text:p>
      <text:p text:style-name="P1"><text:span text:style-name="Source_20_Text"><text:s text:c="4"/>title = models.CharField(max_length=100)</text:span></text:p>
      <text:p text:style-name="P1"><text:span text:style-name="Source_20_Text"><text:s text:c="4"/>author = models.ForeignKey(Author, on_delete=models.CASCADE)</text:span></text:p>
      <text:p text:style-name="P2"><text:span text:style-name="Source_20_Text"><text:s text:c="4"/>price = models.DecimalField(max_digits=10, decimal_places=2)</text:span></text:p>
      <text:p text:style-name="Text_20_body">Suppose you have the following <text:span text:style-name="Source_20_Text">Author</text:span> and <text:span text:style-name="Source_20_Text">Book</text:span> objects in your database:</text:p>
      <table:table table:name="Table4" table:style-name="Table4">
        <table:table-column table:style-name="Table4.A"/>
        <table:table-column table:style-name="Table4.B"/>
        <table:table-header-rows>
          <table:table-row>
            <table:table-cell table:style-name="Table4.A1" office:value-type="string">
              <text:p text:style-name="Table_20_Heading">id</text:p>
            </table:table-cell>
            <table:table-cell table:style-name="Table4.A1" office:value-type="string">
              <text:p text:style-name="Table_20_Heading">name</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F. Scott Fitzgerald"</text:p>
          </table:table-cell>
        </table:table-row>
        <table:table-row>
          <table:table-cell table:style-name="Table4.A1" office:value-type="string">
            <text:p text:style-name="Table_20_Contents">2</text:p>
          </table:table-cell>
          <table:table-cell table:style-name="Table4.A1" office:value-type="string">
            <text:p text:style-name="Table_20_Contents">"Harper Lee"</text:p>
          </table:table-cell>
        </table:table-row>
        <table:table-row>
          <table:table-cell table:style-name="Table4.A1" office:value-type="string">
            <text:p text:style-name="Table_20_Contents">3</text:p>
          </table:table-cell>
          <table:table-cell table:style-name="Table4.A1" office:value-type="string">
            <text:p text:style-name="Table_20_Contents">"George Orwell"</text:p>
          </table:table-cell>
        </table:table-row>
      </table:table>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d</text:p>
            </table:table-cell>
            <table:table-cell table:style-name="Table5.A1" office:value-type="string">
              <text:p text:style-name="Table_20_Heading">title</text:p>
            </table:table-cell>
            <table:table-cell table:style-name="Table5.A1" office:value-type="string">
              <text:p text:style-name="Table_20_Heading">author_id</text:p>
            </table:table-cell>
            <table:table-cell table:style-name="Table5.A1" office:value-type="string">
              <text:p text:style-name="Table_20_Heading">price</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The Great Gatsby"</text:p>
          </table:table-cell>
          <table:table-cell table:style-name="Table5.A1" office:value-type="string">
            <text:p text:style-name="Table_20_Contents">1</text:p>
          </table:table-cell>
          <table:table-cell table:style-name="Table5.A1" office:value-type="string">
            <text:p text:style-name="Table_20_Contents">10.99</text:p>
          </table:table-cell>
        </table:table-row>
        <text:soft-page-break/>
        <table:table-row>
          <table:table-cell table:style-name="Table5.A1" office:value-type="string">
            <text:p text:style-name="Table_20_Contents">2</text:p>
          </table:table-cell>
          <table:table-cell table:style-name="Table5.A1" office:value-type="string">
            <text:p text:style-name="Table_20_Contents">"To Kill a Mockingbird"</text:p>
          </table:table-cell>
          <table:table-cell table:style-name="Table5.A1" office:value-type="string">
            <text:p text:style-name="Table_20_Contents">2</text:p>
          </table:table-cell>
          <table:table-cell table:style-name="Table5.A1" office:value-type="string">
            <text:p text:style-name="Table_20_Contents">8.99</text:p>
          </table:table-cell>
        </table:table-row>
        <table:table-row>
          <table:table-cell table:style-name="Table5.A1" office:value-type="string">
            <text:p text:style-name="Table_20_Contents">3</text:p>
          </table:table-cell>
          <table:table-cell table:style-name="Table5.A1" office:value-type="string">
            <text:p text:style-name="Table_20_Contents">"1984"</text:p>
          </table:table-cell>
          <table:table-cell table:style-name="Table5.A1" office:value-type="string">
            <text:p text:style-name="Table_20_Contents">3</text:p>
          </table:table-cell>
          <table:table-cell table:style-name="Table5.A1" office:value-type="string">
            <text:p text:style-name="Table_20_Contents">6.99</text:p>
          </table:table-cell>
        </table:table-row>
        <table:table-row>
          <table:table-cell table:style-name="Table5.A1" office:value-type="string">
            <text:p text:style-name="Table_20_Contents">4</text:p>
          </table:table-cell>
          <table:table-cell table:style-name="Table5.A1" office:value-type="string">
            <text:p text:style-name="Table_20_Contents">"Animal Farm"</text:p>
          </table:table-cell>
          <table:table-cell table:style-name="Table5.A1" office:value-type="string">
            <text:p text:style-name="Table_20_Contents">3</text:p>
          </table:table-cell>
          <table:table-cell table:style-name="Table5.A1" office:value-type="string">
            <text:p text:style-name="Table_20_Contents">5.99</text:p>
          </table:table-cell>
        </table:table-row>
      </table:table>
      <text:p text:style-name="Text_20_body">Using <text:span text:style-name="Source_20_Text">annotate()</text:span> to calculate the number of books each author has written:</text:p>
      <text:p text:style-name="Preformatted_20_Text">python</text:p>
      <text:p text:style-name="Preformatted_20_Text">Copy code</text:p>
      <text:p text:style-name="P1"><text:span text:style-name="Source_20_Text">from django.db.models import Count</text:span></text:p>
      <text:p text:style-name="P1"/>
      <text:p text:style-name="P2"><text:span text:style-name="Source_20_Text">authors = Author.objects.annotate(book_count=Count('book'))</text:span></text:p>
      <text:p text:style-name="Text_20_body">The result will be:</text:p>
      <text:p text:style-name="Preformatted_20_Text">python</text:p>
      <text:p text:style-name="Preformatted_20_Text">Copy code</text:p>
      <text:p text:style-name="P1"><text:span text:style-name="Source_20_Text">&lt;QuerySet [</text:span></text:p>
      <text:p text:style-name="P1"><text:span text:style-name="Source_20_Text"><text:s text:c="4"/>&lt;Author: F. Scott Fitzgerald (book_count=1)&gt;,</text:span></text:p>
      <text:p text:style-name="P1"><text:span text:style-name="Source_20_Text"><text:s text:c="4"/>&lt;Author: Harper Lee (book_count=1)&gt;,</text:span></text:p>
      <text:p text:style-name="P1"><text:span text:style-name="Source_20_Text"><text:s text:c="4"/>&lt;Author: George Orwell (book_count=2)&gt;</text:span></text:p>
      <text:p text:style-name="P2"><text:span text:style-name="Source_20_Text">]&gt;</text:span></text:p>
      <text:h text:style-name="Heading_20_3" text:outline-level="3">Difference Summary</text:h>
      <text:list xml:id="list3057950379" text:style-name="L9">
        <text:list-item>
          <text:p text:style-name="P39"><text:span text:style-name="Strong_20_Emphasis"><text:span text:style-name="Source_20_Text">aggregate()</text:span></text:span>: Computes and returns a single summary value for the entire QuerySet.</text:p>
          <text:list>
            <text:list-item>
              <text:p text:style-name="P40">Example: <text:span text:style-name="Source_20_Text">Book.objects.aggregate(Avg('price'))</text:span> returns <text:span text:style-name="Source_20_Text">{'price__avg': 8.99}</text:span>.</text:p>
            </text:list-item>
          </text:list>
        </text:list-item>
        <text:list-item>
          <text:p text:style-name="P39"><text:span text:style-name="Strong_20_Emphasis"><text:span text:style-name="Source_20_Text">annotate()</text:span></text:span>: Adds a computed value to each item in the QuerySet.</text:p>
          <text:list>
            <text:list-item>
              <text:p text:style-name="P39">Example: <text:span text:style-name="Source_20_Text">Author.objects.annotate(book_count=Count('book'))</text:span> adds a <text:span text:style-name="Source_20_Text">book_count</text:span> attribute to each <text:span text:style-name="Source_20_Text">Author</text:span> object.</text:p>
            </text:list-item>
          </text:list>
        </text:list-item>
      </text:list>
      <text:p text:style-name="Text_20_body">By using <text:span text:style-name="Source_20_Text">aggregate()</text:span> and <text:span text:style-name="Source_20_Text">annotate()</text:span>, you can perform complex queries and computations in Django ORM to suit your specific data processing needs.</text:p>
      <text:p text:style-name="Text_20_body">4o</text:p>
      <text:h text:style-name="Heading_20_5" text:outline-level="5">You said:</text:h>
      <text:p text:style-name="Text_20_body">Difference between F Expression and Q Objects in django easy exaplain with example</text:p>
      <text:h text:style-name="Heading_20_5" text:outline-level="5">ChatGPT said:</text:h>
      <text:p text:style-name="Text_20_body">In Django, <text:span text:style-name="Source_20_Text">F()</text:span> expressions and <text:span text:style-name="Source_20_Text">Q()</text:span> objects are powerful tools used for constructing database queries with conditions and updating fields efficiently. Here's an easy explanation of each with examples:</text:p>
      <text:h text:style-name="Heading_20_3" text:outline-level="3"><text:span text:style-name="Source_20_Text">F()</text:span> Expressions</text:h>
      <text:list xml:id="list3593432551" text:style-name="L10">
        <text:list-item>
          <text:p text:style-name="P42"><text:span text:style-name="Strong_20_Emphasis">Description</text:span>: Allows you to reference database columns within queries, enabling you to perform operations using their values directly in the database.</text:p>
        </text:list-item>
        <text:list-item>
          <text:p text:style-name="P41"><text:span text:style-name="Strong_20_Emphasis">Use Case</text:span>: When you need to perform operations on model fields during updates or filters.</text:p>
        </text:list-item>
      </text:list>
      <text:h text:style-name="Heading_20_4" text:outline-level="4"><text:soft-page-break/>Example:</text:h>
      <text:p text:style-name="Text_20_body">Consider a model <text:span text:style-name="Source_20_Text">Product</text:span>:</text:p>
      <text:p text:style-name="Preformatted_20_Text">python</text:p>
      <text:p text:style-name="Preformatted_20_Text">Copy code</text:p>
      <text:p text:style-name="P1"><text:span text:style-name="Source_20_Text">from django.db import models</text:span></text:p>
      <text:p text:style-name="P1"/>
      <text:p text:style-name="P1"><text:span text:style-name="Source_20_Text">class Product(models.Model):</text:span></text:p>
      <text:p text:style-name="P1"><text:span text:style-name="Source_20_Text"><text:s text:c="4"/>name = models.CharField(max_length=100)</text:span></text:p>
      <text:p text:style-name="P1"><text:span text:style-name="Source_20_Text"><text:s text:c="4"/>price = models.DecimalField(max_digits=10, decimal_places=2)</text:span></text:p>
      <text:p text:style-name="P2"><text:span text:style-name="Source_20_Text"><text:s text:c="4"/>quantity = models.IntegerField()</text:span></text:p>
      <text:p text:style-name="Text_20_body">Suppose you want to increase the price of all products where the quantity is less than 10 by 10%:</text:p>
      <text:p text:style-name="Preformatted_20_Text">python</text:p>
      <text:p text:style-name="Preformatted_20_Text">Copy code</text:p>
      <text:p text:style-name="P1"><text:span text:style-name="Source_20_Text">from django.db.models import F</text:span></text:p>
      <text:p text:style-name="P1"/>
      <text:p text:style-name="P1"><text:span text:style-name="Source_20_Text"># Update all products where quantity is less than 10</text:span></text:p>
      <text:p text:style-name="P2"><text:span text:style-name="Source_20_Text">Product.objects.filter(quantity__lt=10).update(price=F('price') * 1.1)</text:span></text:p>
      <text:p text:style-name="Text_20_body">In this example, <text:span text:style-name="Source_20_Text">F('price') * 1.1</text:span> increases the price by 10% for products with a quantity less than 10 directly at the database level, avoiding fetching and updating each object individually.</text:p>
      <text:h text:style-name="Heading_20_3" text:outline-level="3"><text:span text:style-name="Source_20_Text">Q()</text:span> Objects</text:h>
      <text:list xml:id="list1876697469" text:style-name="L11">
        <text:list-item>
          <text:p text:style-name="P44"><text:span text:style-name="Strong_20_Emphasis">Description</text:span>: Allows you to create complex queries using logical operations (AND, OR, NOT) for conditional filters.</text:p>
        </text:list-item>
        <text:list-item>
          <text:p text:style-name="P43"><text:span text:style-name="Strong_20_Emphasis">Use Case</text:span>: When you need to construct queries with multiple conditions or complex lookups.</text:p>
        </text:list-item>
      </text:list>
      <text:h text:style-name="Heading_20_4" text:outline-level="4">Example:</text:h>
      <text:p text:style-name="Text_20_body">Suppose you want to find all products where the price is greater than $50 or the quantity is less than 5:</text:p>
      <text:p text:style-name="Preformatted_20_Text">python</text:p>
      <text:p text:style-name="Preformatted_20_Text">Copy code</text:p>
      <text:p text:style-name="P1"><text:span text:style-name="Source_20_Text">from django.db.models import Q</text:span></text:p>
      <text:p text:style-name="P1"/>
      <text:p text:style-name="P1"><text:span text:style-name="Source_20_Text"># Query for products with price &gt; 50 OR quantity &lt; 5</text:span></text:p>
      <text:p text:style-name="P2"><text:span text:style-name="Source_20_Text">products = Product.objects.filter(Q(price__gt=50) | Q(quantity__lt=5))</text:span></text:p>
      <text:p text:style-name="Text_20_body">Here, <text:span text:style-name="Source_20_Text">Q(price__gt=50) | Q(quantity__lt=5)</text:span> constructs a query that finds products where either the price is greater than 50 or the quantity is less than 5.</text:p>
      <text:h text:style-name="Heading_20_3" text:outline-level="3">Difference Summary</text:h>
      <text:list xml:id="list3863287274" text:style-name="L12">
        <text:list-item>
          <text:p text:style-name="P45"><text:span text:style-name="Strong_20_Emphasis"><text:span text:style-name="Source_20_Text">F()</text:span></text:span><text:span text:style-name="Strong_20_Emphasis"> Expressions</text:span>: Used for referencing and performing operations on database fields within queries, such as updates.</text:p>
          <text:list>
            <text:list-item>
              <text:p text:style-name="P46">Example: <text:span text:style-name="Source_20_Text">Product.objects.filter(quantity__lt=10).update(price=F('price') * 1.1)</text:span> updates prices based on their current values.</text:p>
            </text:list-item>
          </text:list>
        </text:list-item>
        <text:list-item>
          <text:p text:style-name="P45"><text:span text:style-name="Strong_20_Emphasis"><text:span text:style-name="Source_20_Text">Q()</text:span></text:span><text:span text:style-name="Strong_20_Emphasis"> Objects</text:span>: Used for creating complex queries with logical operations (AND, OR, NOT) for conditional filters.</text:p>
          <text:list>
            <text:list-item>
              <text:p text:style-name="P45"><text:soft-page-break/>Example: <text:span text:style-name="Source_20_Text">Product.objects.filter(Q(price__gt=50) | Q(quantity__lt=5))</text:span> filters products based on multiple conditions.</text:p>
            </text:list-item>
          </text:list>
        </text:list-item>
      </text:list>
      <text:p text:style-name="Text_20_body">By utilizing <text:span text:style-name="Source_20_Text">F()</text:span> expressions and <text:span text:style-name="Source_20_Text">Q()</text:span> objects, you can efficiently construct and execute complex queries in Django ORM, enhancing flexibility and performance when working with database operations and conditional filtering.</text:p>
      <text:p text:style-name="Text_20_body">3.5</text:p>
      <text:h text:style-name="Heading_20_5" text:outline-level="5">You said:</text:h>
      <text:p text:style-name="Text_20_body">Diffrence Between select_related and prefetch_related easy word explain with example</text:p>
      <text:h text:style-name="Heading_20_5" text:outline-level="5">ChatGPT said:</text:h>
      <text:p text:style-name="Text_20_body">In Django, <text:span text:style-name="Source_20_Text">select_related</text:span> and <text:span text:style-name="Source_20_Text">prefetch_related</text:span> are used to optimize database queries, especially when dealing with related objects. Here's an easy explanation of each with examples:</text:p>
      <text:h text:style-name="Heading_20_3" text:outline-level="3"><text:span text:style-name="Source_20_Text">select_related</text:span></text:h>
      <text:list xml:id="list326192983" text:style-name="L13">
        <text:list-item>
          <text:p text:style-name="P48"><text:span text:style-name="Strong_20_Emphasis">Description</text:span>: Uses SQL joins to fetch related objects in a single query. This is efficient for single-valued relationships (one-to-one and many-to-one).</text:p>
        </text:list-item>
        <text:list-item>
          <text:p text:style-name="P47"><text:span text:style-name="Strong_20_Emphasis">Use Case</text:span>: When you need to retrieve related objects that are foreign keys or one-to-one relationships in the same query.</text:p>
        </text:list-item>
      </text:list>
      <text:h text:style-name="Heading_20_4" text:outline-level="4">Example:</text:h>
      <text:p text:style-name="Text_20_body">Consider the following models:</text:p>
      <text:p text:style-name="Preformatted_20_Text">python</text:p>
      <text:p text:style-name="Preformatted_20_Text">Copy code</text:p>
      <text:p text:style-name="P1"><text:span text:style-name="Source_20_Text">class Author(models.Model):</text:span></text:p>
      <text:p text:style-name="P1"><text:span text:style-name="Source_20_Text"><text:s text:c="4"/>name = models.CharField(max_length=100)</text:span></text:p>
      <text:p text:style-name="P1"/>
      <text:p text:style-name="P1"><text:span text:style-name="Source_20_Text">class Book(models.Model):</text:span></text:p>
      <text:p text:style-name="P1"><text:span text:style-name="Source_20_Text"><text:s text:c="4"/>title = models.CharField(max_length=100)</text:span></text:p>
      <text:p text:style-name="P2"><text:span text:style-name="Source_20_Text"><text:s text:c="4"/>author = models.ForeignKey(Author, on_delete=models.CASCADE)</text:span></text:p>
      <text:p text:style-name="Text_20_body">Using <text:span text:style-name="Source_20_Text">select_related</text:span> to fetch books and their authors:</text:p>
      <text:p text:style-name="Preformatted_20_Text">python</text:p>
      <text:p text:style-name="Preformatted_20_Text">Copy code</text:p>
      <text:p text:style-name="P2"><text:span text:style-name="Source_20_Text">books = Book.objects.select_related('author')</text:span></text:p>
      <text:p text:style-name="Text_20_body">This will generate a single SQL query that joins the <text:span text:style-name="Source_20_Text">Book</text:span> and <text:span text:style-name="Source_20_Text">Author</text:span> tables, fetching all books with their related authors efficiently.</text:p>
      <text:h text:style-name="Heading_20_3" text:outline-level="3"><text:span text:style-name="Source_20_Text">prefetch_related</text:span></text:h>
      <text:list xml:id="list2348685149" text:style-name="L14">
        <text:list-item>
          <text:p text:style-name="P50"><text:span text:style-name="Strong_20_Emphasis">Description</text:span>: Performs separate queries and does the joining in Python. This is efficient for multi-valued relationships (many-to-many and reverse foreign keys).</text:p>
        </text:list-item>
        <text:list-item>
          <text:p text:style-name="P49"><text:span text:style-name="Strong_20_Emphasis">Use Case</text:span>: When you need to retrieve related objects that are many-to-many or reverse foreign keys, where multiple related objects might be needed for each parent object.</text:p>
        </text:list-item>
      </text:list>
      <text:h text:style-name="Heading_20_4" text:outline-level="4">Example:</text:h>
      <text:p text:style-name="Text_20_body">Using the same models as above, but now you want to fetch authors and all their books:</text:p>
      <text:p text:style-name="Preformatted_20_Text"><text:soft-page-break/>python</text:p>
      <text:p text:style-name="Preformatted_20_Text">Copy code</text:p>
      <text:p text:style-name="P2"><text:span text:style-name="Source_20_Text">authors = Author.objects.prefetch_related('book_set')</text:span></text:p>
      <text:p text:style-name="Text_20_body">This will perform one query to fetch all authors and a separate query to fetch all books, then join them in Python. This is more efficient for handling multiple related objects.</text:p>
      <text:h text:style-name="Heading_20_3" text:outline-level="3">Difference Summary</text:h>
      <text:list xml:id="list193294716" text:style-name="L15">
        <text:list-item>
          <text:p text:style-name="P51"><text:span text:style-name="Strong_20_Emphasis"><text:span text:style-name="Source_20_Text">select_related</text:span></text:span>: Uses SQL joins to fetch related objects in a single query. Best for one-to-one or many-to-one relationships.</text:p>
          <text:list>
            <text:list-item>
              <text:p text:style-name="P52">Example: <text:span text:style-name="Source_20_Text">Book.objects.select_related('author')</text:span> retrieves books and their authors in one query.</text:p>
            </text:list-item>
          </text:list>
        </text:list-item>
        <text:list-item>
          <text:p text:style-name="P51"><text:span text:style-name="Strong_20_Emphasis"><text:span text:style-name="Source_20_Text">prefetch_related</text:span></text:span>: Uses separate queries and joins the results in Python. Best for many-to-many or reverse foreign key relationships.</text:p>
          <text:list>
            <text:list-item>
              <text:p text:style-name="P51">Example: <text:span text:style-name="Source_20_Text">Author.objects.prefetch_related('book_set')</text:span> retrieves authors and their books in separate queries and joins them in Python.</text:p>
            </text:list-item>
          </text:list>
        </text:list-item>
      </text:list>
      <text:p text:style-name="Text_20_body">By using <text:span text:style-name="Source_20_Text">select_related</text:span> and <text:span text:style-name="Source_20_Text">prefetch_related</text:span>, you can optimize database access and improve the performance of your Django applications when dealing with related objects.</text:p>
      <text:p text:style-name="Text_20_body">4o</text:p>
      <text:h text:style-name="Heading_20_5" text:outline-level="5">You said:</text:h>
      <text:p text:style-name="Text_20_body">explain one to one , many to one , many to many and forengien key relatioonship explain </text:p>
      <text:h text:style-name="Heading_20_5" text:outline-level="5">ChatGPT said:</text:h>
      <text:p text:style-name="Text_20_body">In Django, relationships between models are defined using different types of fields that represent how data in one model relates to data in another model. Here’s an explanation of one-to-one, many-to-one, and many-to-many relationships, along with the use of foreign keys:</text:p>
      <text:h text:style-name="Heading_20_3" text:outline-level="3">One-to-One Relationship</text:h>
      <text:list xml:id="list3118266580" text:style-name="L16">
        <text:list-item>
          <text:p text:style-name="P54"><text:span text:style-name="Strong_20_Emphasis">Description</text:span>: Each record in one model is linked to exactly one record in another model. This is similar to a unique foreign key.</text:p>
        </text:list-item>
        <text:list-item>
          <text:p text:style-name="P53"><text:span text:style-name="Strong_20_Emphasis">Use Case</text:span>: When you have additional information that logically belongs to another model but should be kept separate.</text:p>
        </text:list-item>
      </text:list>
      <text:h text:style-name="Heading_20_4" text:outline-level="4">Example:</text:h>
      <text:p text:style-name="Text_20_body">Consider models <text:span text:style-name="Source_20_Text">User</text:span> and <text:span text:style-name="Source_20_Text">Profile</text:span>, where each user has one profile:</text:p>
      <text:p text:style-name="Preformatted_20_Text">python</text:p>
      <text:p text:style-name="Preformatted_20_Text">Copy code</text:p>
      <text:p text:style-name="P1"><text:span text:style-name="Source_20_Text">class User(models.Model):</text:span></text:p>
      <text:p text:style-name="P1"><text:span text:style-name="Source_20_Text"><text:s text:c="4"/>username = models.CharField(max_length=100)</text:span></text:p>
      <text:p text:style-name="P1"/>
      <text:p text:style-name="P1"><text:span text:style-name="Source_20_Text">class Profile(models.Model):</text:span></text:p>
      <text:p text:style-name="P1"><text:span text:style-name="Source_20_Text"><text:s text:c="4"/>user = models.OneToOneField(User, on_delete=models.CASCADE)</text:span></text:p>
      <text:p text:style-name="P2"><text:span text:style-name="Source_20_Text"><text:s text:c="4"/>bio = models.TextField()</text:span></text:p>
      <text:p text:style-name="Text_20_body"><text:soft-page-break/>In this example, each <text:span text:style-name="Source_20_Text">Profile</text:span> is linked to exactly one <text:span text:style-name="Source_20_Text">User</text:span>. Deleting a <text:span text:style-name="Source_20_Text">User</text:span> will also delete the associated <text:span text:style-name="Source_20_Text">Profile</text:span> due to <text:span text:style-name="Source_20_Text">on_delete=models.CASCADE</text:span>.</text:p>
      <text:h text:style-name="Heading_20_3" text:outline-level="3">Many-to-One Relationship</text:h>
      <text:list xml:id="list1361556741" text:style-name="L17">
        <text:list-item>
          <text:p text:style-name="P56"><text:span text:style-name="Strong_20_Emphasis">Description</text:span>: Many records in one model are related to one record in another model. This is implemented using a foreign key.</text:p>
        </text:list-item>
        <text:list-item>
          <text:p text:style-name="P55"><text:span text:style-name="Strong_20_Emphasis">Use Case</text:span>: When you have multiple records in one model that are associated with a single record in another model.</text:p>
        </text:list-item>
      </text:list>
      <text:h text:style-name="Heading_20_4" text:outline-level="4">Example:</text:h>
      <text:p text:style-name="Text_20_body">Consider models <text:span text:style-name="Source_20_Text">Author</text:span> and <text:span text:style-name="Source_20_Text">Book</text:span>, where each author can write many books:</text:p>
      <text:p text:style-name="Preformatted_20_Text">python</text:p>
      <text:p text:style-name="Preformatted_20_Text">Copy code</text:p>
      <text:p text:style-name="P1"><text:span text:style-name="Source_20_Text">class Author(models.Model):</text:span></text:p>
      <text:p text:style-name="P1"><text:span text:style-name="Source_20_Text"><text:s text:c="4"/>name = models.CharField(max_length=100)</text:span></text:p>
      <text:p text:style-name="P1"/>
      <text:p text:style-name="P1"><text:span text:style-name="Source_20_Text">class Book(models.Model):</text:span></text:p>
      <text:p text:style-name="P1"><text:span text:style-name="Source_20_Text"><text:s text:c="4"/>title = models.CharField(max_length=100)</text:span></text:p>
      <text:p text:style-name="P2"><text:span text:style-name="Source_20_Text"><text:s text:c="4"/>author = models.ForeignKey(Author, on_delete=models.CASCADE)</text:span></text:p>
      <text:p text:style-name="Text_20_body">In this example, multiple <text:span text:style-name="Source_20_Text">Book</text:span> records can be linked to a single <text:span text:style-name="Source_20_Text">Author</text:span>. Deleting an <text:span text:style-name="Source_20_Text">Author</text:span> will also delete all associated <text:span text:style-name="Source_20_Text">Book</text:span> records due to <text:span text:style-name="Source_20_Text">on_delete=models.CASCADE</text:span>.</text:p>
      <text:h text:style-name="Heading_20_3" text:outline-level="3">Many-to-Many Relationship</text:h>
      <text:list xml:id="list3515168363" text:style-name="L18">
        <text:list-item>
          <text:p text:style-name="P58"><text:span text:style-name="Strong_20_Emphasis">Description</text:span>: Each record in one model can be related to many records in another model and vice versa.</text:p>
        </text:list-item>
        <text:list-item>
          <text:p text:style-name="P57"><text:span text:style-name="Strong_20_Emphasis">Use Case</text:span>: When you have a relationship where records in both models can have multiple links to each other.</text:p>
        </text:list-item>
      </text:list>
      <text:h text:style-name="Heading_20_4" text:outline-level="4">Example:</text:h>
      <text:p text:style-name="Text_20_body">Consider models <text:span text:style-name="Source_20_Text">Student</text:span> and <text:span text:style-name="Source_20_Text">Course</text:span>, where each student can enroll in many courses, and each course can have many students:</text:p>
      <text:p text:style-name="Preformatted_20_Text">python</text:p>
      <text:p text:style-name="Preformatted_20_Text">Copy code</text:p>
      <text:p text:style-name="P1"><text:span text:style-name="Source_20_Text">class Student(models.Model):</text:span></text:p>
      <text:p text:style-name="P1"><text:span text:style-name="Source_20_Text"><text:s text:c="4"/>name = models.CharField(max_length=100)</text:span></text:p>
      <text:p text:style-name="P1"/>
      <text:p text:style-name="P1"><text:span text:style-name="Source_20_Text">class Course(models.Model):</text:span></text:p>
      <text:p text:style-name="P1"><text:span text:style-name="Source_20_Text"><text:s text:c="4"/>name = models.CharField(max_length=100)</text:span></text:p>
      <text:p text:style-name="P2"><text:span text:style-name="Source_20_Text"><text:s text:c="4"/>students = models.ManyToManyField(Student)</text:span></text:p>
      <text:p text:style-name="Text_20_body">In this example, a <text:span text:style-name="Source_20_Text">ManyToManyField</text:span> is used to create the many-to-many relationship. Django automatically creates an intermediate table to manage this relationship.</text:p>
      <text:h text:style-name="Heading_20_3" text:outline-level="3">Foreign Key</text:h>
      <text:list xml:id="list2643670604" text:style-name="L19">
        <text:list-item>
          <text:p text:style-name="P60"><text:span text:style-name="Strong_20_Emphasis">Description</text:span>: A field that creates a many-to-one relationship, linking the current model to another model.</text:p>
        </text:list-item>
        <text:list-item>
          <text:p text:style-name="P59"><text:soft-page-break/><text:span text:style-name="Strong_20_Emphasis">Use Case</text:span>: Used to define many-to-one relationships where multiple records in the current model are associated with a single record in another model.</text:p>
        </text:list-item>
      </text:list>
      <text:h text:style-name="Heading_20_4" text:outline-level="4">Example:</text:h>
      <text:p text:style-name="Text_20_body">Using the <text:span text:style-name="Source_20_Text">Author</text:span> and <text:span text:style-name="Source_20_Text">Book</text:span> example:</text:p>
      <text:p text:style-name="Preformatted_20_Text">python</text:p>
      <text:p text:style-name="Preformatted_20_Text">Copy code</text:p>
      <text:p text:style-name="P1"><text:span text:style-name="Source_20_Text">class Author(models.Model):</text:span></text:p>
      <text:p text:style-name="P1"><text:span text:style-name="Source_20_Text"><text:s text:c="4"/>name = models.CharField(max_length=100)</text:span></text:p>
      <text:p text:style-name="P1"/>
      <text:p text:style-name="P1"><text:span text:style-name="Source_20_Text">class Book(models.Model):</text:span></text:p>
      <text:p text:style-name="P1"><text:span text:style-name="Source_20_Text"><text:s text:c="4"/>title = models.CharField(max_length=100)</text:span></text:p>
      <text:p text:style-name="P2"><text:span text:style-name="Source_20_Text"><text:s text:c="4"/>author = models.ForeignKey(Author, on_delete=models.CASCADE)</text:span></text:p>
      <text:p text:style-name="Text_20_body">Here, <text:span text:style-name="Source_20_Text">author</text:span> is a foreign key in the <text:span text:style-name="Source_20_Text">Book</text:span> model, linking each book to one author.</text:p>
      <text:h text:style-name="Heading_20_3" text:outline-level="3">Summary</text:h>
      <text:list xml:id="list2622810368" text:style-name="L20">
        <text:list-item>
          <text:p text:style-name="P62"><text:span text:style-name="Strong_20_Emphasis">One-to-One Relationship</text:span>: <text:span text:style-name="Source_20_Text">Profile</text:span> linked to <text:span text:style-name="Source_20_Text">User</text:span> using <text:span text:style-name="Source_20_Text">OneToOneField</text:span>.</text:p>
          <text:list>
            <text:list-item>
              <text:p text:style-name="P62">Example: <text:span text:style-name="Source_20_Text">Profile(user=User, bio="...")</text:span></text:p>
            </text:list-item>
          </text:list>
        </text:list-item>
        <text:list-item>
          <text:p text:style-name="P62"><text:span text:style-name="Strong_20_Emphasis">Many-to-One Relationship</text:span>: <text:span text:style-name="Source_20_Text">Book</text:span> linked to <text:span text:style-name="Source_20_Text">Author</text:span> using <text:span text:style-name="Source_20_Text">ForeignKey</text:span>.</text:p>
          <text:list>
            <text:list-item>
              <text:p text:style-name="P62">Example: <text:span text:style-name="Source_20_Text">Book(title="...", author=Author)</text:span></text:p>
            </text:list-item>
          </text:list>
        </text:list-item>
        <text:list-item>
          <text:p text:style-name="P62"><text:span text:style-name="Strong_20_Emphasis">Many-to-Many Relationship</text:span>: <text:span text:style-name="Source_20_Text">Student</text:span> and <text:span text:style-name="Source_20_Text">Course</text:span> linked using <text:span text:style-name="Source_20_Text">ManyToManyField</text:span>.</text:p>
          <text:list>
            <text:list-item>
              <text:p text:style-name="P62">Example: <text:span text:style-name="Source_20_Text">Course(name="...", students=[Student, Student, ...])</text:span></text:p>
            </text:list-item>
          </text:list>
        </text:list-item>
        <text:list-item>
          <text:p text:style-name="P62"><text:span text:style-name="Strong_20_Emphasis">Foreign Key</text:span>: Used to create many-to-one relationships.</text:p>
          <text:list>
            <text:list-item>
              <text:p text:style-name="P61">Example: <text:span text:style-name="Source_20_Text">Book.author = ForeignKey(Author)</text:span></text:p>
            </text:list-item>
          </text:list>
        </text:list-item>
      </text:list>
      <text:p text:style-name="Text_20_body">These relationships help in designing a normalized database schema and efficiently managing data and queries in Django applications.</text:p>
      <text:p text:style-name="Text_20_body">4o</text:p>
      <text:h text:style-name="Heading_20_5" text:outline-level="5">You said:</text:h>
      <text:p text:style-name="Text_20_body">What are Mixins and How to used in DRF? easy way explain</text:p>
      <text:h text:style-name="Heading_20_5" text:outline-level="5">ChatGPT said:</text:h>
      <text:p text:style-name="Text_20_body">In Django REST Framework (DRF), mixins are reusable components that provide specific behaviors to views or viewsets without having to rewrite the same code. They allow you to compose views by combining different sets of behavior.</text:p>
      <text:h text:style-name="Heading_20_3" text:outline-level="3">What are Mixins?</text:h>
      <text:p text:style-name="Text_20_body">Mixins are classes that provide methods to add specific functionalities, such as creating, retrieving, updating, or deleting objects. Instead of writing all the CRUD logic yourself, you can use these mixins to quickly build your API views.</text:p>
      <text:h text:style-name="Heading_20_3" text:outline-level="3">Common Mixins in DRF</text:h>
      <text:list xml:id="list3799597439" text:style-name="L21">
        <text:list-item>
          <text:p text:style-name="P64"><text:span text:style-name="Strong_20_Emphasis">CreateModelMixin</text:span>: Adds the ability to create a new object.</text:p>
        </text:list-item>
        <text:list-item>
          <text:p text:style-name="P64"><text:span text:style-name="Strong_20_Emphasis">RetrieveModelMixin</text:span>: Adds the ability to retrieve an object by its ID.</text:p>
        </text:list-item>
        <text:list-item>
          <text:p text:style-name="P64"><text:soft-page-break/><text:span text:style-name="Strong_20_Emphasis">UpdateModelMixin</text:span>: Adds the ability to update an existing object.</text:p>
        </text:list-item>
        <text:list-item>
          <text:p text:style-name="P64"><text:span text:style-name="Strong_20_Emphasis">DestroyModelMixin</text:span>: Adds the ability to delete an object.</text:p>
        </text:list-item>
        <text:list-item>
          <text:p text:style-name="P63"><text:span text:style-name="Strong_20_Emphasis">ListModelMixin</text:span>: Adds the ability to list all objects.</text:p>
        </text:list-item>
      </text:list>
      <text:h text:style-name="Heading_20_3" text:outline-level="3">How to Use Mixins in DRF</text:h>
      <text:p text:style-name="Text_20_body">Mixins are typically used with Django's generic views to create views that perform common operations. Here's an easy example to demonstrate how to use them:</text:p>
      <text:h text:style-name="Heading_20_4" text:outline-level="4">Example Models</text:h>
      <text:p text:style-name="Text_20_body">Consider a simple <text:span text:style-name="Source_20_Text">Book</text:span> model:</text:p>
      <text:p text:style-name="Preformatted_20_Text">python</text:p>
      <text:p text:style-name="Preformatted_20_Text">Copy code</text:p>
      <text:p text:style-name="P1"><text:span text:style-name="Source_20_Text">from django.db import models</text:span></text:p>
      <text:p text:style-name="P1"/>
      <text:p text:style-name="P1"><text:span text:style-name="Source_20_Text">class Book(models.Model):</text:span></text:p>
      <text:p text:style-name="P1"><text:span text:style-name="Source_20_Text"><text:s text:c="4"/>title = models.CharField(max_length=100)</text:span></text:p>
      <text:p text:style-name="P1"><text:span text:style-name="Source_20_Text"><text:s text:c="4"/>author = models.CharField(max_length=100)</text:span></text:p>
      <text:p text:style-name="P2"><text:span text:style-name="Source_20_Text"><text:s text:c="4"/>published_date = models.DateField()</text:span></text:p>
      <text:h text:style-name="Heading_20_4" text:outline-level="4">Example Serializers</text:h>
      <text:p text:style-name="Text_20_body">First, create a serializer for the <text:span text:style-name="Source_20_Text">Book</text:span> model:</text:p>
      <text:p text:style-name="Preformatted_20_Text">python</text:p>
      <text:p text:style-name="Preformatted_20_Text">Copy code</text:p>
      <text:p text:style-name="P1"><text:span text:style-name="Source_20_Text">from rest_framework import serializers</text:span></text:p>
      <text:p text:style-name="P1"><text:span text:style-name="Source_20_Text">from .models import Book</text:span></text:p>
      <text:p text:style-name="P1"/>
      <text:p text:style-name="P1"><text:span text:style-name="Source_20_Text">class BookSerializer(serializers.ModelSerializer):</text:span></text:p>
      <text:p text:style-name="P1"><text:span text:style-name="Source_20_Text"><text:s text:c="4"/>class Meta:</text:span></text:p>
      <text:p text:style-name="P1"><text:span text:style-name="Source_20_Text"><text:s text:c="8"/>model = Book</text:span></text:p>
      <text:p text:style-name="P2"><text:span text:style-name="Source_20_Text"><text:s text:c="8"/>fields = '__all__'</text:span></text:p>
      <text:h text:style-name="Heading_20_4" text:outline-level="4">Example Views Using Mixins</text:h>
      <text:p text:style-name="Text_20_body">Now, let's create views using mixins and generic views:</text:p>
      <text:list xml:id="list4127432638" text:style-name="L22">
        <text:list-item>
          <text:p text:style-name="P65"><text:span text:style-name="Strong_20_Emphasis">List and Create Books</text:span>:</text:p>
        </text:list-item>
      </text:list>
      <text:p text:style-name="Preformatted_20_Text">python</text:p>
      <text:p text:style-name="Preformatted_20_Text">Copy code</text:p>
      <text:p text:style-name="P1"><text:span text:style-name="Source_20_Text">from rest_framework import generics</text:span></text:p>
      <text:p text:style-name="P1"><text:span text:style-name="Source_20_Text">from rest_framework.mixins import ListModelMixin, CreateModelMixin</text:span></text:p>
      <text:p text:style-name="P1"><text:span text:style-name="Source_20_Text">from .models import Book</text:span></text:p>
      <text:p text:style-name="P1"><text:span text:style-name="Source_20_Text">from .serializers import BookSerializer</text:span></text:p>
      <text:p text:style-name="P1"/>
      <text:p text:style-name="P1"><text:span text:style-name="Source_20_Text">class BookListCreateView(generics.GenericAPIView, ListModelMixin, CreateModelMixin):</text:span></text:p>
      <text:p text:style-name="P1"><text:span text:style-name="Source_20_Text"><text:s text:c="4"/>queryset = Book.objects.all()</text:span></text:p>
      <text:p text:style-name="P1"><text:span text:style-name="Source_20_Text"><text:s text:c="4"/>serializer_class = BookSerializer</text:span></text:p>
      <text:p text:style-name="P1"/>
      <text:p text:style-name="P1"><text:span text:style-name="Source_20_Text"><text:s text:c="4"/>def get(self, request, *args, **kwargs):</text:span></text:p>
      <text:p text:style-name="P1"><text:span text:style-name="Source_20_Text"><text:s text:c="8"/>return self.list(request, *args, **kwargs)</text:span></text:p>
      <text:p text:style-name="P1"/>
      <text:p text:style-name="P1"><text:span text:style-name="Source_20_Text"><text:s text:c="4"/>def post(self, request, *args, **kwargs):</text:span></text:p>
      <text:p text:style-name="P2"><text:span text:style-name="Source_20_Text"><text:s text:c="8"/>return self.create(request, *args, **kwargs)</text:span></text:p>
      <text:list xml:id="list1032773024" text:style-name="L23">
        <text:list-item>
          <text:p text:style-name="P66"><text:soft-page-break/><text:span text:style-name="Strong_20_Emphasis">Retrieve, Update, and Destroy Books</text:span>:</text:p>
        </text:list-item>
      </text:list>
      <text:p text:style-name="Preformatted_20_Text">python</text:p>
      <text:p text:style-name="Preformatted_20_Text">Copy code</text:p>
      <text:p text:style-name="P1"><text:span text:style-name="Source_20_Text">from rest_framework import generics</text:span></text:p>
      <text:p text:style-name="P1"><text:span text:style-name="Source_20_Text">from rest_framework.mixins import RetrieveModelMixin, UpdateModelMixin, DestroyModelMixin</text:span></text:p>
      <text:p text:style-name="P1"><text:span text:style-name="Source_20_Text">from .models import Book</text:span></text:p>
      <text:p text:style-name="P1"><text:span text:style-name="Source_20_Text">from .serializers import BookSerializer</text:span></text:p>
      <text:p text:style-name="P1"/>
      <text:p text:style-name="P1"><text:span text:style-name="Source_20_Text">class BookDetailView(generics.GenericAPIView, RetrieveModelMixin, UpdateModelMixin, DestroyModelMixin):</text:span></text:p>
      <text:p text:style-name="P1"><text:span text:style-name="Source_20_Text"><text:s text:c="4"/>queryset = Book.objects.all()</text:span></text:p>
      <text:p text:style-name="P1"><text:span text:style-name="Source_20_Text"><text:s text:c="4"/>serializer_class = BookSerializer</text:span></text:p>
      <text:p text:style-name="P1"/>
      <text:p text:style-name="P1"><text:span text:style-name="Source_20_Text"><text:s text:c="4"/>def get(self, request, *args, **kwargs):</text:span></text:p>
      <text:p text:style-name="P1"><text:span text:style-name="Source_20_Text"><text:s text:c="8"/>return self.retrieve(request, *args, **kwargs)</text:span></text:p>
      <text:p text:style-name="P1"/>
      <text:p text:style-name="P1"><text:span text:style-name="Source_20_Text"><text:s text:c="4"/>def put(self, request, *args, **kwargs):</text:span></text:p>
      <text:p text:style-name="P1"><text:span text:style-name="Source_20_Text"><text:s text:c="8"/>return self.update(request, *args, **kwargs)</text:span></text:p>
      <text:p text:style-name="P1"/>
      <text:p text:style-name="P1"><text:span text:style-name="Source_20_Text"><text:s text:c="4"/>def delete(self, request, *args, **kwargs):</text:span></text:p>
      <text:p text:style-name="P2"><text:span text:style-name="Source_20_Text"><text:s text:c="8"/>return self.destroy(request, *args, **kwargs)</text:span></text:p>
      <text:h text:style-name="Heading_20_3" text:outline-level="3">Using Generic Views</text:h>
      <text:p text:style-name="Text_20_body">DRF also provides built-in generic views that combine these mixins for common use cases, making it even simpler:</text:p>
      <text:list xml:id="list4213641908" text:style-name="L24">
        <text:list-item>
          <text:p text:style-name="P67"><text:span text:style-name="Strong_20_Emphasis">List and Create Books</text:span>:</text:p>
        </text:list-item>
      </text:list>
      <text:p text:style-name="Preformatted_20_Text">python</text:p>
      <text:p text:style-name="Preformatted_20_Text">Copy code</text:p>
      <text:p text:style-name="P1"><text:span text:style-name="Source_20_Text">from rest_framework import generics</text:span></text:p>
      <text:p text:style-name="P1"><text:span text:style-name="Source_20_Text">from .models import Book</text:span></text:p>
      <text:p text:style-name="P1"><text:span text:style-name="Source_20_Text">from .serializers import BookSerializer</text:span></text:p>
      <text:p text:style-name="P1"/>
      <text:p text:style-name="P1"><text:span text:style-name="Source_20_Text">class BookListCreateView(generics.ListCreateAPIView):</text:span></text:p>
      <text:p text:style-name="P1"><text:span text:style-name="Source_20_Text"><text:s text:c="4"/>queryset = Book.objects.all()</text:span></text:p>
      <text:p text:style-name="P2"><text:span text:style-name="Source_20_Text"><text:s text:c="4"/>serializer_class = BookSerializer</text:span></text:p>
      <text:list xml:id="list289289763" text:style-name="L25">
        <text:list-item>
          <text:p text:style-name="P68"><text:span text:style-name="Strong_20_Emphasis">Retrieve, Update, and Destroy Books</text:span>:</text:p>
        </text:list-item>
      </text:list>
      <text:p text:style-name="Preformatted_20_Text">python</text:p>
      <text:p text:style-name="Preformatted_20_Text">Copy code</text:p>
      <text:p text:style-name="P1"><text:span text:style-name="Source_20_Text">from rest_framework import generics</text:span></text:p>
      <text:p text:style-name="P1"><text:span text:style-name="Source_20_Text">from .models import Book</text:span></text:p>
      <text:p text:style-name="P1"><text:span text:style-name="Source_20_Text">from .serializers import BookSerializer</text:span></text:p>
      <text:p text:style-name="P1"/>
      <text:p text:style-name="P1"><text:span text:style-name="Source_20_Text">class BookDetailView(generics.RetrieveUpdateDestroyAPIView):</text:span></text:p>
      <text:p text:style-name="P1"><text:span text:style-name="Source_20_Text"><text:s text:c="4"/>queryset = Book.objects.all()</text:span></text:p>
      <text:p text:style-name="P2"><text:span text:style-name="Source_20_Text"><text:s text:c="4"/>serializer_class = BookSerializer</text:span></text:p>
      <text:h text:style-name="Heading_20_3" text:outline-level="3">Summary</text:h>
      <text:list xml:id="list2762668482" text:style-name="L26">
        <text:list-item>
          <text:p text:style-name="P70"><text:span text:style-name="Strong_20_Emphasis">Mixins</text:span>: Reusable components providing specific behaviors.</text:p>
        </text:list-item>
        <text:list-item>
          <text:p text:style-name="P70"><text:span text:style-name="Strong_20_Emphasis">Common Mixins</text:span>: <text:span text:style-name="Source_20_Text">CreateModelMixin</text:span>, <text:span text:style-name="Source_20_Text">RetrieveModelMixin</text:span>, <text:span text:style-name="Source_20_Text">UpdateModelMixin</text:span>, <text:span text:style-name="Source_20_Text">DestroyModelMixin</text:span>, <text:span text:style-name="Source_20_Text">ListModelMixin</text:span>.</text:p>
        </text:list-item>
        <text:list-item>
          <text:p text:style-name="P69"><text:span text:style-name="Strong_20_Emphasis">Usage</text:span>: Combine mixins with generic views to create API endpoints efficiently.</text:p>
        </text:list-item>
      </text:list>
      <text:p text:style-name="Text_20_body"><text:soft-page-break/>By using mixins, you can build powerful and flexible views in Django REST Framework with minimal code repetition, focusing more on your application's specific logic.</text:p>
      <text:p text:style-name="Text_20_body">4o</text:p>
      <text:h text:style-name="Heading_20_5" text:outline-level="5">You said:</text:h>
      <text:p text:style-name="Text_20_body">What's the use of a session framework? explain esay language</text:p>
      <text:h text:style-name="Heading_20_5" text:outline-level="5">ChatGPT said:</text:h>
      <text:p text:style-name="Text_20_body">The session framework in Django is used to store and manage user-specific data between different requests. Here's an easy explanation of what it does and why it's useful:</text:p>
      <text:h text:style-name="Heading_20_3" text:outline-level="3">What is a Session?</text:h>
      <text:p text:style-name="Text_20_body">A session is a way to store information for individual users across multiple requests. When a user interacts with a web application, the server can keep track of the user's activity and store data that should persist between different pages or interactions.</text:p>
      <text:h text:style-name="Heading_20_3" text:outline-level="3">Why Use a Session Framework?</text:h>
      <text:list xml:id="list1205408538" text:style-name="L27">
        <text:list-item>
          <text:p text:style-name="P72"><text:span text:style-name="Strong_20_Emphasis">User Authentication</text:span>: Track logged-in users and keep them logged in as they navigate through different pages.</text:p>
        </text:list-item>
        <text:list-item>
          <text:p text:style-name="P72"><text:span text:style-name="Strong_20_Emphasis">User Preferences</text:span>: Store user-specific settings or preferences, like language choice or theme selection.</text:p>
        </text:list-item>
        <text:list-item>
          <text:p text:style-name="P72"><text:span text:style-name="Strong_20_Emphasis">Shopping Cart</text:span>: Keep track of items in a user's shopping cart until they checkout.</text:p>
        </text:list-item>
        <text:list-item>
          <text:p text:style-name="P71"><text:span text:style-name="Strong_20_Emphasis">Temporary Data</text:span>: Store temporary data that doesn't need to be permanently saved in the database but should persist for a certain period, like search filters or form data.</text:p>
        </text:list-item>
      </text:list>
      <text:h text:style-name="Heading_20_3" text:outline-level="3">How Sessions Work</text:h>
      <text:list xml:id="list4109483488" text:style-name="L28">
        <text:list-item>
          <text:p text:style-name="P74"><text:span text:style-name="Strong_20_Emphasis">Session ID</text:span>: When a user visits your site, Django generates a unique session ID for that user.</text:p>
        </text:list-item>
        <text:list-item>
          <text:p text:style-name="P74"><text:span text:style-name="Strong_20_Emphasis">Session Storage</text:span>: The session ID and any associated data are stored on the server. This can be in the database, in cookies, in cache, or using other storage backends.</text:p>
        </text:list-item>
        <text:list-item>
          <text:p text:style-name="P74"><text:span text:style-name="Strong_20_Emphasis">Session Cookie</text:span>: Django sends the session ID back to the user's browser as a cookie. The browser sends this cookie back to the server with each subsequent request.</text:p>
        </text:list-item>
        <text:list-item>
          <text:p text:style-name="P73"><text:span text:style-name="Strong_20_Emphasis">Session Data</text:span>: Using the session ID, Django can retrieve the stored session data for that user on each request.</text:p>
        </text:list-item>
      </text:list>
      <text:h text:style-name="Heading_20_3" text:outline-level="3">Example</text:h>
      <text:p text:style-name="Text_20_body">Imagine a simple web application where users can log in and view their profile:</text:p>
      <text:list xml:id="list1161494728" text:style-name="L29">
        <text:list-item>
          <text:p text:style-name="P76"><text:span text:style-name="Strong_20_Emphasis">User Logs In</text:span>: When a user logs in, Django creates a session ID and stores it in a cookie on the user's browser.</text:p>
        </text:list-item>
        <text:list-item>
          <text:p text:style-name="P76"><text:span text:style-name="Strong_20_Emphasis">Session Data</text:span>: Django saves the user's ID and other relevant information in the session storage on the server.</text:p>
        </text:list-item>
        <text:list-item>
          <text:p text:style-name="P75"><text:span text:style-name="Strong_20_Emphasis">User Navigates</text:span>: As the user navigates through different pages, Django retrieves the session data using the session ID from the cookie to verify the user's identity and show personalized content.</text:p>
        </text:list-item>
      </text:list>
      <text:h text:style-name="Heading_20_3" text:outline-level="3"><text:soft-page-break/>Basic Usage</text:h>
      <text:p text:style-name="Text_20_body">Here’s a basic example of using the session framework in a Django view:</text:p>
      <text:p text:style-name="Preformatted_20_Text">python</text:p>
      <text:p text:style-name="Preformatted_20_Text">Copy code</text:p>
      <text:p text:style-name="P1"><text:span text:style-name="Source_20_Text">from django.shortcuts import render, redirect</text:span></text:p>
      <text:p text:style-name="P1"><text:span text:style-name="Source_20_Text">from django.contrib.auth import authenticate, login</text:span></text:p>
      <text:p text:style-name="P1"/>
      <text:p text:style-name="P1"><text:span text:style-name="Source_20_Text">def login_view(request):</text:span></text:p>
      <text:p text:style-name="P1"><text:span text:style-name="Source_20_Text"><text:s text:c="4"/>if request.method == 'POST':</text:span></text:p>
      <text:p text:style-name="P1"><text:span text:style-name="Source_20_Text"><text:s text:c="8"/>username = request.POST['username']</text:span></text:p>
      <text:p text:style-name="P1"><text:span text:style-name="Source_20_Text"><text:s text:c="8"/>password = request.POST['password']</text:span></text:p>
      <text:p text:style-name="P1"><text:span text:style-name="Source_20_Text"><text:s text:c="8"/>user = authenticate(request, username=username, password=password)</text:span></text:p>
      <text:p text:style-name="P1"><text:span text:style-name="Source_20_Text"><text:s text:c="8"/>if user is not None:</text:span></text:p>
      <text:p text:style-name="P1"><text:span text:style-name="Source_20_Text"><text:s text:c="12"/>login(request, user)</text:span></text:p>
      <text:p text:style-name="P1"><text:span text:style-name="Source_20_Text"><text:s text:c="12"/>request.session['username'] = username <text:s/># Store data in session</text:span></text:p>
      <text:p text:style-name="P1"><text:span text:style-name="Source_20_Text"><text:s text:c="12"/>return redirect('profile')</text:span></text:p>
      <text:p text:style-name="P1"><text:span text:style-name="Source_20_Text"><text:s text:c="4"/>return render(request, 'login.html')</text:span></text:p>
      <text:p text:style-name="P1"/>
      <text:p text:style-name="P1"><text:span text:style-name="Source_20_Text">def profile_view(request):</text:span></text:p>
      <text:p text:style-name="P1"><text:span text:style-name="Source_20_Text"><text:s text:c="4"/>username = request.session.get('username') <text:s/># Retrieve data from session</text:span></text:p>
      <text:p text:style-name="P1"><text:span text:style-name="Source_20_Text"><text:s text:c="4"/>if username:</text:span></text:p>
      <text:p text:style-name="P1"><text:span text:style-name="Source_20_Text"><text:s text:c="8"/>return render(request, 'profile.html', {'username': username})</text:span></text:p>
      <text:p text:style-name="P1"><text:span text:style-name="Source_20_Text"><text:s text:c="4"/>else:</text:span></text:p>
      <text:p text:style-name="P2"><text:span text:style-name="Source_20_Text"><text:s text:c="8"/>return redirect('login')</text:span></text:p>
      <text:p text:style-name="Text_20_body">In this example:</text:p>
      <text:list xml:id="list3653046700" text:style-name="L30">
        <text:list-item>
          <text:p text:style-name="P78">When the user logs in, their username is stored in the session.</text:p>
        </text:list-item>
        <text:list-item>
          <text:p text:style-name="P77">When the user navigates to their profile, the username is retrieved from the session to personalize the page.</text:p>
        </text:list-item>
      </text:list>
      <text:h text:style-name="Heading_20_3" text:outline-level="3">Summary</text:h>
      <text:list xml:id="list1493412820" text:style-name="L31">
        <text:list-item>
          <text:p text:style-name="P80"><text:span text:style-name="Strong_20_Emphasis">Session Framework</text:span>: Stores user-specific data across multiple requests.</text:p>
        </text:list-item>
        <text:list-item>
          <text:p text:style-name="P80"><text:span text:style-name="Strong_20_Emphasis">Uses</text:span>: User authentication, user preferences, shopping carts, temporary data storage.</text:p>
        </text:list-item>
        <text:list-item>
          <text:p text:style-name="P79"><text:span text:style-name="Strong_20_Emphasis">How it Works</text:span>: Generates a session ID, stores session data on the server, and uses cookies to maintain the session ID on the client side.</text:p>
        </text:list-item>
      </text:list>
      <text:p text:style-name="Text_20_body">By using the session framework, you can create more interactive and personalized web applications where user-specific data persists across different interactions.</text:p>
      <text:p text:style-name="Text_20_body">4o</text:p>
      <text:h text:style-name="Heading_20_5" text:outline-level="5">You said:</text:h>
      <text:p text:style-name="Text_20_body">What do you use middleware for in Django? and how many type of middleware esay way explain this </text:p>
      <text:h text:style-name="Heading_20_5" text:outline-level="5">ChatGPT said:</text:h>
      <text:h text:style-name="Heading_20_3" text:outline-level="3">What is Middleware in Django?</text:h>
      <text:p text:style-name="Text_20_body">Middleware in Django is a way to process requests globally before they reach the view or after the view has processed them. It’s a lightweight, low-level plugin system for globally altering Django’s input or output.</text:p>
      <text:h text:style-name="Heading_20_3" text:outline-level="3"><text:soft-page-break/>Uses of Middleware</text:h>
      <text:list xml:id="list347554351" text:style-name="L32">
        <text:list-item>
          <text:p text:style-name="P82"><text:span text:style-name="Strong_20_Emphasis">Security</text:span>: Add security features like blocking certain IP addresses or checking for valid authentication tokens.</text:p>
        </text:list-item>
        <text:list-item>
          <text:p text:style-name="P82"><text:span text:style-name="Strong_20_Emphasis">Session Management</text:span>: Handle user sessions across multiple requests.</text:p>
        </text:list-item>
        <text:list-item>
          <text:p text:style-name="P82"><text:span text:style-name="Strong_20_Emphasis">Request and Response Modification</text:span>: Modify requests before they reach the view and responses before they are sent back to the client.</text:p>
        </text:list-item>
        <text:list-item>
          <text:p text:style-name="P82"><text:span text:style-name="Strong_20_Emphasis">Logging and Monitoring</text:span>: Log requests and responses for monitoring and debugging purposes.</text:p>
        </text:list-item>
        <text:list-item>
          <text:p text:style-name="P81"><text:span text:style-name="Strong_20_Emphasis">Performance Optimization</text:span>: Add caching to improve performance.</text:p>
        </text:list-item>
      </text:list>
      <text:h text:style-name="Heading_20_3" text:outline-level="3">How Middleware Works</text:h>
      <text:p text:style-name="Text_20_body">When a request comes into a Django application, it passes through a series of middleware components before reaching the view. After the view processes the request, the response goes back through the middleware components in reverse order.</text:p>
      <text:h text:style-name="Heading_20_3" text:outline-level="3">Types of Middleware</text:h>
      <text:p text:style-name="Text_20_body">Middleware can be broadly categorized into three types based on the phase of the request-response cycle they interact with:</text:p>
      <text:list xml:id="list4166519289" text:style-name="L33">
        <text:list-item>
          <text:p text:style-name="P84"><text:span text:style-name="Strong_20_Emphasis">Request Middleware</text:span>: Executes before the view is called. It can modify or process the request object.</text:p>
        </text:list-item>
        <text:list-item>
          <text:p text:style-name="P84"><text:span text:style-name="Strong_20_Emphasis">View Middleware</text:span>: Executes when the view is called. It can modify or handle exceptions.</text:p>
        </text:list-item>
        <text:list-item>
          <text:p text:style-name="P83"><text:span text:style-name="Strong_20_Emphasis">Response Middleware</text:span>: Executes after the view has been called and the response object has been generated. It can modify the response object before it is sent back to the client.</text:p>
        </text:list-item>
      </text:list>
      <text:h text:style-name="Heading_20_3" text:outline-level="3">Common Built-in Middleware</text:h>
      <text:list xml:id="list422572678" text:style-name="L34">
        <text:list-item>
          <text:p text:style-name="P86"><text:span text:style-name="Strong_20_Emphasis">Security Middleware</text:span>: Adds several security enhancements to the request/response cycle.</text:p>
        </text:list-item>
        <text:list-item>
          <text:p text:style-name="P86"><text:span text:style-name="Strong_20_Emphasis">Session Middleware</text:span>: Manages sessions across requests.</text:p>
        </text:list-item>
        <text:list-item>
          <text:p text:style-name="P86"><text:span text:style-name="Strong_20_Emphasis">Common Middleware</text:span>: Adds a few useful features, like URL rewriting.</text:p>
        </text:list-item>
        <text:list-item>
          <text:p text:style-name="P86"><text:span text:style-name="Strong_20_Emphasis">CsrfViewMiddleware</text:span>: Provides Cross-Site Request Forgery protection.</text:p>
        </text:list-item>
        <text:list-item>
          <text:p text:style-name="P85"><text:span text:style-name="Strong_20_Emphasis">Authentication Middleware</text:span>: Associates users with requests using sessions.</text:p>
        </text:list-item>
      </text:list>
      <text:h text:style-name="Heading_20_3" text:outline-level="3">Example of Custom Middleware</text:h>
      <text:p text:style-name="Text_20_body">Creating a custom middleware in Django involves creating a class with specific methods like <text:span text:style-name="Source_20_Text">__init__</text:span>, <text:span text:style-name="Source_20_Text">process_request</text:span>, <text:span text:style-name="Source_20_Text">process_view</text:span>, <text:span text:style-name="Source_20_Text">process_response</text:span>, and <text:span text:style-name="Source_20_Text">process_exception</text:span>.</text:p>
      <text:p text:style-name="Preformatted_20_Text">python</text:p>
      <text:p text:style-name="Preformatted_20_Text">Copy code</text:p>
      <text:p text:style-name="P1"><text:span text:style-name="Source_20_Text"># custom_middleware.py</text:span></text:p>
      <text:p text:style-name="P1"><text:span text:style-name="Source_20_Text">from django.utils.deprecation import MiddlewareMixin</text:span></text:p>
      <text:p text:style-name="P1"/>
      <text:p text:style-name="P1"><text:span text:style-name="Source_20_Text">class CustomMiddleware(MiddlewareMixin):</text:span></text:p>
      <text:p text:style-name="P1"><text:span text:style-name="Source_20_Text"><text:s text:c="4"/>def process_request(self, request):</text:span></text:p>
      <text:p text:style-name="P1"><text:span text:style-name="Source_20_Text"><text:s text:c="8"/>print("Request Middleware: Processed before view")</text:span></text:p>
      <text:p text:style-name="P1"><text:span text:style-name="Source_20_Text"><text:s text:c="8"/># Add custom logic here</text:span></text:p>
      <text:p text:style-name="P1"/>
      <text:p text:style-name="P1"><text:span text:style-name="Source_20_Text"><text:s text:c="4"/>def process_response(self, request, response):</text:span></text:p>
      <text:p text:style-name="P1"><text:soft-page-break/><text:span text:style-name="Source_20_Text"><text:s text:c="8"/>print("Response Middleware: Processed after view")</text:span></text:p>
      <text:p text:style-name="P1"><text:span text:style-name="Source_20_Text"><text:s text:c="8"/># Add custom logic here</text:span></text:p>
      <text:p text:style-name="P2"><text:span text:style-name="Source_20_Text"><text:s text:c="8"/>return response</text:span></text:p>
      <text:p text:style-name="Text_20_body">To use the custom middleware, add it to the <text:span text:style-name="Source_20_Text">MIDDLEWARE</text:span> setting in <text:span text:style-name="Source_20_Text">settings.py</text:span>:</text:p>
      <text:p text:style-name="Preformatted_20_Text">python</text:p>
      <text:p text:style-name="Preformatted_20_Text">Copy code</text:p>
      <text:p text:style-name="P1"><text:span text:style-name="Source_20_Text"># settings.py</text:span></text:p>
      <text:p text:style-name="P1"><text:span text:style-name="Source_20_Text">MIDDLEWARE = [</text:span></text:p>
      <text:p text:style-name="P1"><text:span text:style-name="Source_20_Text"><text:s text:c="4"/># Other middleware classes</text:span></text:p>
      <text:p text:style-name="P1"><text:span text:style-name="Source_20_Text"><text:s text:c="4"/>'path.to.custom_middleware.CustomMiddleware',</text:span></text:p>
      <text:p text:style-name="P2"><text:span text:style-name="Source_20_Text">]</text:span></text:p>
      <text:h text:style-name="Heading_20_3" text:outline-level="3">Summary</text:h>
      <text:list xml:id="list1408138494" text:style-name="L35">
        <text:list-item>
          <text:p text:style-name="P88"><text:span text:style-name="Strong_20_Emphasis">Middleware</text:span>: Code that processes requests and responses globally before they reach the view or after the view has processed them.</text:p>
        </text:list-item>
        <text:list-item>
          <text:p text:style-name="P88"><text:span text:style-name="Strong_20_Emphasis">Uses</text:span>: Security, session management, request/response modification, logging, and performance optimization.</text:p>
        </text:list-item>
        <text:list-item>
          <text:p text:style-name="P88"><text:span text:style-name="Strong_20_Emphasis">Types</text:span>: Request Middleware, View Middleware, Response Middleware.</text:p>
        </text:list-item>
        <text:list-item>
          <text:p text:style-name="P88"><text:span text:style-name="Strong_20_Emphasis">Built-in Middleware</text:span>: Includes security, session, common functionalities, CSRF protection, and authentication.</text:p>
        </text:list-item>
        <text:list-item>
          <text:p text:style-name="P87"><text:span text:style-name="Strong_20_Emphasis">Custom Middleware</text:span>: Can be created to add specific functionalities as needed.</text:p>
        </text:list-item>
      </text:list>
      <text:p text:style-name="Text_20_body">By using middleware, you can add reusable and modular components to process requests and responses in your Django application, enhancing its functionality and maintainability.</text:p>
      <text:p text:style-name="Text_20_body">4o</text:p>
      <text:h text:style-name="Heading_20_5" text:outline-level="5">You said:</text:h>
      <text:p text:style-name="Text_20_body">What is the context in Django? esay explain</text:p>
      <text:h text:style-name="Heading_20_5" text:outline-level="5">ChatGPT said:</text:h>
      <text:p text:style-name="Text_20_body">In Django, <text:span text:style-name="Strong_20_Emphasis">context</text:span> refers to the data that is passed to a template to render the final HTML output. It is essentially a dictionary where the keys are the variable names that will be used in the template, and the values are the data associated with those variables.</text:p>
      <text:h text:style-name="Heading_20_3" text:outline-level="3">Why Context is Important</text:h>
      <text:list xml:id="list967662572" text:style-name="L36">
        <text:list-item>
          <text:p text:style-name="P90"><text:span text:style-name="Strong_20_Emphasis">Dynamic Content</text:span>: Allows you to insert dynamic data into your templates.</text:p>
        </text:list-item>
        <text:list-item>
          <text:p text:style-name="P89"><text:span text:style-name="Strong_20_Emphasis">Separation of Concerns</text:span>: Helps keep the logic in views separate from the presentation in templates.</text:p>
        </text:list-item>
      </text:list>
      <text:h text:style-name="Heading_20_3" text:outline-level="3">How Context Works</text:h>
      <text:p text:style-name="Text_20_body">When you write a view in Django, you typically gather some data and pass it to a template using a context dictionary. The template then uses this data to generate HTML.</text:p>
      <text:h text:style-name="Heading_20_3" text:outline-level="3">Example</text:h>
      <text:list xml:id="list2616362143" text:style-name="L37">
        <text:list-item>
          <text:p text:style-name="P91"><text:span text:style-name="Strong_20_Emphasis">Model</text:span>: Suppose we have a simple <text:span text:style-name="Source_20_Text">Book</text:span> model.</text:p>
          <text:p text:style-name="P3">python</text:p>
          <text:p text:style-name="P3"><text:soft-page-break/>Copy code</text:p>
          <text:p text:style-name="P4"><text:span text:style-name="Source_20_Text">from django.db import models</text:span></text:p>
          <text:p text:style-name="P4"/>
          <text:p text:style-name="P4"><text:span text:style-name="Source_20_Text">class Book(models.Model):</text:span></text:p>
          <text:p text:style-name="P4"><text:span text:style-name="Source_20_Text"><text:s text:c="4"/>title = models.CharField(max_length=100)</text:span></text:p>
          <text:p text:style-name="P4"><text:span text:style-name="Source_20_Text"><text:s text:c="4"/>author = models.CharField(max_length=100)</text:span></text:p>
          <text:p text:style-name="P5"><text:span text:style-name="Source_20_Text"><text:s text:c="4"/>published_date = models.DateField()</text:span></text:p>
        </text:list-item>
        <text:list-item>
          <text:p text:style-name="P91"><text:span text:style-name="Strong_20_Emphasis">View</text:span>: In the view, we query the database to get a list of books and pass this list to the template using context.</text:p>
          <text:p text:style-name="P3">python</text:p>
          <text:p text:style-name="P3">Copy code</text:p>
          <text:p text:style-name="P4"><text:span text:style-name="Source_20_Text">from django.shortcuts import render</text:span></text:p>
          <text:p text:style-name="P4"><text:span text:style-name="Source_20_Text">from .models import Book</text:span></text:p>
          <text:p text:style-name="P4"/>
          <text:p text:style-name="P4"><text:span text:style-name="Source_20_Text">def book_list(request):</text:span></text:p>
          <text:p text:style-name="P4"><text:span text:style-name="Source_20_Text"><text:s text:c="4"/>books = Book.objects.all() <text:s/># Get all books from the database</text:span></text:p>
          <text:p text:style-name="P4"><text:span text:style-name="Source_20_Text"><text:s text:c="4"/>context = {</text:span></text:p>
          <text:p text:style-name="P4"><text:span text:style-name="Source_20_Text"><text:s text:c="8"/>'books': books <text:s/># Add the books to the context</text:span></text:p>
          <text:p text:style-name="P4"><text:span text:style-name="Source_20_Text"><text:s text:c="4"/>}</text:span></text:p>
          <text:p text:style-name="P5"><text:span text:style-name="Source_20_Text"><text:s text:c="4"/>return render(request, 'book_list.html', context)</text:span></text:p>
        </text:list-item>
        <text:list-item>
          <text:p text:style-name="P91"><text:span text:style-name="Strong_20_Emphasis">Template</text:span>: In the template, we use the context variables to display the data.</text:p>
          <text:p text:style-name="P3">html</text:p>
          <text:p text:style-name="P3">Copy code</text:p>
          <text:p text:style-name="P4"><text:span text:style-name="Source_20_Text">&lt;!-- book_list.html --&gt;</text:span></text:p>
          <text:p text:style-name="P4"><text:span text:style-name="Source_20_Text">&lt;!DOCTYPE html&gt;</text:span></text:p>
          <text:p text:style-name="P4"><text:span text:style-name="Source_20_Text">&lt;html&gt;</text:span></text:p>
          <text:p text:style-name="P4"><text:span text:style-name="Source_20_Text">&lt;head&gt;</text:span></text:p>
          <text:p text:style-name="P4"><text:span text:style-name="Source_20_Text"><text:s text:c="4"/>&lt;title&gt;Book List&lt;/title&gt;</text:span></text:p>
          <text:p text:style-name="P4"><text:span text:style-name="Source_20_Text">&lt;/head&gt;</text:span></text:p>
          <text:p text:style-name="P4"><text:span text:style-name="Source_20_Text">&lt;body&gt;</text:span></text:p>
          <text:p text:style-name="P4"><text:span text:style-name="Source_20_Text"><text:s text:c="4"/>&lt;h1&gt;Books&lt;/h1&gt;</text:span></text:p>
          <text:p text:style-name="P4"><text:span text:style-name="Source_20_Text"><text:s text:c="4"/>&lt;ul&gt;</text:span></text:p>
          <text:p text:style-name="P4"><text:span text:style-name="Source_20_Text"><text:s text:c="8"/>{% for book in books %}</text:span></text:p>
          <text:p text:style-name="P4"><text:span text:style-name="Source_20_Text"><text:s text:c="12"/>&lt;li&gt;{{ book.title }} by {{ book.author }} (Published on {{ book.published_date }})&lt;/li&gt;</text:span></text:p>
          <text:p text:style-name="P4"><text:span text:style-name="Source_20_Text"><text:s text:c="8"/>{% endfor %}</text:span></text:p>
          <text:p text:style-name="P4"><text:span text:style-name="Source_20_Text"><text:s text:c="4"/>&lt;/ul&gt;</text:span></text:p>
          <text:p text:style-name="P4"><text:span text:style-name="Source_20_Text">&lt;/body&gt;</text:span></text:p>
          <text:p text:style-name="P5"><text:span text:style-name="Source_20_Text">&lt;/html&gt;</text:span></text:p>
        </text:list-item>
      </text:list>
      <text:p text:style-name="Text_20_body">In this example:</text:p>
      <text:list xml:id="list3293978626" text:style-name="L38">
        <text:list-item>
          <text:p text:style-name="P93">The view retrieves all books from the database and stores them in the <text:span text:style-name="Source_20_Text">books</text:span> variable.</text:p>
        </text:list-item>
        <text:list-item>
          <text:p text:style-name="P93">The <text:span text:style-name="Source_20_Text">books</text:span> variable is added to the context dictionary with the key <text:span text:style-name="Source_20_Text">'books'</text:span>.</text:p>
        </text:list-item>
        <text:list-item>
          <text:p text:style-name="P93">The context is passed to the <text:span text:style-name="Source_20_Text">render</text:span> function, which combines the template (<text:span text:style-name="Source_20_Text">book_list.html</text:span>) with the context data.</text:p>
        </text:list-item>
        <text:list-item>
          <text:p text:style-name="P92">The template uses the context variable <text:span text:style-name="Source_20_Text">books</text:span> to display a list of book titles, authors, and publication dates.</text:p>
        </text:list-item>
      </text:list>
      <text:h text:style-name="Heading_20_3" text:outline-level="3">Summary</text:h>
      <text:list xml:id="list2228913678" text:style-name="L39">
        <text:list-item>
          <text:p text:style-name="P95"><text:span text:style-name="Strong_20_Emphasis">Context in Django</text:span>: A dictionary of data passed from the view to the template.</text:p>
        </text:list-item>
        <text:list-item>
          <text:p text:style-name="P95"><text:span text:style-name="Strong_20_Emphasis">Purpose</text:span>: To provide dynamic data for rendering HTML.</text:p>
        </text:list-item>
        <text:list-item>
          <text:p text:style-name="P95"><text:soft-page-break/><text:span text:style-name="Strong_20_Emphasis">How it Works</text:span>: The view gathers data, adds it to the context dictionary, and passes it to the template for rendering.</text:p>
        </text:list-item>
        <text:list-item>
          <text:p text:style-name="P94"><text:span text:style-name="Strong_20_Emphasis">Example</text:span>: Passing a list of books to a template to generate an HTML list of book details.</text:p>
        </text:list-item>
      </text:list>
      <text:p text:style-name="Text_20_body">By using context, you can easily inject dynamic data into your templates, making your web pages more interactive and informative.</text:p>
      <text:p text:style-name="Text_20_body">4o</text:p>
      <text:h text:style-name="Heading_20_5" text:outline-level="5">You said:</text:h>
      <text:p text:style-name="Text_20_body">what is singnals in django</text:p>
      <text:h text:style-name="Heading_20_5" text:outline-level="5">ChatGPT said:</text:h>
      <text:p text:style-name="Text_20_body">In Django, signals are a way to allow decoupled applications to get notified when certain actions occur elsewhere in the framework. They provide a way to react to certain events happening in the system, such as a model being saved or a user logging in, without having to modify the code that triggers those events.</text:p>
      <text:h text:style-name="Heading_20_3" text:outline-level="3">Why Use Signals?</text:h>
      <text:list xml:id="list1023721182" text:style-name="L40">
        <text:list-item>
          <text:p text:style-name="P97"><text:span text:style-name="Strong_20_Emphasis">Decoupling</text:span>: Signals help to decouple different parts of your application. This means that components can communicate without needing to know about each other.</text:p>
        </text:list-item>
        <text:list-item>
          <text:p text:style-name="P97"><text:span text:style-name="Strong_20_Emphasis">Code Organization</text:span>: They help keep your codebase organized by separating the code that triggers events from the code that responds to those events.</text:p>
        </text:list-item>
        <text:list-item>
          <text:p text:style-name="P96"><text:span text:style-name="Strong_20_Emphasis">Extensibility</text:span>: They make it easier to extend the functionality of your application by adding new behavior without changing the existing code.</text:p>
        </text:list-item>
      </text:list>
      <text:h text:style-name="Heading_20_3" text:outline-level="3">Common Use Cases</text:h>
      <text:list xml:id="list1531233791" text:style-name="L41">
        <text:list-item>
          <text:p text:style-name="P99">Automatically updating related models when a model is saved.</text:p>
        </text:list-item>
        <text:list-item>
          <text:p text:style-name="P99">Sending notifications or emails when certain actions occur.</text:p>
        </text:list-item>
        <text:list-item>
          <text:p text:style-name="P99">Logging or auditing changes to models.</text:p>
        </text:list-item>
        <text:list-item>
          <text:p text:style-name="P98">Updating cache entries when a model changes.</text:p>
        </text:list-item>
      </text:list>
      <text:h text:style-name="Heading_20_3" text:outline-level="3">How Signals Work</text:h>
      <text:list xml:id="list2368682731" text:style-name="L42">
        <text:list-item>
          <text:p text:style-name="P101"><text:span text:style-name="Strong_20_Emphasis">Signal</text:span>: A signal is an instance of <text:span text:style-name="Source_20_Text">django.dispatch.Signal</text:span>.</text:p>
        </text:list-item>
        <text:list-item>
          <text:p text:style-name="P101"><text:span text:style-name="Strong_20_Emphasis">Receiver</text:span>: A function or method that gets called when the signal is sent. The receiver function must be connected to the signal.</text:p>
        </text:list-item>
        <text:list-item>
          <text:p text:style-name="P100"><text:span text:style-name="Strong_20_Emphasis">Sending Signal</text:span>: The signal is sent (or "emitted") when a certain event happens.</text:p>
        </text:list-item>
      </text:list>
      <text:h text:style-name="Heading_20_3" text:outline-level="3">Built-in Signals</text:h>
      <text:p text:style-name="Text_20_body">Django comes with several built-in signals that you can use:</text:p>
      <text:list xml:id="list3507985957" text:style-name="L43">
        <text:list-item>
          <text:p text:style-name="P103"><text:span text:style-name="Source_20_Text">django.db.models.signals.pre_save</text:span> and <text:span text:style-name="Source_20_Text">post_save</text:span>: Sent before or after a model's <text:span text:style-name="Source_20_Text">save()</text:span> method is called.</text:p>
        </text:list-item>
        <text:list-item>
          <text:p text:style-name="P103"><text:span text:style-name="Source_20_Text">django.db.models.signals.pre_delete</text:span> and <text:span text:style-name="Source_20_Text">post_delete</text:span>: Sent before or after a model's <text:span text:style-name="Source_20_Text">delete()</text:span> method is called.</text:p>
        </text:list-item>
        <text:list-item>
          <text:p text:style-name="P103"><text:soft-page-break/><text:span text:style-name="Source_20_Text">django.core.signals.request_started</text:span> and <text:span text:style-name="Source_20_Text">request_finished</text:span>: Sent when a request is started or finished.</text:p>
        </text:list-item>
        <text:list-item>
          <text:p text:style-name="P102"><text:span text:style-name="Source_20_Text">django.contrib.auth.signals.user_logged_in</text:span>, <text:span text:style-name="Source_20_Text">user_logged_out</text:span>, and <text:span text:style-name="Source_20_Text">user_login_failed</text:span>: Sent during the login process.</text:p>
        </text:list-item>
      </text:list>
      <text:h text:style-name="Heading_20_3" text:outline-level="3">Example: Using Signals</text:h>
      <text:p text:style-name="Text_20_body">Let's consider an example where we want to send an email to an admin every time a new <text:span text:style-name="Source_20_Text">Book</text:span> is added to the database.</text:p>
      <text:list xml:id="list3413157523" text:style-name="L44">
        <text:list-item>
          <text:p text:style-name="P104"><text:span text:style-name="Strong_20_Emphasis">Define the Model</text:span>:</text:p>
          <text:p text:style-name="P6">python</text:p>
          <text:p text:style-name="P6">Copy code</text:p>
          <text:p text:style-name="P7"><text:span text:style-name="Source_20_Text">from django.db import models</text:span></text:p>
          <text:p text:style-name="P7"/>
          <text:p text:style-name="P7"><text:span text:style-name="Source_20_Text">class Book(models.Model):</text:span></text:p>
          <text:p text:style-name="P7"><text:span text:style-name="Source_20_Text"><text:s text:c="4"/>title = models.CharField(max_length=100)</text:span></text:p>
          <text:p text:style-name="P7"><text:span text:style-name="Source_20_Text"><text:s text:c="4"/>author = models.CharField(max_length=100)</text:span></text:p>
          <text:p text:style-name="P8"><text:span text:style-name="Source_20_Text"><text:s text:c="4"/>published_date = models.DateField()</text:span></text:p>
        </text:list-item>
        <text:list-item>
          <text:p text:style-name="P104"><text:span text:style-name="Strong_20_Emphasis">Create a Signal Receiver Function</text:span>:</text:p>
          <text:p text:style-name="P6">python</text:p>
          <text:p text:style-name="P6">Copy code</text:p>
          <text:p text:style-name="P7"><text:span text:style-name="Source_20_Text">from django.core.mail import send_mail</text:span></text:p>
          <text:p text:style-name="P7"><text:span text:style-name="Source_20_Text">from django.db.models.signals import post_save</text:span></text:p>
          <text:p text:style-name="P7"><text:span text:style-name="Source_20_Text">from django.dispatch import receiver</text:span></text:p>
          <text:p text:style-name="P7"><text:span text:style-name="Source_20_Text">from .models import Book</text:span></text:p>
          <text:p text:style-name="P7"/>
          <text:p text:style-name="P7"><text:span text:style-name="Source_20_Text">@receiver(post_save, sender=Book)</text:span></text:p>
          <text:p text:style-name="P7"><text:span text:style-name="Source_20_Text">def send_book_notification(sender, instance, created, **kwargs):</text:span></text:p>
          <text:p text:style-name="P7"><text:span text:style-name="Source_20_Text"><text:s text:c="4"/>if created:</text:span></text:p>
          <text:p text:style-name="P7"><text:span text:style-name="Source_20_Text"><text:s text:c="8"/># Send an email notification to the admin</text:span></text:p>
          <text:p text:style-name="P7"><text:span text:style-name="Source_20_Text"><text:s text:c="8"/>send_mail(</text:span></text:p>
          <text:p text:style-name="P7"><text:span text:style-name="Source_20_Text"><text:s text:c="12"/>subject='New Book Added',</text:span></text:p>
          <text:p text:style-name="P7"><text:span text:style-name="Source_20_Text"><text:s text:c="12"/>message=f'A new book titled "{instance.title}" by {instance.author} was added.',</text:span></text:p>
          <text:p text:style-name="P7"><text:span text:style-name="Source_20_Text"><text:s text:c="12"/>from_email='noreply@example.com',</text:span></text:p>
          <text:p text:style-name="P7"><text:span text:style-name="Source_20_Text"><text:s text:c="12"/>recipient_list=['admin@example.com'],</text:span></text:p>
          <text:p text:style-name="P8"><text:span text:style-name="Source_20_Text"><text:s text:c="8"/>)</text:span></text:p>
        </text:list-item>
        <text:list-item>
          <text:p text:style-name="P104"><text:span text:style-name="Strong_20_Emphasis">Connect the Signal</text:span>:</text:p>
          <text:p text:style-name="P104">In Django, you typically connect signals in a <text:span text:style-name="Source_20_Text">signals.py</text:span> file within your app, and then import that file in the <text:span text:style-name="Source_20_Text">apps.py</text:span> file to ensure the signals are registered when the app is ready.</text:p>
          <text:p text:style-name="P104"><text:span text:style-name="Strong_20_Emphasis">signals.py</text:span>:</text:p>
          <text:p text:style-name="P6">python</text:p>
          <text:p text:style-name="P6">Copy code</text:p>
          <text:p text:style-name="P7"><text:span text:style-name="Source_20_Text"># Ensure this is in the same directory as your models.py</text:span></text:p>
          <text:p text:style-name="P7"><text:span text:style-name="Source_20_Text">from .models import Book</text:span></text:p>
          <text:p text:style-name="P7"><text:span text:style-name="Source_20_Text">from django.db.models.signals import post_save</text:span></text:p>
          <text:p text:style-name="P7"><text:span text:style-name="Source_20_Text">from django.dispatch import receiver</text:span></text:p>
          <text:p text:style-name="P7"/>
          <text:p text:style-name="P7"><text:span text:style-name="Source_20_Text">@receiver(post_save, sender=Book)</text:span></text:p>
          <text:p text:style-name="P7"><text:span text:style-name="Source_20_Text">def send_book_notification(sender, instance, created, **kwargs):</text:span></text:p>
          <text:p text:style-name="P7"><text:span text:style-name="Source_20_Text"><text:s text:c="4"/>if created:</text:span></text:p>
          <text:p text:style-name="P7"><text:soft-page-break/><text:span text:style-name="Source_20_Text"><text:s text:c="8"/># Send an email notification to the admin</text:span></text:p>
          <text:p text:style-name="P7"><text:span text:style-name="Source_20_Text"><text:s text:c="8"/>send_mail(</text:span></text:p>
          <text:p text:style-name="P7"><text:span text:style-name="Source_20_Text"><text:s text:c="12"/>subject='New Book Added',</text:span></text:p>
          <text:p text:style-name="P7"><text:span text:style-name="Source_20_Text"><text:s text:c="12"/>message=f'A new book titled "{instance.title}" by {instance.author} was added.',</text:span></text:p>
          <text:p text:style-name="P7"><text:span text:style-name="Source_20_Text"><text:s text:c="12"/>from_email='noreply@example.com',</text:span></text:p>
          <text:p text:style-name="P7"><text:span text:style-name="Source_20_Text"><text:s text:c="12"/>recipient_list=['admin@example.com'],</text:span></text:p>
          <text:p text:style-name="P8"><text:span text:style-name="Source_20_Text"><text:s text:c="8"/>)</text:span></text:p>
          <text:p text:style-name="P104"><text:span text:style-name="Strong_20_Emphasis">apps.py</text:span>:</text:p>
          <text:p text:style-name="P6">python</text:p>
          <text:p text:style-name="P6">Copy code</text:p>
          <text:p text:style-name="P7"><text:span text:style-name="Source_20_Text">from django.apps import AppConfig</text:span></text:p>
          <text:p text:style-name="P7"/>
          <text:p text:style-name="P7"><text:span text:style-name="Source_20_Text">class MyAppConfig(AppConfig):</text:span></text:p>
          <text:p text:style-name="P7"><text:span text:style-name="Source_20_Text"><text:s text:c="4"/>name = 'myapp'</text:span></text:p>
          <text:p text:style-name="P7"/>
          <text:p text:style-name="P7"><text:span text:style-name="Source_20_Text"><text:s text:c="4"/>def ready(self):</text:span></text:p>
          <text:p text:style-name="P8"><text:span text:style-name="Source_20_Text"><text:s text:c="8"/>import myapp.signals <text:s/># Register the signals</text:span></text:p>
        </text:list-item>
      </text:list>
      <text:h text:style-name="Heading_20_3" text:outline-level="3">Summary</text:h>
      <text:list xml:id="list1728040692" text:style-name="L45">
        <text:list-item>
          <text:p text:style-name="P106"><text:span text:style-name="Strong_20_Emphasis">Signals</text:span>: Allow decoupled apps to get notified when certain actions occur.</text:p>
        </text:list-item>
        <text:list-item>
          <text:p text:style-name="P106"><text:span text:style-name="Strong_20_Emphasis">Use Cases</text:span>: Updating related models, sending notifications, logging, updating cache, etc.</text:p>
        </text:list-item>
        <text:list-item>
          <text:p text:style-name="P106"><text:span text:style-name="Strong_20_Emphasis">Components</text:span>: Signal (event), Receiver (function handling the event), Sending the signal.</text:p>
        </text:list-item>
        <text:list-item>
          <text:p text:style-name="P106"><text:span text:style-name="Strong_20_Emphasis">Built-in Signals</text:span>: Includes <text:span text:style-name="Source_20_Text">pre_save</text:span>, <text:span text:style-name="Source_20_Text">post_save</text:span>, <text:span text:style-name="Source_20_Text">pre_delete</text:span>, <text:span text:style-name="Source_20_Text">post_delete</text:span>, <text:span text:style-name="Source_20_Text">request_started</text:span>, <text:span text:style-name="Source_20_Text">request_finished</text:span>, <text:span text:style-name="Source_20_Text">user_logged_in</text:span>, etc.</text:p>
        </text:list-item>
        <text:list-item>
          <text:p text:style-name="P105"><text:span text:style-name="Strong_20_Emphasis">Example</text:span>: Sending an email notification when a new <text:span text:style-name="Source_20_Text">Book</text:span> is added to the database.</text:p>
        </text:list-item>
      </text:list>
      <text:p text:style-name="Text_20_body">4o</text:p>
      <text:h text:style-name="Heading_20_5" text:outline-level="5">You said:</text:h>
      <text:p text:style-name="Text_20_body">What is throttling in DRF, and why is it important for API management? easy way explain</text:p>
      <text:h text:style-name="Heading_20_5" text:outline-level="5">ChatGPT said:</text:h>
      <text:h text:style-name="Heading_20_3" text:outline-level="3">What is Throttling in Django REST Framework (DRF)?</text:h>
      <text:p text:style-name="Text_20_body">Throttling in Django REST Framework (DRF) is a mechanism to control the rate at which clients can make requests to an API. It limits the number of requests a user can make in a given period of time.</text:p>
      <text:h text:style-name="Heading_20_3" text:outline-level="3">Why Throttling is Important for API Management</text:h>
      <text:list xml:id="list378946170" text:style-name="L46">
        <text:list-item>
          <text:p text:style-name="P108"><text:span text:style-name="Strong_20_Emphasis">Prevent Abuse</text:span>: Protects your API from being overwhelmed by too many requests from a single user or IP address.</text:p>
        </text:list-item>
        <text:list-item>
          <text:p text:style-name="P108"><text:span text:style-name="Strong_20_Emphasis">Fair Usage</text:span>: Ensures that all users get fair access to your API by preventing a few users from consuming all the resources.</text:p>
        </text:list-item>
        <text:list-item>
          <text:p text:style-name="P108"><text:span text:style-name="Strong_20_Emphasis">Resource Management</text:span>: Helps in managing server resources effectively and maintaining the performance of your application.</text:p>
        </text:list-item>
        <text:list-item>
          <text:p text:style-name="P107"><text:span text:style-name="Strong_20_Emphasis">Security</text:span>: Adds a layer of security by making it harder for malicious users to perform denial-of-service (DoS) attacks.</text:p>
        </text:list-item>
      </text:list>
      <text:h text:style-name="Heading_20_3" text:outline-level="3"><text:soft-page-break/>Types of Throttling in DRF</text:h>
      <text:list xml:id="list2568727137" text:style-name="L47">
        <text:list-item>
          <text:p text:style-name="P110"><text:span text:style-name="Strong_20_Emphasis">User Throttling</text:span>: Limits requests on a per-user basis. Each user has their own limit.</text:p>
        </text:list-item>
        <text:list-item>
          <text:p text:style-name="P110"><text:span text:style-name="Strong_20_Emphasis">Anon (Anonymous) Throttling</text:span>: Limits requests from anonymous users who are not logged in.</text:p>
        </text:list-item>
        <text:list-item>
          <text:p text:style-name="P109"><text:span text:style-name="Strong_20_Emphasis">Scoped Throttling</text:span>: Limits requests based on specific views or viewsets.</text:p>
        </text:list-item>
      </text:list>
      <text:h text:style-name="Heading_20_3" text:outline-level="3">How Throttling Works</text:h>
      <text:list xml:id="list1539748787" text:style-name="L48">
        <text:list-item>
          <text:p text:style-name="P112"><text:span text:style-name="Strong_20_Emphasis">Throttle Classes</text:span>: DRF provides built-in throttle classes which you can use to set up throttling rules.</text:p>
        </text:list-item>
        <text:list-item>
          <text:p text:style-name="P112"><text:span text:style-name="Strong_20_Emphasis">Settings</text:span>: You define the throttle rates in your Django settings file.</text:p>
        </text:list-item>
        <text:list-item>
          <text:p text:style-name="P111"><text:span text:style-name="Strong_20_Emphasis">Rate</text:span>: Throttling rates are specified as "number of requests per time period" (e.g., "100/day", "10/hour").</text:p>
        </text:list-item>
      </text:list>
      <text:h text:style-name="Heading_20_3" text:outline-level="3">Example</text:h>
      <text:list xml:id="list1995335945" text:style-name="L49">
        <text:list-item>
          <text:p text:style-name="P113"><text:span text:style-name="Strong_20_Emphasis">Settings Configuration</text:span>: Define throttling rates in the <text:span text:style-name="Source_20_Text">settings.py</text:span> file.</text:p>
          <text:p text:style-name="P9">python</text:p>
          <text:p text:style-name="P9">Copy code</text:p>
          <text:p text:style-name="P10"><text:span text:style-name="Source_20_Text"># settings.py</text:span></text:p>
          <text:p text:style-name="P10"><text:span text:style-name="Source_20_Text">REST_FRAMEWORK = {</text:span></text:p>
          <text:p text:style-name="P10"><text:span text:style-name="Source_20_Text"><text:s text:c="4"/>'DEFAULT_THROTTLE_CLASSES': [</text:span></text:p>
          <text:p text:style-name="P10"><text:span text:style-name="Source_20_Text"><text:s text:c="8"/>'rest_framework.throttling.UserRateThrottle',</text:span></text:p>
          <text:p text:style-name="P10"><text:span text:style-name="Source_20_Text"><text:s text:c="8"/>'rest_framework.throttling.AnonRateThrottle',</text:span></text:p>
          <text:p text:style-name="P10"><text:span text:style-name="Source_20_Text"><text:s text:c="4"/>],</text:span></text:p>
          <text:p text:style-name="P10"><text:span text:style-name="Source_20_Text"><text:s text:c="4"/>'DEFAULT_THROTTLE_RATES': {</text:span></text:p>
          <text:p text:style-name="P10"><text:span text:style-name="Source_20_Text"><text:s text:c="8"/>'user': '100/day', <text:s/># Logged-in users can make 100 requests per day</text:span></text:p>
          <text:p text:style-name="P10"><text:span text:style-name="Source_20_Text"><text:s text:c="8"/>'anon': '10/hour', <text:s/># Anonymous users can make 10 requests per hour</text:span></text:p>
          <text:p text:style-name="P10"><text:span text:style-name="Source_20_Text"><text:s text:c="4"/>}</text:span></text:p>
          <text:p text:style-name="P11"><text:span text:style-name="Source_20_Text">}</text:span></text:p>
        </text:list-item>
        <text:list-item>
          <text:p text:style-name="P113"><text:span text:style-name="Strong_20_Emphasis">Applying Throttling to a View</text:span>: Throttling can be applied to specific views or viewsets.</text:p>
          <text:p text:style-name="P9">python</text:p>
          <text:p text:style-name="P9">Copy code</text:p>
          <text:p text:style-name="P10"><text:span text:style-name="Source_20_Text">from rest_framework.throttling import UserRateThrottle, AnonRateThrottle</text:span></text:p>
          <text:p text:style-name="P10"><text:span text:style-name="Source_20_Text">from rest_framework.views import APIView</text:span></text:p>
          <text:p text:style-name="P10"><text:span text:style-name="Source_20_Text">from rest_framework.response import Response</text:span></text:p>
          <text:p text:style-name="P10"/>
          <text:p text:style-name="P10"><text:span text:style-name="Source_20_Text">class ExampleView(APIView):</text:span></text:p>
          <text:p text:style-name="P10"><text:span text:style-name="Source_20_Text"><text:s text:c="4"/>throttle_classes = [UserRateThrottle, AnonRateThrottle]</text:span></text:p>
          <text:p text:style-name="P10"/>
          <text:p text:style-name="P10"><text:span text:style-name="Source_20_Text"><text:s text:c="4"/>def get(self, request):</text:span></text:p>
          <text:p text:style-name="P11"><text:span text:style-name="Source_20_Text"><text:s text:c="8"/>return Response({"message": "Hello, world!"})</text:span></text:p>
        </text:list-item>
      </text:list>
      <text:p text:style-name="Text_20_body">In this example:</text:p>
      <text:list xml:id="list107786528" text:style-name="L50">
        <text:list-item>
          <text:p text:style-name="P115"><text:span text:style-name="Strong_20_Emphasis">Configuration</text:span>: The settings define that logged-in users can make 100 requests per day and anonymous users can make 10 requests per hour.</text:p>
        </text:list-item>
        <text:list-item>
          <text:p text:style-name="P114"><text:span text:style-name="Strong_20_Emphasis">Throttling Applied</text:span>: The <text:span text:style-name="Source_20_Text">ExampleView</text:span> class applies these throttle rules, meaning the rates defined in the settings will be enforced for requests to this view.</text:p>
        </text:list-item>
      </text:list>
      <text:h text:style-name="Heading_20_3" text:outline-level="3"><text:soft-page-break/>Summary</text:h>
      <text:list xml:id="list3965876332" text:style-name="L51">
        <text:list-item>
          <text:p text:style-name="P117"><text:span text:style-name="Strong_20_Emphasis">Throttling</text:span>: Limits the rate of requests to an API.</text:p>
        </text:list-item>
        <text:list-item>
          <text:p text:style-name="P117"><text:span text:style-name="Strong_20_Emphasis">Importance</text:span>: Prevents abuse, ensures fair usage, manages resources, and enhances security.</text:p>
        </text:list-item>
        <text:list-item>
          <text:p text:style-name="P117"><text:span text:style-name="Strong_20_Emphasis">Types</text:span>: User throttling, anonymous throttling, scoped throttling.</text:p>
        </text:list-item>
        <text:list-item>
          <text:p text:style-name="P116"><text:span text:style-name="Strong_20_Emphasis">Example</text:span>: Defined in settings and applied to views to control the request rate.</text:p>
        </text:list-item>
      </text:list>
      <text:p text:style-name="Text_20_body">By implementing throttling, you can protect your API from being overloaded and ensure a better experience for all users.</text:p>
      <text:p text:style-name="P24">2/2</text:p>
      <text:p text:style-name="Text_20_body">4o</text:p>
      <text:h text:style-name="Heading_20_5" text:outline-level="5">You said:</text:h>
      <text:p text:style-name="Text_20_body">What is the significance of the filter_backends attribute in a DRF view, and how does it impact data filtering? easy way explain</text:p>
      <text:h text:style-name="Heading_20_5" text:outline-level="5">ChatGPT said:</text:h>
      <text:h text:style-name="Heading_20_3" text:outline-level="3">What is <text:span text:style-name="Source_20_Text">filter_backends</text:span> in Django REST Framework (DRF)?</text:h>
      <text:p text:style-name="Text_20_body">The <text:span text:style-name="Source_20_Text">filter_backends</text:span> attribute in DRF is used to specify the classes that will handle filtering of querysets in your API views. Filtering is the process of restricting the results returned by the API based on certain criteria.</text:p>
      <text:h text:style-name="Heading_20_3" text:outline-level="3">Significance of <text:span text:style-name="Source_20_Text">filter_backends</text:span></text:h>
      <text:list xml:id="list1010928413" text:style-name="L52">
        <text:list-item>
          <text:p text:style-name="P119"><text:span text:style-name="Strong_20_Emphasis">Modular Filtering</text:span>: Allows you to modularly add different types of filtering logic to your views.</text:p>
        </text:list-item>
        <text:list-item>
          <text:p text:style-name="P119"><text:span text:style-name="Strong_20_Emphasis">Reusability</text:span>: Promotes reusability of filter logic across different views by using pre-defined filter backends.</text:p>
        </text:list-item>
        <text:list-item>
          <text:p text:style-name="P118"><text:span text:style-name="Strong_20_Emphasis">Customizable</text:span>: You can create custom filter backends to suit your specific needs.</text:p>
        </text:list-item>
      </text:list>
      <text:h text:style-name="Heading_20_3" text:outline-level="3">How <text:span text:style-name="Source_20_Text">filter_backends</text:span> Impacts Data Filtering</text:h>
      <text:list xml:id="list3065037489" text:style-name="L53">
        <text:list-item>
          <text:p text:style-name="P121"><text:span text:style-name="Strong_20_Emphasis">Automatic Filtering</text:span>: When you add a filter backend to your view, DRF will automatically apply the filter criteria specified in the request (such as query parameters) to the queryset.</text:p>
        </text:list-item>
        <text:list-item>
          <text:p text:style-name="P121"><text:span text:style-name="Strong_20_Emphasis">Flexible Querying</text:span>: It provides flexibility to clients to request only the data they need by specifying filters in the API request.</text:p>
        </text:list-item>
        <text:list-item>
          <text:p text:style-name="P120"><text:span text:style-name="Strong_20_Emphasis">Performance</text:span>: Proper filtering can reduce the amount of data processed and returned, improving performance and efficiency.</text:p>
        </text:list-item>
      </text:list>
      <text:h text:style-name="Heading_20_3" text:outline-level="3">Built-in Filter Backends</text:h>
      <text:p text:style-name="Text_20_body">DRF includes several built-in filter backends:</text:p>
      <text:list xml:id="list859940666" text:style-name="L54">
        <text:list-item>
          <text:p text:style-name="P123"><text:span text:style-name="Strong_20_Emphasis">DjangoFilterBackend</text:span>: Provides advanced filtering using Django Filter.</text:p>
        </text:list-item>
        <text:list-item>
          <text:p text:style-name="P123"><text:span text:style-name="Strong_20_Emphasis">SearchFilter</text:span>: Allows searching across multiple fields.</text:p>
        </text:list-item>
        <text:list-item>
          <text:p text:style-name="P122"><text:span text:style-name="Strong_20_Emphasis">OrderingFilter</text:span>: Allows ordering the results based on specific fields.</text:p>
        </text:list-item>
      </text:list>
      <text:h text:style-name="Heading_20_3" text:outline-level="3"><text:soft-page-break/>Example</text:h>
      <text:list xml:id="list1769561024" text:style-name="L55">
        <text:list-item>
          <text:p text:style-name="P124"><text:span text:style-name="Strong_20_Emphasis">Model</text:span>: Suppose we have a simple <text:span text:style-name="Source_20_Text">Book</text:span> model.</text:p>
          <text:p text:style-name="P12">python</text:p>
          <text:p text:style-name="P12">Copy code</text:p>
          <text:p text:style-name="P13"><text:span text:style-name="Source_20_Text">from django.db import models</text:span></text:p>
          <text:p text:style-name="P13"/>
          <text:p text:style-name="P13"><text:span text:style-name="Source_20_Text">class Book(models.Model):</text:span></text:p>
          <text:p text:style-name="P13"><text:span text:style-name="Source_20_Text"><text:s text:c="4"/>title = models.CharField(max_length=100)</text:span></text:p>
          <text:p text:style-name="P13"><text:span text:style-name="Source_20_Text"><text:s text:c="4"/>author = models.CharField(max_length=100)</text:span></text:p>
          <text:p text:style-name="P14"><text:span text:style-name="Source_20_Text"><text:s text:c="4"/>published_date = models.DateField()</text:span></text:p>
        </text:list-item>
        <text:list-item>
          <text:p text:style-name="P124"><text:span text:style-name="Strong_20_Emphasis">View with Filtering</text:span>:</text:p>
          <text:p text:style-name="P12">python</text:p>
          <text:p text:style-name="P12">Copy code</text:p>
          <text:p text:style-name="P13"><text:span text:style-name="Source_20_Text">from rest_framework import generics</text:span></text:p>
          <text:p text:style-name="P13"><text:span text:style-name="Source_20_Text">from rest_framework.filters import SearchFilter, OrderingFilter</text:span></text:p>
          <text:p text:style-name="P13"><text:span text:style-name="Source_20_Text">from django_filters.rest_framework import DjangoFilterBackend</text:span></text:p>
          <text:p text:style-name="P13"><text:span text:style-name="Source_20_Text">from .models import Book</text:span></text:p>
          <text:p text:style-name="P13"><text:span text:style-name="Source_20_Text">from .serializers import BookSerializer</text:span></text:p>
          <text:p text:style-name="P13"/>
          <text:p text:style-name="P13"><text:span text:style-name="Source_20_Text">class BookListView(generics.ListAPIView):</text:span></text:p>
          <text:p text:style-name="P13"><text:span text:style-name="Source_20_Text"><text:s text:c="4"/>queryset = Book.objects.all()</text:span></text:p>
          <text:p text:style-name="P13"><text:span text:style-name="Source_20_Text"><text:s text:c="4"/>serializer_class = BookSerializer</text:span></text:p>
          <text:p text:style-name="P13"><text:span text:style-name="Source_20_Text"><text:s text:c="4"/>filter_backends = [DjangoFilterBackend, SearchFilter, OrderingFilter]</text:span></text:p>
          <text:p text:style-name="P13"><text:span text:style-name="Source_20_Text"><text:s text:c="4"/>filterset_fields = ['author', 'published_date'] <text:s/># DjangoFilterBackend</text:span></text:p>
          <text:p text:style-name="P13"><text:span text:style-name="Source_20_Text"><text:s text:c="4"/>search_fields = ['title', 'author'] <text:s/># SearchFilter</text:span></text:p>
          <text:p text:style-name="P14"><text:span text:style-name="Source_20_Text"><text:s text:c="4"/>ordering_fields = ['published_date', 'title'] <text:s/># OrderingFilter</text:span></text:p>
        </text:list-item>
        <text:list-item>
          <text:p text:style-name="P124"><text:span text:style-name="Strong_20_Emphasis">Client Requests</text:span>:</text:p>
          <text:list>
            <text:list-item>
              <text:p text:style-name="P125"><text:span text:style-name="Strong_20_Emphasis">Filter by Author</text:span>: <text:span text:style-name="Source_20_Text">/books/?author=John Doe</text:span></text:p>
            </text:list-item>
            <text:list-item>
              <text:p text:style-name="P125"><text:span text:style-name="Strong_20_Emphasis">Search by Title or Author</text:span>: <text:span text:style-name="Source_20_Text">/books/?search=Python</text:span></text:p>
            </text:list-item>
            <text:list-item>
              <text:p text:style-name="P124"><text:span text:style-name="Strong_20_Emphasis">Order by Published Date</text:span>: <text:span text:style-name="Source_20_Text">/books/?ordering=published_date</text:span></text:p>
            </text:list-item>
          </text:list>
        </text:list-item>
      </text:list>
      <text:p text:style-name="Text_20_body">In this example:</text:p>
      <text:list xml:id="list710727922" text:style-name="L56">
        <text:list-item>
          <text:p text:style-name="P127"><text:span text:style-name="Strong_20_Emphasis">DjangoFilterBackend</text:span>: Allows filtering by <text:span text:style-name="Source_20_Text">author</text:span> and <text:span text:style-name="Source_20_Text">published_date</text:span>.</text:p>
        </text:list-item>
        <text:list-item>
          <text:p text:style-name="P127"><text:span text:style-name="Strong_20_Emphasis">SearchFilter</text:span>: Allows searching by <text:span text:style-name="Source_20_Text">title</text:span> and <text:span text:style-name="Source_20_Text">author</text:span>.</text:p>
        </text:list-item>
        <text:list-item>
          <text:p text:style-name="P126"><text:span text:style-name="Strong_20_Emphasis">OrderingFilter</text:span>: Allows ordering the results by <text:span text:style-name="Source_20_Text">published_date</text:span> or <text:span text:style-name="Source_20_Text">title</text:span>.</text:p>
        </text:list-item>
      </text:list>
      <text:h text:style-name="Heading_20_3" text:outline-level="3">Summary</text:h>
      <text:list xml:id="list2187953830" text:style-name="L57">
        <text:list-item>
          <text:p text:style-name="P129"><text:span text:style-name="Strong_20_Emphasis"><text:span text:style-name="Source_20_Text">filter_backends</text:span></text:span>: Specifies classes to handle filtering of querysets in DRF views.</text:p>
        </text:list-item>
        <text:list-item>
          <text:p text:style-name="P129"><text:span text:style-name="Strong_20_Emphasis">Significance</text:span>: Enables modular, reusable, and customizable filtering logic.</text:p>
        </text:list-item>
        <text:list-item>
          <text:p text:style-name="P129"><text:span text:style-name="Strong_20_Emphasis">Impact</text:span>: Automatically applies filter criteria from the request, allows flexible querying, and improves performance.</text:p>
        </text:list-item>
        <text:list-item>
          <text:p text:style-name="P128"><text:span text:style-name="Strong_20_Emphasis">Example</text:span>: Use built-in filters like <text:span text:style-name="Source_20_Text">DjangoFilterBackend</text:span>, <text:span text:style-name="Source_20_Text">SearchFilter</text:span>, and <text:span text:style-name="Source_20_Text">OrderingFilter</text:span> to filter, search, and order API results.</text:p>
        </text:list-item>
      </text:list>
      <text:p text:style-name="Text_20_body">Using <text:span text:style-name="Source_20_Text">filter_backends</text:span>, you can easily add powerful and flexible filtering capabilities to your DRF views, making your APIs more efficient and user-friendly.</text:p>
      <text:p text:style-name="Text_20_body">4o</text:p>
      <text:h text:style-name="Heading_20_5" text:outline-level="5"><text:soft-page-break/>You said:</text:h>
      <text:p text:style-name="Text_20_body">Diifernce between GenriceApiview, Apiview, modelVieset in django easy explain</text:p>
      <text:h text:style-name="Heading_20_5" text:outline-level="5">ChatGPT said:</text:h>
      <text:h text:style-name="Heading_20_3" text:outline-level="3">Difference between <text:span text:style-name="Source_20_Text">APIView</text:span>, <text:span text:style-name="Source_20_Text">GenericAPIView</text:span>, and <text:span text:style-name="Source_20_Text">ModelViewSet</text:span> in Django Rest Framework (DRF)</text:h>
      <text:h text:style-name="Heading_20_4" text:outline-level="4">1. <text:span text:style-name="Source_20_Text">APIView</text:span></text:h>
      <text:list xml:id="list3045827854" text:style-name="L58">
        <text:list-item>
          <text:p text:style-name="P131"><text:span text:style-name="Strong_20_Emphasis">Definition</text:span>: <text:span text:style-name="Source_20_Text">APIView</text:span> is the base class for all DRF views. It provides the core functionality for handling HTTP requests (like GET, POST, PUT, DELETE) and responses.</text:p>
        </text:list-item>
        <text:list-item>
          <text:p text:style-name="P131"><text:span text:style-name="Strong_20_Emphasis">Flexibility</text:span>: Most flexible but requires the most code. You manually define methods for each HTTP request (like <text:span text:style-name="Source_20_Text">get</text:span>, <text:span text:style-name="Source_20_Text">post</text:span>, etc.).</text:p>
        </text:list-item>
        <text:list-item>
          <text:p text:style-name="P130"><text:span text:style-name="Strong_20_Emphasis">Use Case</text:span>: Use when you need full control over the request handling process or when you have very custom behavior.</text:p>
        </text:list-item>
      </text:list>
      <text:p text:style-name="Text_20_body"><text:span text:style-name="Strong_20_Emphasis">Example</text:span>:</text:p>
      <text:p text:style-name="Preformatted_20_Text">python</text:p>
      <text:p text:style-name="Preformatted_20_Text">Copy code</text:p>
      <text:p text:style-name="P1"><text:span text:style-name="Source_20_Text">from rest_framework.views import APIView</text:span></text:p>
      <text:p text:style-name="P1"><text:span text:style-name="Source_20_Text">from rest_framework.response import Response</text:span></text:p>
      <text:p text:style-name="P1"><text:span text:style-name="Source_20_Text">from rest_framework import status</text:span></text:p>
      <text:p text:style-name="P1"/>
      <text:p text:style-name="P1"><text:span text:style-name="Source_20_Text">class BookListAPIView(APIView):</text:span></text:p>
      <text:p text:style-name="P1"><text:span text:style-name="Source_20_Text"><text:s text:c="4"/>def get(self, request):</text:span></text:p>
      <text:p text:style-name="P1"><text:span text:style-name="Source_20_Text"><text:s text:c="8"/># Custom logic to retrieve books</text:span></text:p>
      <text:p text:style-name="P1"><text:span text:style-name="Source_20_Text"><text:s text:c="8"/>books = Book.objects.all()</text:span></text:p>
      <text:p text:style-name="P1"><text:span text:style-name="Source_20_Text"><text:s text:c="8"/>serializer = BookSerializer(books, many=True)</text:span></text:p>
      <text:p text:style-name="P1"><text:span text:style-name="Source_20_Text"><text:s text:c="8"/>return Response(serializer.data)</text:span></text:p>
      <text:p text:style-name="P1"/>
      <text:p text:style-name="P1"><text:span text:style-name="Source_20_Text"><text:s text:c="4"/>def post(self, request):</text:span></text:p>
      <text:p text:style-name="P1"><text:span text:style-name="Source_20_Text"><text:s text:c="8"/># Custom logic to create a new book</text:span></text:p>
      <text:p text:style-name="P1"><text:span text:style-name="Source_20_Text"><text:s text:c="8"/>serializer = BookSerializer(data=request.data)</text:span></text:p>
      <text:p text:style-name="P1"><text:span text:style-name="Source_20_Text"><text:s text:c="8"/>if serializer.is_valid():</text:span></text:p>
      <text:p text:style-name="P1"><text:span text:style-name="Source_20_Text"><text:s text:c="12"/>serializer.save()</text:span></text:p>
      <text:p text:style-name="P1"><text:span text:style-name="Source_20_Text"><text:s text:c="12"/>return Response(serializer.data, status=status.HTTP_201_CREATED)</text:span></text:p>
      <text:p text:style-name="P2"><text:span text:style-name="Source_20_Text"><text:s text:c="8"/>return Response(serializer.errors, status=status.HTTP_400_BAD_REQUEST)</text:span></text:p>
      <text:h text:style-name="Heading_20_4" text:outline-level="4">2. <text:span text:style-name="Source_20_Text">GenericAPIView</text:span></text:h>
      <text:list xml:id="list1837350169" text:style-name="L59">
        <text:list-item>
          <text:p text:style-name="P133"><text:span text:style-name="Strong_20_Emphasis">Definition</text:span>: <text:span text:style-name="Source_20_Text">GenericAPIView</text:span> extends <text:span text:style-name="Source_20_Text">APIView</text:span> and adds common functionality for working with querysets and serializers.</text:p>
        </text:list-item>
        <text:list-item>
          <text:p text:style-name="P133"><text:span text:style-name="Strong_20_Emphasis">Features</text:span>: Provides attributes like <text:span text:style-name="Source_20_Text">queryset</text:span>, <text:span text:style-name="Source_20_Text">serializer_class</text:span>, and methods like <text:span text:style-name="Source_20_Text">get_object</text:span>, <text:span text:style-name="Source_20_Text">get_queryset</text:span>.</text:p>
        </text:list-item>
        <text:list-item>
          <text:p text:style-name="P133"><text:span text:style-name="Strong_20_Emphasis">Flexibility</text:span>: More flexible than viewsets but requires you to manually define methods or use mixins for common actions.</text:p>
        </text:list-item>
        <text:list-item>
          <text:p text:style-name="P132"><text:span text:style-name="Strong_20_Emphasis">Use Case</text:span>: Use when you want to leverage DRF's generic functionality but still need some customization.</text:p>
        </text:list-item>
      </text:list>
      <text:p text:style-name="Text_20_body"><text:span text:style-name="Strong_20_Emphasis">Example</text:span>:</text:p>
      <text:p text:style-name="Preformatted_20_Text">python</text:p>
      <text:p text:style-name="Preformatted_20_Text">Copy code</text:p>
      <text:p text:style-name="P1"><text:span text:style-name="Source_20_Text">from rest_framework.generics import GenericAPIView</text:span></text:p>
      <text:p text:style-name="P1"><text:soft-page-break/><text:span text:style-name="Source_20_Text">from rest_framework import mixins</text:span></text:p>
      <text:p text:style-name="P1"/>
      <text:p text:style-name="P1"><text:span text:style-name="Source_20_Text">class BookListGenericAPIView(mixins.ListModelMixin, mixins.CreateModelMixin, GenericAPIView):</text:span></text:p>
      <text:p text:style-name="P1"><text:span text:style-name="Source_20_Text"><text:s text:c="4"/>queryset = Book.objects.all()</text:span></text:p>
      <text:p text:style-name="P1"><text:span text:style-name="Source_20_Text"><text:s text:c="4"/>serializer_class = BookSerializer</text:span></text:p>
      <text:p text:style-name="P1"/>
      <text:p text:style-name="P1"><text:span text:style-name="Source_20_Text"><text:s text:c="4"/>def get(self, request, *args, **kwargs):</text:span></text:p>
      <text:p text:style-name="P1"><text:span text:style-name="Source_20_Text"><text:s text:c="8"/>return self.list(request, *args, **kwargs)</text:span></text:p>
      <text:p text:style-name="P1"/>
      <text:p text:style-name="P1"><text:span text:style-name="Source_20_Text"><text:s text:c="4"/>def post(self, request, *args, **kwargs):</text:span></text:p>
      <text:p text:style-name="P2"><text:span text:style-name="Source_20_Text"><text:s text:c="8"/>return self.create(request, *args, **kwargs)</text:span></text:p>
      <text:h text:style-name="Heading_20_4" text:outline-level="4">3. <text:span text:style-name="Source_20_Text">ModelViewSet</text:span></text:h>
      <text:list xml:id="list4069139058" text:style-name="L60">
        <text:list-item>
          <text:p text:style-name="P135"><text:span text:style-name="Strong_20_Emphasis">Definition</text:span>: <text:span text:style-name="Source_20_Text">ModelViewSet</text:span> is a high-level viewset that automatically provides default implementations for common actions like list, create, retrieve, update, and destroy.</text:p>
        </text:list-item>
        <text:list-item>
          <text:p text:style-name="P135"><text:span text:style-name="Strong_20_Emphasis">Features</text:span>: Combines the functionality of <text:span text:style-name="Source_20_Text">GenericAPIView</text:span> and mixins, and provides complete CRUD operations with minimal code.</text:p>
        </text:list-item>
        <text:list-item>
          <text:p text:style-name="P135"><text:span text:style-name="Strong_20_Emphasis">Flexibility</text:span>: Less flexible than <text:span text:style-name="Source_20_Text">APIView</text:span> and <text:span text:style-name="Source_20_Text">GenericAPIView</text:span>, but extremely quick to set up.</text:p>
        </text:list-item>
        <text:list-item>
          <text:p text:style-name="P134"><text:span text:style-name="Strong_20_Emphasis">Use Case</text:span>: Use when you need a full set of CRUD operations and want to minimize boilerplate code.</text:p>
        </text:list-item>
      </text:list>
      <text:p text:style-name="Text_20_body"><text:span text:style-name="Strong_20_Emphasis">Example</text:span>:</text:p>
      <text:p text:style-name="Preformatted_20_Text">python</text:p>
      <text:p text:style-name="Preformatted_20_Text">Copy code</text:p>
      <text:p text:style-name="P1"><text:span text:style-name="Source_20_Text">from rest_framework import viewsets</text:span></text:p>
      <text:p text:style-name="P1"/>
      <text:p text:style-name="P1"><text:span text:style-name="Source_20_Text">class BookViewSet(viewsets.ModelViewSet):</text:span></text:p>
      <text:p text:style-name="P1"><text:span text:style-name="Source_20_Text"><text:s text:c="4"/>queryset = Book.objects.all()</text:span></text:p>
      <text:p text:style-name="P2"><text:span text:style-name="Source_20_Text"><text:s text:c="4"/>serializer_class = BookSerializer</text:span></text:p>
      <text:h text:style-name="Heading_20_3" text:outline-level="3">Summary</text:h>
      <text:list xml:id="list3656342854" text:style-name="L61">
        <text:list-item>
          <text:p text:style-name="P136"><text:span text:style-name="Strong_20_Emphasis"><text:span text:style-name="Source_20_Text">APIView</text:span></text:span>:</text:p>
          <text:list>
            <text:list-item>
              <text:p text:style-name="P137">Most flexible, manual handling of HTTP methods.</text:p>
            </text:list-item>
            <text:list-item>
              <text:p text:style-name="P137">Use for custom behavior or full control over request handling.</text:p>
            </text:list-item>
            <text:list-item>
              <text:p text:style-name="P137">Requires the most code.</text:p>
            </text:list-item>
          </text:list>
        </text:list-item>
        <text:list-item>
          <text:p text:style-name="P136"><text:span text:style-name="Strong_20_Emphasis"><text:span text:style-name="Source_20_Text">GenericAPIView</text:span></text:span>:</text:p>
          <text:list>
            <text:list-item>
              <text:p text:style-name="P137">Extends <text:span text:style-name="Source_20_Text">APIView</text:span> with common functionality for querysets and serializers.</text:p>
            </text:list-item>
            <text:list-item>
              <text:p text:style-name="P137">Use for leveraging DRF's generic behavior with some customization.</text:p>
            </text:list-item>
            <text:list-item>
              <text:p text:style-name="P137">Requires mixins for common actions.</text:p>
            </text:list-item>
          </text:list>
        </text:list-item>
        <text:list-item>
          <text:p text:style-name="P136"><text:span text:style-name="Strong_20_Emphasis"><text:span text:style-name="Source_20_Text">ModelViewSet</text:span></text:span>:</text:p>
          <text:list>
            <text:list-item>
              <text:p text:style-name="P137">High-level viewset providing complete CRUD operations out of the box.</text:p>
            </text:list-item>
            <text:list-item>
              <text:p text:style-name="P137">Use for rapid development of standard CRUD operations.</text:p>
            </text:list-item>
            <text:list-item>
              <text:p text:style-name="P136">Requires the least code, least flexible.</text:p>
            </text:list-item>
          </text:list>
        </text:list-item>
      </text:list>
      <text:p text:style-name="Text_20_body">Each of these classes serves a different purpose and offers a different balance between flexibility and ease of use, allowing you to choose the right tool based on the requirements of your project.</text:p>
      <text:p text:style-name="Text_20_body"><text:soft-page-break/>4o</text:p>
      <text:p text:style-name="Text_20_body"><draw:control text:anchor-type="as-char" draw:z-index="0" draw:name="Shape1" draw:style-name="gr1" draw:text-style-name="P245" svg:width="4.869cm" svg:height="0.556cm" draw:control="control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oft-page-break/>What is throttling in DRF, and why is it important for API management? easy way explain</text:p>
      <text:h text:style-name="Heading_20_5" text:outline-level="5">ChatGPT said:</text:h>
      <text:p text:style-name="Text_20_body">Throttling in Django REST Framework (DRF) is a way to control the rate at which clients can make requests to your API. It helps to prevent abuse by limiting the number of requests a user can make in a given time period.</text:p>
      <text:h text:style-name="Heading_20_3" text:outline-level="3">Why Throttling is Important:</text:h>
      <text:list xml:id="list964878499" text:style-name="L62">
        <text:list-item>
          <text:p text:style-name="P139"><text:span text:style-name="Strong_20_Emphasis">Preventing Abuse</text:span>: It stops users from making too many requests in a short time, which could overload your server.</text:p>
        </text:list-item>
        <text:list-item>
          <text:p text:style-name="P139"><text:span text:style-name="Strong_20_Emphasis">Fair Usage</text:span>: Ensures all users get a fair share of the server's resources.</text:p>
        </text:list-item>
        <text:list-item>
          <text:p text:style-name="P139"><text:span text:style-name="Strong_20_Emphasis">Security</text:span>: Helps protect against brute-force attacks.</text:p>
        </text:list-item>
        <text:list-item>
          <text:p text:style-name="P138"><text:span text:style-name="Strong_20_Emphasis">Performance</text:span>: Maintains the performance and reliability of your API by avoiding server overload.</text:p>
        </text:list-item>
      </text:list>
      <text:h text:style-name="Heading_20_3" text:outline-level="3">How it Works:</text:h>
      <text:list xml:id="list1288969867" text:style-name="L63">
        <text:list-item>
          <text:p text:style-name="P141"><text:span text:style-name="Strong_20_Emphasis">Rate Limit</text:span>: You define how many requests are allowed in a specific time period, like 100 requests per hour.</text:p>
        </text:list-item>
        <text:list-item>
          <text:p text:style-name="P141"><text:span text:style-name="Strong_20_Emphasis">User Tracking</text:span>: DRF tracks requests per user (or IP) and enforces the rate limit.</text:p>
        </text:list-item>
        <text:list-item>
          <text:p text:style-name="P140"><text:span text:style-name="Strong_20_Emphasis">Response</text:span>: If the limit is exceeded, DRF responds with a "429 Too Many Requests" status code, telling the user to slow down.</text:p>
        </text:list-item>
      </text:list>
      <text:h text:style-name="Heading_20_3" text:outline-level="3">Example in DRF:</text:h>
      <text:p text:style-name="Preformatted_20_Text">python</text:p>
      <text:p text:style-name="Preformatted_20_Text">Copy code</text:p>
      <text:p text:style-name="P1"><text:span text:style-name="Source_20_Text">from rest_framework.throttling import UserRateThrottle</text:span></text:p>
      <text:p text:style-name="P1"/>
      <text:p text:style-name="P1"><text:span text:style-name="Source_20_Text">class MyThrottle(UserRateThrottle):</text:span></text:p>
      <text:p text:style-name="P1"><text:span text:style-name="Source_20_Text"><text:s text:c="4"/>rate = '10/minute'</text:span></text:p>
      <text:p text:style-name="P1"/>
      <text:p text:style-name="P1"><text:span text:style-name="Source_20_Text"># Apply this throttle to your view</text:span></text:p>
      <text:p text:style-name="P1"><text:span text:style-name="Source_20_Text">from rest_framework.views import APIView</text:span></text:p>
      <text:p text:style-name="P1"/>
      <text:p text:style-name="P1"><text:span text:style-name="Source_20_Text">class MyView(APIView):</text:span></text:p>
      <text:p text:style-name="P1"><text:span text:style-name="Source_20_Text"><text:s text:c="4"/>throttle_classes = [MyThrottle]</text:span></text:p>
      <text:p text:style-name="P1"/>
      <text:p text:style-name="P1"><text:span text:style-name="Source_20_Text"><text:s text:c="4"/>def get(self, request, *args, **kwargs):</text:span></text:p>
      <text:p text:style-name="P2"><text:span text:style-name="Source_20_Text"><text:s text:c="8"/>return Response({"message": "Hello, world!"})</text:span></text:p>
      <text:p text:style-name="Text_20_body">In this example, a user can make 10 requests per minute to <text:span text:style-name="Source_20_Text">MyView</text:span>.</text:p>
      <text:p text:style-name="Text_20_body">By implementing throttling, you can ensure your API remains responsive and secure, even under high demand.</text:p>
      <text:p text:style-name="Text_20_body">4o</text:p>
      <text:h text:style-name="Heading_20_5" text:outline-level="5">You said:</text:h>
      <text:p text:style-name="Text_20_body">Explain the purpose of data filtering in DRF. When is it beneficial in API development? easy way explain</text:p>
      <text:h text:style-name="Heading_20_5" text:outline-level="5"><text:soft-page-break/>ChatGPT said:</text:h>
      <text:p text:style-name="Text_20_body">Data filtering in Django REST Framework (DRF) is a way to refine and limit the data returned by your API based on specific criteria provided by the user.</text:p>
      <text:h text:style-name="Heading_20_3" text:outline-level="3">Purpose of Data Filtering:</text:h>
      <text:list xml:id="list857691546" text:style-name="L64">
        <text:list-item>
          <text:p text:style-name="P143"><text:span text:style-name="Strong_20_Emphasis">Efficiency</text:span>: Reduces the amount of data sent over the network by only sending what the user needs.</text:p>
        </text:list-item>
        <text:list-item>
          <text:p text:style-name="P143"><text:span text:style-name="Strong_20_Emphasis">Performance</text:span>: Improves the speed and responsiveness of your API by processing and transferring less data.</text:p>
        </text:list-item>
        <text:list-item>
          <text:p text:style-name="P142"><text:span text:style-name="Strong_20_Emphasis">User Experience</text:span>: Allows users to get relevant data quickly without having to sift through large amounts of unnecessary information.</text:p>
        </text:list-item>
      </text:list>
      <text:h text:style-name="Heading_20_3" text:outline-level="3">When Data Filtering is Beneficial:</text:h>
      <text:list xml:id="list83635810" text:style-name="L65">
        <text:list-item>
          <text:p text:style-name="P145"><text:span text:style-name="Strong_20_Emphasis">Large Data Sets</text:span>: When your database contains a large number of records, filtering helps in retrieving only the relevant subset of data.</text:p>
        </text:list-item>
        <text:list-item>
          <text:p text:style-name="P145"><text:span text:style-name="Strong_20_Emphasis">Custom Queries</text:span>: When users need specific information, such as finding all items within a certain date range, price range, or category.</text:p>
        </text:list-item>
        <text:list-item>
          <text:p text:style-name="P145"><text:span text:style-name="Strong_20_Emphasis">Improving Load Times</text:span>: By sending only necessary data, filtering can significantly reduce load times for end-users, enhancing their experience.</text:p>
        </text:list-item>
        <text:list-item>
          <text:p text:style-name="P144"><text:span text:style-name="Strong_20_Emphasis">Reducing Server Load</text:span>: By processing fewer records per request, filtering helps reduce the overall load on the server, which can improve scalability and performance.</text:p>
        </text:list-item>
      </text:list>
      <text:h text:style-name="Heading_20_3" text:outline-level="3">Example of Data Filtering in DRF:</text:h>
      <text:p text:style-name="Text_20_body">Suppose you have an API that returns a list of books, and you want to allow users to filter books by author and publication year.</text:p>
      <text:p text:style-name="Text_20_body">First, install Django Filter:</text:p>
      <text:p text:style-name="Preformatted_20_Text">bash</text:p>
      <text:p text:style-name="Preformatted_20_Text">Copy code</text:p>
      <text:p text:style-name="P2"><text:span text:style-name="Source_20_Text">pip install django-filter</text:span></text:p>
      <text:p text:style-name="Text_20_body">Then, configure filtering in your DRF view:</text:p>
      <text:p text:style-name="Preformatted_20_Text">python</text:p>
      <text:p text:style-name="Preformatted_20_Text">Copy code</text:p>
      <text:p text:style-name="P1"><text:span text:style-name="Source_20_Text"># models.py</text:span></text:p>
      <text:p text:style-name="P1"><text:span text:style-name="Source_20_Text">from django.db import models</text:span></text:p>
      <text:p text:style-name="P1"/>
      <text:p text:style-name="P1"><text:span text:style-name="Source_20_Text">class Book(models.Model):</text:span></text:p>
      <text:p text:style-name="P1"><text:span text:style-name="Source_20_Text"><text:s text:c="4"/>title = models.CharField(max_length=100)</text:span></text:p>
      <text:p text:style-name="P1"><text:span text:style-name="Source_20_Text"><text:s text:c="4"/>author = models.CharField(max_length=100)</text:span></text:p>
      <text:p text:style-name="P1"><text:span text:style-name="Source_20_Text"><text:s text:c="4"/>publication_year = models.IntegerField()</text:span></text:p>
      <text:p text:style-name="P1"/>
      <text:p text:style-name="P1"><text:span text:style-name="Source_20_Text"># serializers.py</text:span></text:p>
      <text:p text:style-name="P1"><text:span text:style-name="Source_20_Text">from rest_framework import serializers</text:span></text:p>
      <text:p text:style-name="P1"><text:span text:style-name="Source_20_Text">from .models import Book</text:span></text:p>
      <text:p text:style-name="P1"/>
      <text:p text:style-name="P1"><text:span text:style-name="Source_20_Text">class BookSerializer(serializers.ModelSerializer):</text:span></text:p>
      <text:p text:style-name="P1"><text:span text:style-name="Source_20_Text"><text:s text:c="4"/>class Meta:</text:span></text:p>
      <text:p text:style-name="P1"><text:span text:style-name="Source_20_Text"><text:s text:c="8"/>model = Book</text:span></text:p>
      <text:p text:style-name="P1"><text:span text:style-name="Source_20_Text"><text:s text:c="8"/>fields = '__all__'</text:span></text:p>
      <text:p text:style-name="P1"/>
      <text:p text:style-name="P1"><text:soft-page-break/><text:span text:style-name="Source_20_Text"># views.py</text:span></text:p>
      <text:p text:style-name="P1"><text:span text:style-name="Source_20_Text">from rest_framework import generics</text:span></text:p>
      <text:p text:style-name="P1"><text:span text:style-name="Source_20_Text">from django_filters.rest_framework import DjangoFilterBackend</text:span></text:p>
      <text:p text:style-name="P1"><text:span text:style-name="Source_20_Text">from .models import Book</text:span></text:p>
      <text:p text:style-name="P1"><text:span text:style-name="Source_20_Text">from .serializers import BookSerializer</text:span></text:p>
      <text:p text:style-name="P1"/>
      <text:p text:style-name="P1"><text:span text:style-name="Source_20_Text">class BookListView(generics.ListAPIView):</text:span></text:p>
      <text:p text:style-name="P1"><text:span text:style-name="Source_20_Text"><text:s text:c="4"/>queryset = Book.objects.all()</text:span></text:p>
      <text:p text:style-name="P1"><text:span text:style-name="Source_20_Text"><text:s text:c="4"/>serializer_class = BookSerializer</text:span></text:p>
      <text:p text:style-name="P1"><text:span text:style-name="Source_20_Text"><text:s text:c="4"/>filter_backends = [DjangoFilterBackend]</text:span></text:p>
      <text:p text:style-name="P1"><text:span text:style-name="Source_20_Text"><text:s text:c="4"/>filterset_fields = ['author', 'publication_year']</text:span></text:p>
      <text:p text:style-name="P1"/>
      <text:p text:style-name="P1"><text:span text:style-name="Source_20_Text"># urls.py</text:span></text:p>
      <text:p text:style-name="P1"><text:span text:style-name="Source_20_Text">from django.urls import path</text:span></text:p>
      <text:p text:style-name="P1"><text:span text:style-name="Source_20_Text">from .views import BookListView</text:span></text:p>
      <text:p text:style-name="P1"/>
      <text:p text:style-name="P1"><text:span text:style-name="Source_20_Text">urlpatterns = [</text:span></text:p>
      <text:p text:style-name="P1"><text:span text:style-name="Source_20_Text"><text:s text:c="4"/>path('books/', BookListView.as_view(), name='book-list'),</text:span></text:p>
      <text:p text:style-name="P2"><text:span text:style-name="Source_20_Text">]</text:span></text:p>
      <text:p text:style-name="Text_20_body">With this setup, users can filter books by author and publication year using query parameters like:</text:p>
      <text:p text:style-name="Preformatted_20_Text">bash</text:p>
      <text:p text:style-name="Preformatted_20_Text">Copy code</text:p>
      <text:p text:style-name="P2"><text:span text:style-name="Source_20_Text">/books/?author=John&amp;publication_year=2020</text:span></text:p>
      <text:p text:style-name="Text_20_body">This way, the API will only return books that match the specified author and publication year, making it more efficient and user-friendly.</text:p>
      <text:p text:style-name="Text_20_body">4o</text:p>
      <text:h text:style-name="Heading_20_5" text:outline-level="5">You said:</text:h>
      <text:p text:style-name="Text_20_body">What is the significance of the filter_backends attribute in a DRF view, and how does it impact data filtering? easy way explain</text:p>
      <text:h text:style-name="Heading_20_5" text:outline-level="5">ChatGPT said:</text:h>
      <text:p text:style-name="Text_20_body">The <text:span text:style-name="Source_20_Text">filter_backends</text:span> attribute in a Django REST Framework (DRF) view specifies the mechanisms used to filter query results. It is significant because it defines how and which filtering techniques are applied to the data returned by your API.</text:p>
      <text:h text:style-name="Heading_20_3" text:outline-level="3">Significance of <text:span text:style-name="Source_20_Text">filter_backends</text:span>:</text:h>
      <text:list xml:id="list328526166" text:style-name="L66">
        <text:list-item>
          <text:p text:style-name="P147"><text:span text:style-name="Strong_20_Emphasis">Enables Filtering</text:span>: Activates filtering functionality in your API views, allowing users to retrieve only the data they need.</text:p>
        </text:list-item>
        <text:list-item>
          <text:p text:style-name="P147"><text:span text:style-name="Strong_20_Emphasis">Flexible Filtering</text:span>: Supports different filtering methods, such as filtering by query parameters, searching, and ordering.</text:p>
        </text:list-item>
        <text:list-item>
          <text:p text:style-name="P146"><text:span text:style-name="Strong_20_Emphasis">Customizable</text:span>: Allows you to implement custom filtering logic tailored to your application's needs.</text:p>
        </text:list-item>
      </text:list>
      <text:h text:style-name="Heading_20_3" text:outline-level="3">Common Filter Backends:</text:h>
      <text:list xml:id="list494368746" text:style-name="L67">
        <text:list-item>
          <text:p text:style-name="P149"><text:span text:style-name="Strong_20_Emphasis">DjangoFilterBackend</text:span>: Filters data based on query parameters using Django's filtering framework.</text:p>
        </text:list-item>
        <text:list-item>
          <text:p text:style-name="P149"><text:span text:style-name="Strong_20_Emphasis">SearchFilter</text:span>: Allows for searching across multiple fields using a search query parameter.</text:p>
        </text:list-item>
        <text:list-item>
          <text:p text:style-name="P148"><text:span text:style-name="Strong_20_Emphasis">OrderingFilter</text:span>: Enables sorting of results based on one or more fields.</text:p>
        </text:list-item>
      </text:list>
      <text:h text:style-name="Heading_20_3" text:outline-level="3"><text:soft-page-break/>How <text:span text:style-name="Source_20_Text">filter_backends</text:span> Impacts Data Filtering:</text:h>
      <text:list xml:id="list1124467680" text:style-name="L68">
        <text:list-item>
          <text:p text:style-name="P151"><text:span text:style-name="Strong_20_Emphasis">Defines Filtering Behavior</text:span>: Determines what types of filters are applied to the data. For example, <text:span text:style-name="Source_20_Text">DjangoFilterBackend</text:span> allows for field-specific filtering, while <text:span text:style-name="Source_20_Text">SearchFilter</text:span> enables keyword searches.</text:p>
        </text:list-item>
        <text:list-item>
          <text:p text:style-name="P151"><text:span text:style-name="Strong_20_Emphasis">Improves Data Retrieval</text:span>: Makes it easier for users to find relevant data by specifying filters in the request URL.</text:p>
        </text:list-item>
        <text:list-item>
          <text:p text:style-name="P150"><text:span text:style-name="Strong_20_Emphasis">Enhances Performance</text:span>: By narrowing down the data returned, filtering can improve response times and reduce server load.</text:p>
        </text:list-item>
      </text:list>
      <text:h text:style-name="Heading_20_3" text:outline-level="3">Example Usage:</text:h>
      <text:p text:style-name="Preformatted_20_Text">python</text:p>
      <text:p text:style-name="Preformatted_20_Text">Copy code</text:p>
      <text:p text:style-name="P1"><text:span text:style-name="Source_20_Text">from rest_framework import generics</text:span></text:p>
      <text:p text:style-name="P1"><text:span text:style-name="Source_20_Text">from django_filters.rest_framework import DjangoFilterBackend</text:span></text:p>
      <text:p text:style-name="P1"><text:span text:style-name="Source_20_Text">from rest_framework.filters import SearchFilter, OrderingFilter</text:span></text:p>
      <text:p text:style-name="P1"><text:span text:style-name="Source_20_Text">from .models import Book</text:span></text:p>
      <text:p text:style-name="P1"><text:span text:style-name="Source_20_Text">from .serializers import BookSerializer</text:span></text:p>
      <text:p text:style-name="P1"/>
      <text:p text:style-name="P1"><text:span text:style-name="Source_20_Text">class BookListView(generics.ListAPIView):</text:span></text:p>
      <text:p text:style-name="P1"><text:span text:style-name="Source_20_Text"><text:s text:c="4"/>queryset = Book.objects.all()</text:span></text:p>
      <text:p text:style-name="P1"><text:span text:style-name="Source_20_Text"><text:s text:c="4"/>serializer_class = BookSerializer</text:span></text:p>
      <text:p text:style-name="P1"><text:span text:style-name="Source_20_Text"><text:s text:c="4"/>filter_backends = [DjangoFilterBackend, SearchFilter, OrderingFilter]</text:span></text:p>
      <text:p text:style-name="P1"><text:span text:style-name="Source_20_Text"><text:s text:c="4"/>filterset_fields = ['author', 'publication_year']</text:span></text:p>
      <text:p text:style-name="P1"><text:span text:style-name="Source_20_Text"><text:s text:c="4"/>search_fields = ['title', 'author']</text:span></text:p>
      <text:p text:style-name="P1"><text:span text:style-name="Source_20_Text"><text:s text:c="4"/>ordering_fields = ['title', 'publication_year']</text:span></text:p>
      <text:p text:style-name="P1"/>
      <text:p text:style-name="P1"><text:span text:style-name="Source_20_Text"># urls.py</text:span></text:p>
      <text:p text:style-name="P1"><text:span text:style-name="Source_20_Text">from django.urls import path</text:span></text:p>
      <text:p text:style-name="P1"><text:span text:style-name="Source_20_Text">from .views import BookListView</text:span></text:p>
      <text:p text:style-name="P1"/>
      <text:p text:style-name="P1"><text:span text:style-name="Source_20_Text">urlpatterns = [</text:span></text:p>
      <text:p text:style-name="P1"><text:span text:style-name="Source_20_Text"><text:s text:c="4"/>path('books/', BookListView.as_view(), name='book-list'),</text:span></text:p>
      <text:p text:style-name="P2"><text:span text:style-name="Source_20_Text">]</text:span></text:p>
      <text:h text:style-name="Heading_20_3" text:outline-level="3">Impact of <text:span text:style-name="Source_20_Text">filter_backends</text:span>:</text:h>
      <text:list xml:id="list270174287" text:style-name="L69">
        <text:list-item>
          <text:p text:style-name="P153"><text:span text:style-name="Strong_20_Emphasis">Filtering by Fields</text:span>: Users can filter books by author or publication year using query parameters, e.g., <text:span text:style-name="Source_20_Text">/books/?author=John</text:span>.</text:p>
        </text:list-item>
        <text:list-item>
          <text:p text:style-name="P153"><text:span text:style-name="Strong_20_Emphasis">Search Functionality</text:span>: Users can search for books by title or author, e.g., <text:span text:style-name="Source_20_Text">/books/?search=Python</text:span>.</text:p>
        </text:list-item>
        <text:list-item>
          <text:p text:style-name="P152"><text:span text:style-name="Strong_20_Emphasis">Ordering Results</text:span>: Users can order books by title or publication year, e.g., <text:span text:style-name="Source_20_Text">/books/?ordering=title</text:span>.</text:p>
        </text:list-item>
      </text:list>
      <text:p text:style-name="Text_20_body">By setting the <text:span text:style-name="Source_20_Text">filter_backends</text:span> attribute, you enable and control how users can filter, search, and order the data returned by your API, making it more flexible and user-friendly.</text:p>
      <text:p text:style-name="Text_20_body">4o</text:p>
      <text:h text:style-name="Heading_20_5" text:outline-level="5">You said:</text:h>
      <text:p text:style-name="Text_20_body">from django.db import models # Create your models here. class Students(models.Model): Name = models.CharField(max_length=50) Roll = models.IntegerField() City = <text:soft-page-break/>models.CharField(max_length=100) def __str__(self): return self.Name in this code why eturn self.Name not any other field</text:p>
      <text:h text:style-name="Heading_20_5" text:outline-level="5">ChatGPT said:</text:h>
      <text:p text:style-name="Text_20_body">In Django models, the <text:span text:style-name="Source_20_Text">__str__</text:span> method is used to define the human-readable representation of an object. When you call <text:span text:style-name="Source_20_Text">str()</text:span> on an instance of a model or when it is printed in the Django admin or the shell, the <text:span text:style-name="Source_20_Text">__str__</text:span> method determines what gets displayed.</text:p>
      <text:p text:style-name="Text_20_body">In your <text:span text:style-name="Source_20_Text">Students</text:span> model:</text:p>
      <text:p text:style-name="Preformatted_20_Text">python</text:p>
      <text:p text:style-name="Preformatted_20_Text">Copy code</text:p>
      <text:p text:style-name="P1"><text:span text:style-name="Source_20_Text">from django.db import models</text:span></text:p>
      <text:p text:style-name="P1"/>
      <text:p text:style-name="P1"><text:span text:style-name="Source_20_Text">class Students(models.Model):</text:span></text:p>
      <text:p text:style-name="P1"><text:span text:style-name="Source_20_Text"><text:s text:c="4"/>Name = models.CharField(max_length=50)</text:span></text:p>
      <text:p text:style-name="P1"><text:span text:style-name="Source_20_Text"><text:s text:c="4"/>Roll = models.IntegerField()</text:span></text:p>
      <text:p text:style-name="P1"><text:span text:style-name="Source_20_Text"><text:s text:c="4"/>City = models.CharField(max_length=100)</text:span></text:p>
      <text:p text:style-name="P1"/>
      <text:p text:style-name="P1"><text:span text:style-name="Source_20_Text"><text:s text:c="4"/>def __str__(self): </text:span></text:p>
      <text:p text:style-name="P2"><text:span text:style-name="Source_20_Text"><text:s text:c="8"/>return self.Name</text:span></text:p>
      <text:h text:style-name="Heading_20_3" text:outline-level="3">Why Return <text:span text:style-name="Source_20_Text">self.Name</text:span>?</text:h>
      <text:list xml:id="list2327828140" text:style-name="L70">
        <text:list-item>
          <text:p text:style-name="P155"><text:span text:style-name="Strong_20_Emphasis">Readability</text:span>: The <text:span text:style-name="Source_20_Text">Name</text:span> field is likely the most easily recognizable and meaningful attribute for identifying a student.</text:p>
        </text:list-item>
        <text:list-item>
          <text:p text:style-name="P155"><text:span text:style-name="Strong_20_Emphasis">Common Practice</text:span>: It's a common practice to use a name or title field for the <text:span text:style-name="Source_20_Text">__str__</text:span> method because it makes instances of the model easily identifiable at a glance.</text:p>
        </text:list-item>
        <text:list-item>
          <text:p text:style-name="P154"><text:span text:style-name="Strong_20_Emphasis">Usability in Admin Interface</text:span>: In the Django admin interface or shell, seeing the student's name is more intuitive and user-friendly than seeing a roll number or city.</text:p>
        </text:list-item>
      </text:list>
      <text:h text:style-name="Heading_20_3" text:outline-level="3">Can You Use Other Fields?</text:h>
      <text:p text:style-name="Text_20_body">Yes, you can use any field or combination of fields for the <text:span text:style-name="Source_20_Text">__str__</text:span> method based on what makes sense for your application. Here are a few examples:</text:p>
      <text:h text:style-name="Heading_20_4" text:outline-level="4">Using the Roll Number:</text:h>
      <text:p text:style-name="Preformatted_20_Text">python</text:p>
      <text:p text:style-name="Preformatted_20_Text">Copy code</text:p>
      <text:p text:style-name="P1"><text:span text:style-name="Source_20_Text">def __str__(self):</text:span></text:p>
      <text:p text:style-name="P2"><text:span text:style-name="Source_20_Text"><text:s text:c="4"/>return str(self.Roll)</text:span></text:p>
      <text:h text:style-name="Heading_20_4" text:outline-level="4">Combining Fields:</text:h>
      <text:p text:style-name="Preformatted_20_Text">python</text:p>
      <text:p text:style-name="Preformatted_20_Text">Copy code</text:p>
      <text:p text:style-name="P1"><text:span text:style-name="Source_20_Text">def __str__(self):</text:span></text:p>
      <text:p text:style-name="P2"><text:span text:style-name="Source_20_Text"><text:s text:c="4"/>return f'{self.Name} (Roll: {self.Roll})'</text:span></text:p>
      <text:h text:style-name="Heading_20_4" text:outline-level="4">Including the City:</text:h>
      <text:p text:style-name="Preformatted_20_Text">python</text:p>
      <text:p text:style-name="Preformatted_20_Text">Copy code</text:p>
      <text:p text:style-name="P1"><text:span text:style-name="Source_20_Text">def __str__(self):</text:span></text:p>
      <text:p text:style-name="P2"><text:span text:style-name="Source_20_Text"><text:s text:c="4"/>return f'{self.Name} from {self.City}'</text:span></text:p>
      <text:h text:style-name="Heading_20_3" text:outline-level="3"><text:soft-page-break/>Example Scenarios</text:h>
      <text:list xml:id="list834361435" text:style-name="L71">
        <text:list-item>
          <text:p text:style-name="P157"><text:span text:style-name="Strong_20_Emphasis">If Roll is Unique and Important</text:span>: If the roll number is unique and commonly used to identify students, you might return <text:span text:style-name="Source_20_Text">self.Roll</text:span>.</text:p>
        </text:list-item>
        <text:list-item>
          <text:p text:style-name="P157"><text:span text:style-name="Strong_20_Emphasis">If Name is Not Unique</text:span>: If names can be duplicated but roll numbers are unique, combining both can provide clearer identification.</text:p>
        </text:list-item>
        <text:list-item>
          <text:p text:style-name="P156"><text:span text:style-name="Strong_20_Emphasis">User Preference</text:span>: Ultimately, it's up to you and your application's requirements. Choose what makes the most sense for your context and provides the most clarity.</text:p>
        </text:list-item>
      </text:list>
      <text:h text:style-name="Heading_20_3" text:outline-level="3">Conclusion</text:h>
      <text:p text:style-name="Text_20_body">Using <text:span text:style-name="Source_20_Text">return self.Name</text:span> in the <text:span text:style-name="Source_20_Text">__str__</text:span> method is a good choice for readability and usability, especially if the name is the most meaningful and recognizable attribute. However, depending on your needs, you can customize this method to return any field or combination of fields that best represents your model instances.</text:p>
      <text:p text:style-name="Text_20_body">4o</text:p>
      <text:h text:style-name="Heading_20_5" text:outline-level="5">You said:</text:h>
      <text:p text:style-name="Text_20_body">what is Foregin key and many to many how to use and when to use easy explain</text:p>
      <text:h text:style-name="Heading_20_5" text:outline-level="5">ChatGPT said:</text:h>
      <text:p text:style-name="Text_20_body">In Django, ForeignKey and ManyToManyField are used to define relationships between models. These relationships help organize and manage data more effectively by connecting different entities in your database.</text:p>
      <text:h text:style-name="Heading_20_3" text:outline-level="3">ForeignKey</text:h>
      <text:p text:style-name="Text_20_body">A <text:span text:style-name="Source_20_Text">ForeignKey</text:span> is a one-to-many relationship. It means that each record in one table is related to multiple records in another table, but each record in the second table is related to only one record in the first table.</text:p>
      <text:h text:style-name="Heading_20_4" text:outline-level="4">When to Use:</text:h>
      <text:p text:style-name="Text_20_body">Use a <text:span text:style-name="Source_20_Text">ForeignKey</text:span> when you have a relationship where one entity can be associated with multiple instances of another entity, but each instance of the second entity is associated with only one instance of the first entity.</text:p>
      <text:h text:style-name="Heading_20_4" text:outline-level="4">Example:</text:h>
      <text:p text:style-name="Text_20_body">Consider a scenario where you have <text:span text:style-name="Source_20_Text">Book</text:span> and <text:span text:style-name="Source_20_Text">Author</text:span> models. An author can write multiple books, but each book has only one author.</text:p>
      <text:p text:style-name="Preformatted_20_Text">python</text:p>
      <text:p text:style-name="Preformatted_20_Text">Copy code</text:p>
      <text:p text:style-name="P1"><text:span text:style-name="Source_20_Text">from django.db import models</text:span></text:p>
      <text:p text:style-name="P1"/>
      <text:p text:style-name="P1"><text:span text:style-name="Source_20_Text">class Author(models.Model):</text:span></text:p>
      <text:p text:style-name="P1"><text:span text:style-name="Source_20_Text"><text:s text:c="4"/>name = models.CharField(max_length=100)</text:span></text:p>
      <text:p text:style-name="P1"/>
      <text:p text:style-name="P1"><text:span text:style-name="Source_20_Text"><text:s text:c="4"/>def __str__(self):</text:span></text:p>
      <text:p text:style-name="P1"><text:span text:style-name="Source_20_Text"><text:s text:c="8"/>return self.name</text:span></text:p>
      <text:p text:style-name="P1"/>
      <text:p text:style-name="P1"><text:span text:style-name="Source_20_Text">class Book(models.Model):</text:span></text:p>
      <text:p text:style-name="P1"><text:soft-page-break/><text:span text:style-name="Source_20_Text"><text:s text:c="4"/>title = models.CharField(max_length=100)</text:span></text:p>
      <text:p text:style-name="P1"><text:span text:style-name="Source_20_Text"><text:s text:c="4"/>author = models.ForeignKey(Author, on_delete=models.CASCADE)</text:span></text:p>
      <text:p text:style-name="P1"/>
      <text:p text:style-name="P1"><text:span text:style-name="Source_20_Text"><text:s text:c="4"/>def __str__(self):</text:span></text:p>
      <text:p text:style-name="P2"><text:span text:style-name="Source_20_Text"><text:s text:c="8"/>return self.title</text:span></text:p>
      <text:h text:style-name="Heading_20_3" text:outline-level="3">ManyToManyField</text:h>
      <text:p text:style-name="Text_20_body">A <text:span text:style-name="Source_20_Text">ManyToManyField</text:span> is a many-to-many relationship. It means that each record in one table can be related to multiple records in another table, and each record in the second table can be related to multiple records in the first table.</text:p>
      <text:h text:style-name="Heading_20_4" text:outline-level="4">When to Use:</text:h>
      <text:p text:style-name="Text_20_body">Use a <text:span text:style-name="Source_20_Text">ManyToManyField</text:span> when you have a relationship where multiple instances of one entity can be associated with multiple instances of another entity.</text:p>
      <text:h text:style-name="Heading_20_4" text:outline-level="4">Example:</text:h>
      <text:p text:style-name="Text_20_body">Consider a scenario where you have <text:span text:style-name="Source_20_Text">Student</text:span> and <text:span text:style-name="Source_20_Text">Course</text:span> models. A student can enroll in multiple courses, and each course can have multiple students.</text:p>
      <text:p text:style-name="Preformatted_20_Text">python</text:p>
      <text:p text:style-name="Preformatted_20_Text">Copy code</text:p>
      <text:p text:style-name="P1"><text:span text:style-name="Source_20_Text">from django.db import models</text:span></text:p>
      <text:p text:style-name="P1"/>
      <text:p text:style-name="P1"><text:span text:style-name="Source_20_Text">class Student(models.Model):</text:span></text:p>
      <text:p text:style-name="P1"><text:span text:style-name="Source_20_Text"><text:s text:c="4"/>name = models.CharField(max_length=100)</text:span></text:p>
      <text:p text:style-name="P1"/>
      <text:p text:style-name="P1"><text:span text:style-name="Source_20_Text"><text:s text:c="4"/>def __str__(self):</text:span></text:p>
      <text:p text:style-name="P1"><text:span text:style-name="Source_20_Text"><text:s text:c="8"/>return self.name</text:span></text:p>
      <text:p text:style-name="P1"/>
      <text:p text:style-name="P1"><text:span text:style-name="Source_20_Text">class Course(models.Model):</text:span></text:p>
      <text:p text:style-name="P1"><text:span text:style-name="Source_20_Text"><text:s text:c="4"/>name = models.CharField(max_length=100)</text:span></text:p>
      <text:p text:style-name="P1"><text:span text:style-name="Source_20_Text"><text:s text:c="4"/>students = models.ManyToManyField(Student)</text:span></text:p>
      <text:p text:style-name="P1"/>
      <text:p text:style-name="P1"><text:span text:style-name="Source_20_Text"><text:s text:c="4"/>def __str__(self):</text:span></text:p>
      <text:p text:style-name="P2"><text:span text:style-name="Source_20_Text"><text:s text:c="8"/>return self.name</text:span></text:p>
      <text:h text:style-name="Heading_20_3" text:outline-level="3">Summary:</text:h>
      <text:list xml:id="list772268709" text:style-name="L72">
        <text:list-item>
          <text:p text:style-name="P158"><text:span text:style-name="Strong_20_Emphasis">ForeignKey</text:span>:</text:p>
          <text:list>
            <text:list-item>
              <text:p text:style-name="P159">Defines a one-to-many relationship.</text:p>
            </text:list-item>
            <text:list-item>
              <text:p text:style-name="P159">Used when one entity can be associated with multiple instances of another entity, but each instance of the second entity is associated with only one instance of the first entity.</text:p>
            </text:list-item>
            <text:list-item>
              <text:p text:style-name="P159">Example: An author can write multiple books, but each book has only one author.</text:p>
            </text:list-item>
          </text:list>
        </text:list-item>
        <text:list-item>
          <text:p text:style-name="P158"><text:span text:style-name="Strong_20_Emphasis">ManyToManyField</text:span>:</text:p>
          <text:list>
            <text:list-item>
              <text:p text:style-name="P159">Defines a many-to-many relationship.</text:p>
            </text:list-item>
            <text:list-item>
              <text:p text:style-name="P159">Used when multiple instances of one entity can be associated with multiple instances of another entity.</text:p>
            </text:list-item>
            <text:list-item>
              <text:p text:style-name="P158">Example: A student can enroll in multiple courses, and each course can have multiple students.</text:p>
            </text:list-item>
          </text:list>
        </text:list-item>
      </text:list>
      <text:p text:style-name="Text_20_body"><text:soft-page-break/>These relationships help in organizing and querying related data efficiently in your Django applications.</text:p>
      <text:p text:style-name="P24">4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1">What's the use of a session framework? explain esay language</text:p>
      <text:h text:style-name="Heading_20_5" text:outline-level="5">ChatGPT said:</text:h>
      <text:p text:style-name="Text_20_body">A session framework is a tool used in web development to store data about a user's interaction with a website across multiple pages and visits. It helps maintain a "state" for the user, allowing the website to remember information about the user as they navigate through different pages or return to the site later.</text:p>
      <text:h text:style-name="Heading_20_3" text:outline-level="3">Easy Explanation:</text:h>
      <text:list xml:id="list476693149" text:style-name="L73">
        <text:list-item>
          <text:p text:style-name="P160"><text:span text:style-name="Strong_20_Emphasis">Remembering Users</text:span>:</text:p>
          <text:list>
            <text:list-item>
              <text:p text:style-name="P161">When you log into a website, the session framework helps the site remember that you are logged in as you move from one page to another.</text:p>
            </text:list-item>
            <text:list-item>
              <text:p text:style-name="P161">Without sessions, you'd have to log in again every time you click on a new page.</text:p>
            </text:list-item>
          </text:list>
        </text:list-item>
        <text:list-item>
          <text:p text:style-name="P160"><text:span text:style-name="Strong_20_Emphasis">Storing User Data Temporarily</text:span>:</text:p>
          <text:list>
            <text:list-item>
              <text:p text:style-name="P161">Sessions can store temporary information like items in a shopping cart.</text:p>
            </text:list-item>
            <text:list-item>
              <text:p text:style-name="P161">When you add an item to your cart on one page and then continue shopping, the session framework ensures your cart still has your items when you go to the checkout page.</text:p>
            </text:list-item>
          </text:list>
        </text:list-item>
        <text:list-item>
          <text:p text:style-name="P160"><text:span text:style-name="Strong_20_Emphasis">Personalizing Experience</text:span>:</text:p>
          <text:list>
            <text:list-item>
              <text:p text:style-name="P161">Sessions can remember your preferences and settings.</text:p>
            </text:list-item>
            <text:list-item>
              <text:p text:style-name="P160">For example, if you choose a language or theme on a website, the session can help the site remember your choices during your visit.</text:p>
            </text:list-item>
          </text:list>
        </text:list-item>
      </text:list>
      <text:h text:style-name="Heading_20_3" text:outline-level="3">How It Works:</text:h>
      <text:list xml:id="list448217490" text:style-name="L74">
        <text:list-item>
          <text:p text:style-name="P162"><text:span text:style-name="Strong_20_Emphasis">Session ID</text:span>:</text:p>
          <text:list>
            <text:list-item>
              <text:p text:style-name="P163">When you visit a website, the server creates a unique ID for your session.</text:p>
            </text:list-item>
            <text:list-item>
              <text:p text:style-name="P163">This ID is stored in a cookie in your browser.</text:p>
            </text:list-item>
          </text:list>
        </text:list-item>
        <text:list-item>
          <text:p text:style-name="P162"><text:span text:style-name="Strong_20_Emphasis">Session Data</text:span>:</text:p>
          <text:list>
            <text:list-item>
              <text:p text:style-name="P163">The server stores data associated with your session ID. This data might include your login status, items in your cart, or any other information relevant to your visit.</text:p>
            </text:list-item>
          </text:list>
        </text:list-item>
        <text:list-item>
          <text:p text:style-name="P162"><text:span text:style-name="Strong_20_Emphasis">Session Lifetime</text:span>:</text:p>
          <text:list>
            <text:list-item>
              <text:p text:style-name="P163">Sessions usually expire after a certain period of inactivity, meaning the data is temporary.</text:p>
            </text:list-item>
            <text:list-item>
              <text:p text:style-name="P162">This ensures that the server does not hold onto old data indefinitely.</text:p>
            </text:list-item>
          </text:list>
        </text:list-item>
      </text:list>
      <text:h text:style-name="Heading_20_3" text:outline-level="3">Example:</text:h>
      <text:list xml:id="list2307170469" text:style-name="L75">
        <text:list-item>
          <text:p text:style-name="P164"><text:span text:style-name="Strong_20_Emphasis">Login Process</text:span>:</text:p>
          <text:list>
            <text:list-item>
              <text:p text:style-name="P165">You enter your username and password.</text:p>
            </text:list-item>
            <text:list-item>
              <text:p text:style-name="P165">The server verifies your credentials and starts a session.</text:p>
            </text:list-item>
            <text:list-item>
              <text:p text:style-name="P165"><text:soft-page-break/>Your session ID is stored in your browser as a cookie.</text:p>
            </text:list-item>
            <text:list-item>
              <text:p text:style-name="P165">As you navigate the site, the server checks your session ID to know you're logged in.</text:p>
            </text:list-item>
          </text:list>
        </text:list-item>
        <text:list-item>
          <text:p text:style-name="P164"><text:span text:style-name="Strong_20_Emphasis">Shopping Cart</text:span>:</text:p>
          <text:list>
            <text:list-item>
              <text:p text:style-name="P165">You add items to your cart.</text:p>
            </text:list-item>
            <text:list-item>
              <text:p text:style-name="P165">The server stores your cart items with your session ID.</text:p>
            </text:list-item>
            <text:list-item>
              <text:p text:style-name="P164">When you go to the checkout page, the server retrieves your cart items using your session ID.</text:p>
            </text:list-item>
          </text:list>
        </text:list-item>
      </text:list>
      <text:p text:style-name="Text_20_body">In summary, the session framework is crucial for creating a seamless and user-friendly web experience, allowing websites to remember who you are, what you've done, and what you need as you navigate through them.</text:p>
      <text:p text:style-name="Text_20_body">4o</text:p>
      <text:h text:style-name="Heading_20_5" text:outline-level="5">You said:</text:h>
      <text:p text:style-name="Text_20_body">What is the context in Django? esay explain</text:p>
      <text:h text:style-name="Heading_20_5" text:outline-level="5">ChatGPT said:</text:h>
      <text:p text:style-name="Text_20_body">In Django, "context" refers to the data that is sent from a view to a template to be rendered and displayed to the user. It's a way for your views to pass information to your templates.</text:p>
      <text:h text:style-name="Heading_20_3" text:outline-level="3">Easy Explanation:</text:h>
      <text:list xml:id="list3231043462" text:style-name="L76">
        <text:list-item>
          <text:p text:style-name="P166"><text:span text:style-name="Strong_20_Emphasis">Templates</text:span>:</text:p>
          <text:list>
            <text:list-item>
              <text:p text:style-name="P167">Templates are HTML files that define how your web pages look.</text:p>
            </text:list-item>
            <text:list-item>
              <text:p text:style-name="P167">They can include placeholders for dynamic content.</text:p>
            </text:list-item>
          </text:list>
        </text:list-item>
        <text:list-item>
          <text:p text:style-name="P166"><text:span text:style-name="Strong_20_Emphasis">Views</text:span>:</text:p>
          <text:list>
            <text:list-item>
              <text:p text:style-name="P167">Views are Python functions or classes that handle requests from users.</text:p>
            </text:list-item>
            <text:list-item>
              <text:p text:style-name="P167">They gather data, perform any necessary processing, and decide which template to use.</text:p>
            </text:list-item>
          </text:list>
        </text:list-item>
        <text:list-item>
          <text:p text:style-name="P166"><text:span text:style-name="Strong_20_Emphasis">Context</text:span>:</text:p>
          <text:list>
            <text:list-item>
              <text:p text:style-name="P167">Context is a dictionary that the view sends to the template.</text:p>
            </text:list-item>
            <text:list-item>
              <text:p text:style-name="P166">It contains the data that will replace the placeholders in the template.</text:p>
            </text:list-item>
          </text:list>
        </text:list-item>
      </text:list>
      <text:h text:style-name="Heading_20_3" text:outline-level="3">How It Works:</text:h>
      <text:list xml:id="list1475458715" text:style-name="L77">
        <text:list-item>
          <text:p text:style-name="P168"><text:span text:style-name="Strong_20_Emphasis">View Function</text:span>:</text:p>
          <text:list>
            <text:list-item>
              <text:p text:style-name="P169">A user requests a page (e.g., by typing a URL).</text:p>
            </text:list-item>
            <text:list-item>
              <text:p text:style-name="P169">The view function for that URL gathers data (e.g., from a database).</text:p>
            </text:list-item>
          </text:list>
        </text:list-item>
        <text:list-item>
          <text:p text:style-name="P168"><text:span text:style-name="Strong_20_Emphasis">Creating Context</text:span>:</text:p>
          <text:list>
            <text:list-item>
              <text:p text:style-name="P169">The view function creates a context dictionary with key-value pairs.</text:p>
            </text:list-item>
            <text:list-item>
              <text:p text:style-name="P169">Keys are the placeholder names in the template, and values are the actual data.</text:p>
            </text:list-item>
          </text:list>
        </text:list-item>
        <text:list-item>
          <text:p text:style-name="P168"><text:span text:style-name="Strong_20_Emphasis">Rendering Template</text:span>:</text:p>
          <text:list>
            <text:list-item>
              <text:p text:style-name="P169">The view passes the context to the template.</text:p>
            </text:list-item>
            <text:list-item>
              <text:p text:style-name="P169">The template engine replaces the placeholders with the actual data from the context.</text:p>
            </text:list-item>
            <text:list-item>
              <text:p text:style-name="P168">The completed HTML is sent back to the user's browser.</text:p>
            </text:list-item>
          </text:list>
        </text:list-item>
      </text:list>
      <text:h text:style-name="Heading_20_3" text:outline-level="3"><text:soft-page-break/>Example:</text:h>
      <text:p text:style-name="Text_20_body">Let's say you have a Django view that displays a list of books.</text:p>
      <text:h text:style-name="Heading_20_4" text:outline-level="4">View (in <text:span text:style-name="Source_20_Text">views.py</text:span>):</text:h>
      <text:p text:style-name="Preformatted_20_Text">python</text:p>
      <text:p text:style-name="Preformatted_20_Text">Copy code</text:p>
      <text:p text:style-name="P1"><text:span text:style-name="Source_20_Text">from django.shortcuts import render</text:span></text:p>
      <text:p text:style-name="P1"/>
      <text:p text:style-name="P1"><text:span text:style-name="Source_20_Text">def book_list(request):</text:span></text:p>
      <text:p text:style-name="P1"><text:span text:style-name="Source_20_Text"><text:s text:c="4"/>books = ["The Great Gatsby", "1984", "To Kill a Mockingbird"]</text:span></text:p>
      <text:p text:style-name="P1"><text:span text:style-name="Source_20_Text"><text:s text:c="4"/>context = {'books': books}</text:span></text:p>
      <text:p text:style-name="P2"><text:span text:style-name="Source_20_Text"><text:s text:c="4"/>return render(request, 'book_list.html', context)</text:span></text:p>
      <text:list xml:id="list2544190096" text:style-name="L78">
        <text:list-item>
          <text:p text:style-name="P171"><text:span text:style-name="Source_20_Text">books</text:span> is a list of book titles.</text:p>
        </text:list-item>
        <text:list-item>
          <text:p text:style-name="P170"><text:span text:style-name="Source_20_Text">context</text:span> is a dictionary where the key is <text:span text:style-name="Source_20_Text">'books'</text:span> and the value is the list of books.</text:p>
        </text:list-item>
      </text:list>
      <text:h text:style-name="Heading_20_4" text:outline-level="4">Template (in <text:span text:style-name="Source_20_Text">book_list.html</text:span>):</text:h>
      <text:p text:style-name="Preformatted_20_Text">html</text:p>
      <text:p text:style-name="Preformatted_20_Text">Copy code</text:p>
      <text:p text:style-name="P1"><text:span text:style-name="Source_20_Text">&lt;!DOCTYPE html&gt;</text:span></text:p>
      <text:p text:style-name="P1"><text:span text:style-name="Source_20_Text">&lt;html&gt;</text:span></text:p>
      <text:p text:style-name="P1"><text:span text:style-name="Source_20_Text">&lt;head&gt;</text:span></text:p>
      <text:p text:style-name="P1"><text:span text:style-name="Source_20_Text"><text:s text:c="4"/>&lt;title&gt;Book List&lt;/title&gt;</text:span></text:p>
      <text:p text:style-name="P1"><text:span text:style-name="Source_20_Text">&lt;/head&gt;</text:span></text:p>
      <text:p text:style-name="P1"><text:span text:style-name="Source_20_Text">&lt;body&gt;</text:span></text:p>
      <text:p text:style-name="P1"><text:span text:style-name="Source_20_Text"><text:s text:c="4"/>&lt;h1&gt;Books&lt;/h1&gt;</text:span></text:p>
      <text:p text:style-name="P1"><text:span text:style-name="Source_20_Text"><text:s text:c="4"/>&lt;ul&gt;</text:span></text:p>
      <text:p text:style-name="P1"><text:span text:style-name="Source_20_Text"><text:s text:c="8"/>{% for book in books %}</text:span></text:p>
      <text:p text:style-name="P1"><text:span text:style-name="Source_20_Text"><text:s text:c="12"/>&lt;li&gt;{{ book }}&lt;/li&gt;</text:span></text:p>
      <text:p text:style-name="P1"><text:span text:style-name="Source_20_Text"><text:s text:c="8"/>{% endfor %}</text:span></text:p>
      <text:p text:style-name="P1"><text:span text:style-name="Source_20_Text"><text:s text:c="4"/>&lt;/ul&gt;</text:span></text:p>
      <text:p text:style-name="P1"><text:span text:style-name="Source_20_Text">&lt;/body&gt;</text:span></text:p>
      <text:p text:style-name="P2"><text:span text:style-name="Source_20_Text">&lt;/html&gt;</text:span></text:p>
      <text:list xml:id="list4069250051" text:style-name="L79">
        <text:list-item>
          <text:p text:style-name="P173"><text:span text:style-name="Source_20_Text">{% for book in books %}</text:span> is a loop that goes through each book in the <text:span text:style-name="Source_20_Text">books</text:span> list.</text:p>
        </text:list-item>
        <text:list-item>
          <text:p text:style-name="P172"><text:span text:style-name="Source_20_Text">{{ book }}</text:span> is a placeholder that gets replaced with the actual book title.</text:p>
        </text:list-item>
      </text:list>
      <text:h text:style-name="Heading_20_3" text:outline-level="3">Summary:</text:h>
      <text:list xml:id="list2697216821" text:style-name="L80">
        <text:list-item>
          <text:p text:style-name="P175"><text:span text:style-name="Strong_20_Emphasis">Context</text:span> is a way to pass data from a view to a template in Django.</text:p>
        </text:list-item>
        <text:list-item>
          <text:p text:style-name="P175">The view creates a context dictionary with the data.</text:p>
        </text:list-item>
        <text:list-item>
          <text:p text:style-name="P175">The template uses this data to fill in placeholders and create dynamic content.</text:p>
        </text:list-item>
        <text:list-item>
          <text:p text:style-name="P174">This allows you to generate HTML pages with content that can change based on the data provided by the view.</text:p>
        </text:list-item>
      </text:list>
      <text:p text:style-name="Text_20_body">4o</text:p>
      <text:h text:style-name="Heading_20_5" text:outline-level="5">You said:</text:h>
      <text:p text:style-name="Text_20_body">What do you use middleware for in Django? esay way explain this </text:p>
      <text:h text:style-name="Heading_20_5" text:outline-level="5">ChatGPT said:</text:h>
      <text:p text:style-name="Text_20_body">Middleware in Django is a way to process requests and responses globally before they reach your view or after the view has processed them. Think of it as a layer that wraps around your views, <text:soft-page-break/>allowing you to add common functionality across your application without repeating code in every view.</text:p>
      <text:h text:style-name="Heading_20_3" text:outline-level="3">Easy Explanation:</text:h>
      <text:list xml:id="list3011572188" text:style-name="L81">
        <text:list-item>
          <text:p text:style-name="P176"><text:span text:style-name="Strong_20_Emphasis">Request and Response Flow</text:span>:</text:p>
          <text:list>
            <text:list-item>
              <text:p text:style-name="P177">When a user makes a request to your Django application, it goes through a series of middleware before reaching the view.</text:p>
            </text:list-item>
            <text:list-item>
              <text:p text:style-name="P177">After the view processes the request and returns a response, the response goes back through the middleware before being sent to the user.</text:p>
            </text:list-item>
          </text:list>
        </text:list-item>
        <text:list-item>
          <text:p text:style-name="P176"><text:span text:style-name="Strong_20_Emphasis">Middleware Functions</text:span>:</text:p>
          <text:list>
            <text:list-item>
              <text:p text:style-name="P177"><text:span text:style-name="Strong_20_Emphasis">Pre-process</text:span>: Middleware can modify or process the request before it reaches the view.</text:p>
            </text:list-item>
            <text:list-item>
              <text:p text:style-name="P176"><text:span text:style-name="Strong_20_Emphasis">Post-process</text:span>: Middleware can modify or process the response before it is sent back to the user.</text:p>
            </text:list-item>
          </text:list>
        </text:list-item>
      </text:list>
      <text:h text:style-name="Heading_20_3" text:outline-level="3">Common Uses of Middleware:</text:h>
      <text:list xml:id="list3978666655" text:style-name="L82">
        <text:list-item>
          <text:p text:style-name="P178"><text:span text:style-name="Strong_20_Emphasis">Authentication</text:span>:</text:p>
          <text:list>
            <text:list-item>
              <text:p text:style-name="P179">Check if a user is authenticated before allowing access to certain views.</text:p>
            </text:list-item>
            <text:list-item>
              <text:p text:style-name="P179">Redirect unauthenticated users to a login page.</text:p>
            </text:list-item>
          </text:list>
        </text:list-item>
        <text:list-item>
          <text:p text:style-name="P178"><text:span text:style-name="Strong_20_Emphasis">Logging</text:span>:</text:p>
          <text:list>
            <text:list-item>
              <text:p text:style-name="P179">Log details about each request and response for debugging and monitoring purposes.</text:p>
            </text:list-item>
          </text:list>
        </text:list-item>
        <text:list-item>
          <text:p text:style-name="P178"><text:span text:style-name="Strong_20_Emphasis">Session Management</text:span>:</text:p>
          <text:list>
            <text:list-item>
              <text:p text:style-name="P179">Manage user sessions, storing and retrieving session data.</text:p>
            </text:list-item>
          </text:list>
        </text:list-item>
        <text:list-item>
          <text:p text:style-name="P178"><text:span text:style-name="Strong_20_Emphasis">Security</text:span>:</text:p>
          <text:list>
            <text:list-item>
              <text:p text:style-name="P179">Add security headers to responses.</text:p>
            </text:list-item>
            <text:list-item>
              <text:p text:style-name="P179">Filter out malicious requests.</text:p>
            </text:list-item>
          </text:list>
        </text:list-item>
        <text:list-item>
          <text:p text:style-name="P178"><text:span text:style-name="Strong_20_Emphasis">Performance</text:span>:</text:p>
          <text:list>
            <text:list-item>
              <text:p text:style-name="P178">Measure and log the time taken to process requests and responses.</text:p>
            </text:list-item>
          </text:list>
        </text:list-item>
      </text:list>
      <text:h text:style-name="Heading_20_3" text:outline-level="3">How Middleware Works:</text:h>
      <text:list xml:id="list1314842457" text:style-name="L83">
        <text:list-item>
          <text:p text:style-name="P180"><text:span text:style-name="Strong_20_Emphasis">Request Handling</text:span>:</text:p>
          <text:list>
            <text:list-item>
              <text:p text:style-name="P181">User makes a request to the server.</text:p>
            </text:list-item>
            <text:list-item>
              <text:p text:style-name="P181">The request goes through each middleware in order.</text:p>
            </text:list-item>
            <text:list-item>
              <text:p text:style-name="P181">Each middleware can modify the request or perform actions before passing it to the next middleware or the view.</text:p>
            </text:list-item>
          </text:list>
        </text:list-item>
        <text:list-item>
          <text:p text:style-name="P180"><text:span text:style-name="Strong_20_Emphasis">Response Handling</text:span>:</text:p>
          <text:list>
            <text:list-item>
              <text:p text:style-name="P181">The view processes the request and returns a response.</text:p>
            </text:list-item>
            <text:list-item>
              <text:p text:style-name="P181">The response goes back through the middleware in reverse order.</text:p>
            </text:list-item>
            <text:list-item>
              <text:p text:style-name="P180">Each middleware can modify the response or perform actions before passing it to the next middleware or sending it to the user.</text:p>
            </text:list-item>
          </text:list>
        </text:list-item>
      </text:list>
      <text:h text:style-name="Heading_20_3" text:outline-level="3"><text:soft-page-break/>Example:</text:h>
      <text:p text:style-name="Text_20_body">Suppose you want to log every request made to your Django application.</text:p>
      <text:h text:style-name="Heading_20_4" text:outline-level="4">Custom Middleware (in <text:span text:style-name="Source_20_Text">middleware.py</text:span>):</text:h>
      <text:p text:style-name="Preformatted_20_Text">python</text:p>
      <text:p text:style-name="Preformatted_20_Text">Copy code</text:p>
      <text:p text:style-name="P1"><text:span text:style-name="Source_20_Text">class RequestLoggingMiddleware:</text:span></text:p>
      <text:p text:style-name="P1"><text:span text:style-name="Source_20_Text"><text:s text:c="4"/>def __init__(self, get_response):</text:span></text:p>
      <text:p text:style-name="P1"><text:span text:style-name="Source_20_Text"><text:s text:c="8"/>self.get_response = get_response</text:span></text:p>
      <text:p text:style-name="P1"/>
      <text:p text:style-name="P1"><text:span text:style-name="Source_20_Text"><text:s text:c="4"/>def __call__(self, request):</text:span></text:p>
      <text:p text:style-name="P1"><text:span text:style-name="Source_20_Text"><text:s text:c="8"/># Pre-process: Log the request</text:span></text:p>
      <text:p text:style-name="P1"><text:span text:style-name="Source_20_Text"><text:s text:c="8"/>print(f"Request: {request.method} {request.path}")</text:span></text:p>
      <text:p text:style-name="P1"/>
      <text:p text:style-name="P1"><text:span text:style-name="Source_20_Text"><text:s text:c="8"/># Pass the request to the next middleware or view</text:span></text:p>
      <text:p text:style-name="P1"><text:span text:style-name="Source_20_Text"><text:s text:c="8"/>response = self.get_response(request)</text:span></text:p>
      <text:p text:style-name="P1"/>
      <text:p text:style-name="P1"><text:span text:style-name="Source_20_Text"><text:s text:c="8"/># Post-process: Log the response status</text:span></text:p>
      <text:p text:style-name="P1"><text:span text:style-name="Source_20_Text"><text:s text:c="8"/>print(f"Response: {response.status_code}")</text:span></text:p>
      <text:p text:style-name="P1"/>
      <text:p text:style-name="P2"><text:span text:style-name="Source_20_Text"><text:s text:c="8"/>return response</text:span></text:p>
      <text:h text:style-name="Heading_20_4" text:outline-level="4">Adding Middleware to Django Settings (in <text:span text:style-name="Source_20_Text">settings.py</text:span>):</text:h>
      <text:p text:style-name="Preformatted_20_Text">python</text:p>
      <text:p text:style-name="Preformatted_20_Text">Copy code</text:p>
      <text:p text:style-name="P1"><text:span text:style-name="Source_20_Text">MIDDLEWARE = [</text:span></text:p>
      <text:p text:style-name="P1"><text:span text:style-name="Source_20_Text"><text:s text:c="4"/># Other middleware...</text:span></text:p>
      <text:p text:style-name="P1"><text:span text:style-name="Source_20_Text"><text:s text:c="4"/>'myapp.middleware.RequestLoggingMiddleware',</text:span></text:p>
      <text:p text:style-name="P1"><text:span text:style-name="Source_20_Text"><text:s text:c="4"/># Other middleware...</text:span></text:p>
      <text:p text:style-name="P2"><text:span text:style-name="Source_20_Text">]</text:span></text:p>
      <text:h text:style-name="Heading_20_3" text:outline-level="3">Summary:</text:h>
      <text:list xml:id="list1097102857" text:style-name="L84">
        <text:list-item>
          <text:p text:style-name="P183"><text:span text:style-name="Strong_20_Emphasis">Middleware</text:span> is used to process requests and responses globally.</text:p>
        </text:list-item>
        <text:list-item>
          <text:p text:style-name="P183"><text:span text:style-name="Strong_20_Emphasis">Common uses</text:span> include authentication, logging, session management, security, and performance monitoring.</text:p>
        </text:list-item>
        <text:list-item>
          <text:p text:style-name="P183"><text:span text:style-name="Strong_20_Emphasis">Flow</text:span>: Requests pass through middleware before reaching views, and responses pass back through middleware before being sent to users.</text:p>
        </text:list-item>
        <text:list-item>
          <text:p text:style-name="P182"><text:span text:style-name="Strong_20_Emphasis">Customization</text:span>: You can create custom middleware to add specific functionality to your Django application.</text:p>
        </text:list-item>
      </text:list>
      <text:p text:style-name="Text_20_body">4o</text:p>
      <text:h text:style-name="Heading_20_5" text:outline-level="5">You said:</text:h>
      <text:p text:style-name="Text_20_body">how many type middleware in django</text:p>
      <text:h text:style-name="Heading_20_5" text:outline-level="5">ChatGPT said:</text:h>
      <text:p text:style-name="Text_20_body">In Django, middleware can be categorized based on the stages of the request-response cycle they interact with. Broadly, there are three main types of middleware:</text:p>
      <text:list xml:id="list4257066614" text:style-name="L85">
        <text:list-item>
          <text:p text:style-name="P184"><text:span text:style-name="Strong_20_Emphasis">Request Middleware</text:span>:</text:p>
          <text:list>
            <text:list-item>
              <text:p text:style-name="P185"><text:soft-page-break/>These middleware components process the request before it reaches the view. They can modify the request, add attributes, or even short-circuit the process by returning a response directly.</text:p>
            </text:list-item>
          </text:list>
        </text:list-item>
        <text:list-item>
          <text:p text:style-name="P184"><text:span text:style-name="Strong_20_Emphasis">View Middleware</text:span>:</text:p>
          <text:list>
            <text:list-item>
              <text:p text:style-name="P185">These middleware components are executed after the request middleware but before the view itself is called. They can be used for tasks that need to happen after the request is prepared but before the view processes it.</text:p>
            </text:list-item>
          </text:list>
        </text:list-item>
        <text:list-item>
          <text:p text:style-name="P184"><text:span text:style-name="Strong_20_Emphasis">Response Middleware</text:span>:</text:p>
          <text:list>
            <text:list-item>
              <text:p text:style-name="P184">These middleware components process the response after the view has returned it but before it is sent to the client. They can modify the response, set cookies, or perform other tasks before the response is finalized.</text:p>
            </text:list-item>
          </text:list>
        </text:list-item>
      </text:list>
      <text:h text:style-name="Heading_20_3" text:outline-level="3">Types of Middleware Based on Functionality:</text:h>
      <text:list xml:id="list3115757336" text:style-name="L86">
        <text:list-item>
          <text:p text:style-name="P186"><text:span text:style-name="Strong_20_Emphasis">Security Middleware</text:span>:</text:p>
          <text:list>
            <text:list-item>
              <text:p text:style-name="P187">Ensures the security of the application by adding headers or performing checks.</text:p>
            </text:list-item>
            <text:list-item>
              <text:p text:style-name="P187">Examples: <text:span text:style-name="Source_20_Text">django.middleware.security.SecurityMiddleware</text:span>, <text:span text:style-name="Source_20_Text">django.middleware.clickjacking.XFrameOptionsMiddleware</text:span>.</text:p>
            </text:list-item>
          </text:list>
        </text:list-item>
        <text:list-item>
          <text:p text:style-name="P186"><text:span text:style-name="Strong_20_Emphasis">Session Middleware</text:span>:</text:p>
          <text:list>
            <text:list-item>
              <text:p text:style-name="P187">Manages user sessions, storing and retrieving session data.</text:p>
            </text:list-item>
            <text:list-item>
              <text:p text:style-name="P187">Example: <text:span text:style-name="Source_20_Text">django.contrib.sessions.middleware.SessionMiddleware</text:span>.</text:p>
            </text:list-item>
          </text:list>
        </text:list-item>
        <text:list-item>
          <text:p text:style-name="P186"><text:span text:style-name="Strong_20_Emphasis">Authentication Middleware</text:span>:</text:p>
          <text:list>
            <text:list-item>
              <text:p text:style-name="P187">Handles user authentication, ensuring that users are logged in or have the necessary permissions.</text:p>
            </text:list-item>
            <text:list-item>
              <text:p text:style-name="P187">Example: <text:span text:style-name="Source_20_Text">django.contrib.auth.middleware.AuthenticationMiddleware</text:span>.</text:p>
            </text:list-item>
          </text:list>
        </text:list-item>
        <text:list-item>
          <text:p text:style-name="P186"><text:span text:style-name="Strong_20_Emphasis">CSRF Middleware</text:span>:</text:p>
          <text:list>
            <text:list-item>
              <text:p text:style-name="P187">Protects against Cross-Site Request Forgery attacks by ensuring that POST requests are from the same domain.</text:p>
            </text:list-item>
            <text:list-item>
              <text:p text:style-name="P187">Example: <text:span text:style-name="Source_20_Text">django.middleware.csrf.CsrfViewMiddleware</text:span>.</text:p>
            </text:list-item>
          </text:list>
        </text:list-item>
        <text:list-item>
          <text:p text:style-name="P186"><text:span text:style-name="Strong_20_Emphasis">Message Middleware</text:span>:</text:p>
          <text:list>
            <text:list-item>
              <text:p text:style-name="P187">Manages temporary messages that can be displayed to the user after a request.</text:p>
            </text:list-item>
            <text:list-item>
              <text:p text:style-name="P187">Example: <text:span text:style-name="Source_20_Text">django.contrib.messages.middleware.MessageMiddleware</text:span>.</text:p>
            </text:list-item>
          </text:list>
        </text:list-item>
        <text:list-item>
          <text:p text:style-name="P186"><text:span text:style-name="Strong_20_Emphasis">Common Middleware</text:span>:</text:p>
          <text:list>
            <text:list-item>
              <text:p text:style-name="P187">Performs common tasks such as URL rewriting or adding certain headers to responses.</text:p>
            </text:list-item>
            <text:list-item>
              <text:p text:style-name="P187">Example: <text:span text:style-name="Source_20_Text">django.middleware.common.CommonMiddleware</text:span>.</text:p>
            </text:list-item>
          </text:list>
        </text:list-item>
        <text:list-item>
          <text:p text:style-name="P186"><text:span text:style-name="Strong_20_Emphasis">GZip Middleware</text:span>:</text:p>
          <text:list>
            <text:list-item>
              <text:p text:style-name="P187">Compresses responses for better performance and reduced bandwidth usage.</text:p>
            </text:list-item>
            <text:list-item>
              <text:p text:style-name="P187">Example: <text:span text:style-name="Source_20_Text">django.middleware.gzip.GZipMiddleware</text:span>.</text:p>
            </text:list-item>
          </text:list>
        </text:list-item>
        <text:list-item>
          <text:p text:style-name="P186"><text:soft-page-break/><text:span text:style-name="Strong_20_Emphasis">Conditional Get Middleware</text:span>:</text:p>
          <text:list>
            <text:list-item>
              <text:p text:style-name="P187">Handles conditional GET operations using HTTP headers like <text:span text:style-name="Source_20_Text">If-None-Match</text:span> and <text:span text:style-name="Source_20_Text">If-Modified-Since</text:span>.</text:p>
            </text:list-item>
            <text:list-item>
              <text:p text:style-name="P186">Example: <text:span text:style-name="Source_20_Text">django.middleware.http.ConditionalGetMiddleware</text:span>.</text:p>
            </text:list-item>
          </text:list>
        </text:list-item>
      </text:list>
      <text:h text:style-name="Heading_20_3" text:outline-level="3">Custom Middleware:</text:h>
      <text:list xml:id="list1365697469" text:style-name="L87">
        <text:list-item>
          <text:p text:style-name="P189"><text:span text:style-name="Strong_20_Emphasis">Custom Middleware</text:span>:</text:p>
          <text:list>
            <text:list-item>
              <text:p text:style-name="P188">You can create your own middleware to perform specific tasks tailored to your application’s needs. Custom middleware can handle logging, profiling, performance monitoring, etc.</text:p>
            </text:list-item>
          </text:list>
        </text:list-item>
      </text:list>
      <text:h text:style-name="Heading_20_3" text:outline-level="3">Example of Custom Middleware:</text:h>
      <text:p text:style-name="Preformatted_20_Text">python</text:p>
      <text:p text:style-name="Preformatted_20_Text">Copy code</text:p>
      <text:p text:style-name="P1"><text:span text:style-name="Source_20_Text">class CustomMiddleware:</text:span></text:p>
      <text:p text:style-name="P1"><text:span text:style-name="Source_20_Text"><text:s text:c="4"/>def __init__(self, get_response):</text:span></text:p>
      <text:p text:style-name="P1"><text:span text:style-name="Source_20_Text"><text:s text:c="8"/>self.get_response = get_response</text:span></text:p>
      <text:p text:style-name="P1"/>
      <text:p text:style-name="P1"><text:span text:style-name="Source_20_Text"><text:s text:c="4"/>def __call__(self, request):</text:span></text:p>
      <text:p text:style-name="P1"><text:span text:style-name="Source_20_Text"><text:s text:c="8"/># Pre-process the request</text:span></text:p>
      <text:p text:style-name="P1"><text:span text:style-name="Source_20_Text"><text:s text:c="8"/>print("Before the view")</text:span></text:p>
      <text:p text:style-name="P1"/>
      <text:p text:style-name="P1"><text:span text:style-name="Source_20_Text"><text:s text:c="8"/>response = self.get_response(request)</text:span></text:p>
      <text:p text:style-name="P1"/>
      <text:p text:style-name="P1"><text:span text:style-name="Source_20_Text"><text:s text:c="8"/># Post-process the response</text:span></text:p>
      <text:p text:style-name="P1"><text:span text:style-name="Source_20_Text"><text:s text:c="8"/>print("After the view")</text:span></text:p>
      <text:p text:style-name="P1"/>
      <text:p text:style-name="P2"><text:span text:style-name="Source_20_Text"><text:s text:c="8"/>return response</text:span></text:p>
      <text:h text:style-name="Heading_20_3" text:outline-level="3">Adding Middleware to Django Settings:</text:h>
      <text:p text:style-name="Text_20_body">To use middleware in your Django project, you need to add it to the <text:span text:style-name="Source_20_Text">MIDDLEWARE</text:span> list in your <text:span text:style-name="Source_20_Text">settings.py</text:span> file:</text:p>
      <text:p text:style-name="Preformatted_20_Text">python</text:p>
      <text:p text:style-name="Preformatted_20_Text">Copy code</text:p>
      <text:p text:style-name="P1"><text:span text:style-name="Source_20_Text">MIDDLEWARE = [</text:span></text:p>
      <text:p text:style-name="P1"><text:span text:style-name="Source_20_Text"><text:s text:c="4"/>'django.middleware.security.SecurityMiddleware',</text:span></text:p>
      <text:p text:style-name="P1"><text:span text:style-name="Source_20_Text"><text:s text:c="4"/>'django.contrib.sessions.middleware.SessionMiddleware',</text:span></text:p>
      <text:p text:style-name="P1"><text:span text:style-name="Source_20_Text"><text:s text:c="4"/>'django.middleware.common.CommonMiddleware',</text:span></text:p>
      <text:p text:style-name="P1"><text:span text:style-name="Source_20_Text"><text:s text:c="4"/>'django.middleware.csrf.CsrfViewMiddleware',</text:span></text:p>
      <text:p text:style-name="P1"><text:span text:style-name="Source_20_Text"><text:s text:c="4"/>'django.contrib.auth.middleware.AuthenticationMiddleware',</text:span></text:p>
      <text:p text:style-name="P1"><text:span text:style-name="Source_20_Text"><text:s text:c="4"/>'django.contrib.messages.middleware.MessageMiddleware',</text:span></text:p>
      <text:p text:style-name="P1"><text:span text:style-name="Source_20_Text"><text:s text:c="4"/>'django.middleware.clickjacking.XFrameOptionsMiddleware',</text:span></text:p>
      <text:p text:style-name="P1"><text:span text:style-name="Source_20_Text"><text:s text:c="4"/>'myapp.middleware.CustomMiddleware', <text:s/># Custom middleware</text:span></text:p>
      <text:p text:style-name="P2"><text:span text:style-name="Source_20_Text">]</text:span></text:p>
      <text:h text:style-name="Heading_20_3" text:outline-level="3">Summary:</text:h>
      <text:list xml:id="list2036601444" text:style-name="L88">
        <text:list-item>
          <text:p text:style-name="P191"><text:span text:style-name="Strong_20_Emphasis">Request Middleware</text:span>: Processes the request before it reaches the view.</text:p>
        </text:list-item>
        <text:list-item>
          <text:p text:style-name="P191"><text:span text:style-name="Strong_20_Emphasis">View Middleware</text:span>: Processes actions between the request and view.</text:p>
        </text:list-item>
        <text:list-item>
          <text:p text:style-name="P191"><text:span text:style-name="Strong_20_Emphasis">Response Middleware</text:span>: Processes the response before it is sent to the client.</text:p>
        </text:list-item>
        <text:list-item>
          <text:p text:style-name="P191"><text:soft-page-break/><text:span text:style-name="Strong_20_Emphasis">Functionality-Based Middleware</text:span>: Includes security, session, authentication, CSRF, message, common, GZip, and conditional GET middleware.</text:p>
        </text:list-item>
        <text:list-item>
          <text:p text:style-name="P190"><text:span text:style-name="Strong_20_Emphasis">Custom Middleware</text:span>: Allows you to define specific behavior for your application.</text:p>
        </text:list-item>
      </text:list>
      <text:p text:style-name="Text_20_body">4o</text:p>
      <text:h text:style-name="Heading_20_5" text:outline-level="5">You said:</text:h>
      <text:p text:style-name="Text_20_body">context in python</text:p>
      <text:h text:style-name="Heading_20_5" text:outline-level="5">ChatGPT said:</text:h>
      <text:p text:style-name="Text_20_body">In Python, the term "context" often refers to the execution environment or the state within which a piece of code runs. One of the most common uses of context in Python is through the use of context managers, which are used to properly manage resources like files, network connections, and locks, ensuring they are acquired and released in a controlled manner.</text:p>
      <text:h text:style-name="Heading_20_3" text:outline-level="3">Context Managers in Python</text:h>
      <text:p text:style-name="Text_20_body">Context managers are typically used with the <text:span text:style-name="Source_20_Text">with</text:span> statement to ensure that resources are properly cleaned up after use, even if an error occurs. The most common example is file handling.</text:p>
      <text:h text:style-name="Heading_20_4" text:outline-level="4">Example with File Handling:</text:h>
      <text:p text:style-name="Preformatted_20_Text">python</text:p>
      <text:p text:style-name="Preformatted_20_Text">Copy code</text:p>
      <text:p text:style-name="P1"><text:span text:style-name="Source_20_Text">with open('example.txt', 'r') as file:</text:span></text:p>
      <text:p text:style-name="P1"><text:span text:style-name="Source_20_Text"><text:s text:c="4"/>content = file.read()</text:span></text:p>
      <text:p text:style-name="P1"><text:span text:style-name="Source_20_Text"><text:s text:c="4"/>print(content)</text:span></text:p>
      <text:p text:style-name="P2"><text:span text:style-name="Source_20_Text"># No need to manually close the file, it's automatically closed after the block</text:span></text:p>
      <text:list xml:id="list3726570559" text:style-name="L89">
        <text:list-item>
          <text:p text:style-name="P193"><text:span text:style-name="Strong_20_Emphasis"><text:span text:style-name="Source_20_Text">with</text:span></text:span><text:span text:style-name="Strong_20_Emphasis"> statement</text:span>: Sets up a context for the block of code.</text:p>
        </text:list-item>
        <text:list-item>
          <text:p text:style-name="P193"><text:span text:style-name="Strong_20_Emphasis"><text:span text:style-name="Source_20_Text">open('example.txt', 'r')</text:span></text:span>: Opens the file and returns a file object.</text:p>
        </text:list-item>
        <text:list-item>
          <text:p text:style-name="P193"><text:span text:style-name="Strong_20_Emphasis"><text:span text:style-name="Source_20_Text">as file</text:span></text:span>: Assigns the file object to the variable <text:span text:style-name="Source_20_Text">file</text:span>.</text:p>
        </text:list-item>
        <text:list-item>
          <text:p text:style-name="P192">After the block of code, the file is automatically closed.</text:p>
        </text:list-item>
      </text:list>
      <text:h text:style-name="Heading_20_3" text:outline-level="3">Creating a Custom Context Manager</text:h>
      <text:p text:style-name="Text_20_body">You can create your own context managers using classes or functions.</text:p>
      <text:h text:style-name="Heading_20_4" text:outline-level="4">Using a Class:</text:h>
      <text:p text:style-name="Text_20_body">A class-based context manager should implement two special methods: <text:span text:style-name="Source_20_Text">__enter__</text:span> and <text:span text:style-name="Source_20_Text">__exit__</text:span>.</text:p>
      <text:p text:style-name="Preformatted_20_Text">python</text:p>
      <text:p text:style-name="Preformatted_20_Text">Copy code</text:p>
      <text:p text:style-name="P1"><text:span text:style-name="Source_20_Text">class MyContextManager:</text:span></text:p>
      <text:p text:style-name="P1"><text:span text:style-name="Source_20_Text"><text:s text:c="4"/>def __enter__(self):</text:span></text:p>
      <text:p text:style-name="P1"><text:span text:style-name="Source_20_Text"><text:s text:c="8"/>print("Entering the context")</text:span></text:p>
      <text:p text:style-name="P1"><text:span text:style-name="Source_20_Text"><text:s text:c="8"/>return self</text:span></text:p>
      <text:p text:style-name="P1"/>
      <text:p text:style-name="P1"><text:span text:style-name="Source_20_Text"><text:s text:c="4"/>def __exit__(self, exc_type, exc_value, traceback):</text:span></text:p>
      <text:p text:style-name="P1"><text:span text:style-name="Source_20_Text"><text:s text:c="8"/>print("Exiting the context")</text:span></text:p>
      <text:p text:style-name="P1"/>
      <text:p text:style-name="P1"><text:span text:style-name="Source_20_Text"># Usage</text:span></text:p>
      <text:p text:style-name="P1"><text:span text:style-name="Source_20_Text">with MyContextManager() as manager:</text:span></text:p>
      <text:p text:style-name="P2"><text:soft-page-break/><text:span text:style-name="Source_20_Text"><text:s text:c="4"/>print("Inside the context")</text:span></text:p>
      <text:h text:style-name="Heading_20_4" text:outline-level="4">Using a Function and <text:span text:style-name="Source_20_Text">contextlib</text:span>:</text:h>
      <text:p text:style-name="Text_20_body">You can also create a context manager using the <text:span text:style-name="Source_20_Text">contextlib</text:span> module, which is often more concise.</text:p>
      <text:p text:style-name="Preformatted_20_Text">python</text:p>
      <text:p text:style-name="Preformatted_20_Text">Copy code</text:p>
      <text:p text:style-name="P1"><text:span text:style-name="Source_20_Text">from contextlib import contextmanager</text:span></text:p>
      <text:p text:style-name="P1"/>
      <text:p text:style-name="P1"><text:span text:style-name="Source_20_Text">@contextmanager</text:span></text:p>
      <text:p text:style-name="P1"><text:span text:style-name="Source_20_Text">def my_context_manager():</text:span></text:p>
      <text:p text:style-name="P1"><text:span text:style-name="Source_20_Text"><text:s text:c="4"/>print("Entering the context")</text:span></text:p>
      <text:p text:style-name="P1"><text:span text:style-name="Source_20_Text"><text:s text:c="4"/>yield</text:span></text:p>
      <text:p text:style-name="P1"><text:span text:style-name="Source_20_Text"><text:s text:c="4"/>print("Exiting the context")</text:span></text:p>
      <text:p text:style-name="P1"/>
      <text:p text:style-name="P1"><text:span text:style-name="Source_20_Text"># Usage</text:span></text:p>
      <text:p text:style-name="P1"><text:span text:style-name="Source_20_Text">with my_context_manager():</text:span></text:p>
      <text:p text:style-name="P2"><text:span text:style-name="Source_20_Text"><text:s text:c="4"/>print("Inside the context")</text:span></text:p>
      <text:h text:style-name="Heading_20_3" text:outline-level="3">Why Use Context Managers?</text:h>
      <text:list xml:id="list2129363099" text:style-name="L90">
        <text:list-item>
          <text:p text:style-name="P194"><text:span text:style-name="Strong_20_Emphasis">Resource Management</text:span>:</text:p>
          <text:list>
            <text:list-item>
              <text:p text:style-name="P195">Ensures resources like files, database connections, and network connections are properly closed after use.</text:p>
            </text:list-item>
            <text:list-item>
              <text:p text:style-name="P195">Prevents resource leaks, which can lead to performance issues.</text:p>
            </text:list-item>
          </text:list>
        </text:list-item>
        <text:list-item>
          <text:p text:style-name="P194"><text:span text:style-name="Strong_20_Emphasis">Error Handling</text:span>:</text:p>
          <text:list>
            <text:list-item>
              <text:p text:style-name="P195">Ensures that resources are properly cleaned up even if an error occurs within the context.</text:p>
            </text:list-item>
            <text:list-item>
              <text:p text:style-name="P195">Simplifies code by handling resource cleanup automatically.</text:p>
            </text:list-item>
          </text:list>
        </text:list-item>
        <text:list-item>
          <text:p text:style-name="P194"><text:span text:style-name="Strong_20_Emphasis">Readability and Maintainability</text:span>:</text:p>
          <text:list>
            <text:list-item>
              <text:p text:style-name="P195">Makes code more readable by clearly defining the scope of resource usage.</text:p>
            </text:list-item>
            <text:list-item>
              <text:p text:style-name="P194">Reduces boilerplate code, as you don't need to explicitly write cleanup code.</text:p>
            </text:list-item>
          </text:list>
        </text:list-item>
      </text:list>
      <text:h text:style-name="Heading_20_3" text:outline-level="3">Summary:</text:h>
      <text:list xml:id="list2874380308" text:style-name="L91">
        <text:list-item>
          <text:p text:style-name="P197"><text:span text:style-name="Strong_20_Emphasis">Context in Python</text:span> often refers to the environment or state in which code runs.</text:p>
        </text:list-item>
        <text:list-item>
          <text:p text:style-name="P197"><text:span text:style-name="Strong_20_Emphasis">Context Managers</text:span> are used to manage resources like files and connections, ensuring they are properly acquired and released.</text:p>
        </text:list-item>
        <text:list-item>
          <text:p text:style-name="P197"><text:span text:style-name="Strong_20_Emphasis"><text:span text:style-name="Source_20_Text">with</text:span></text:span><text:span text:style-name="Strong_20_Emphasis"> Statement</text:span>: Used to create a context in which resources are managed.</text:p>
        </text:list-item>
        <text:list-item>
          <text:p text:style-name="P196"><text:span text:style-name="Strong_20_Emphasis">Custom Context Managers</text:span> can be created using classes with <text:span text:style-name="Source_20_Text">__enter__</text:span> and <text:span text:style-name="Source_20_Text">__exit__</text:span> methods or using the <text:span text:style-name="Source_20_Text">contextlib</text:span> module with the <text:span text:style-name="Source_20_Text">@contextmanager</text:span> decorator.</text:p>
        </text:list-item>
      </text:list>
      <text:p text:style-name="Text_20_body">Context managers provide a clean and efficient way to manage resources, making your code more robust and easier to read.</text:p>
      <text:p text:style-name="Text_20_body">4o</text:p>
      <text:h text:style-name="Heading_20_5" text:outline-level="5"><text:soft-page-break/>You said:</text:h>
      <text:p text:style-name="Text_20_body">What are signals in Django? easy way explain</text:p>
      <text:h text:style-name="Heading_20_5" text:outline-level="5">ChatGPT said:</text:h>
      <text:p text:style-name="Text_20_body">In Django, signals are a way for different parts of an application to communicate and respond to certain events or actions. They allow decoupled applications to get notified when certain actions occur elsewhere in the application. This can be useful for executing some code in response to these events, without having to tightly couple the code that emits the event and the code that handles it.</text:p>
      <text:h text:style-name="Heading_20_3" text:outline-level="3">Easy Explanation:</text:h>
      <text:list xml:id="list1078500229" text:style-name="L92">
        <text:list-item>
          <text:p text:style-name="P198"><text:span text:style-name="Strong_20_Emphasis">Signals Concept</text:span>:</text:p>
          <text:list>
            <text:list-item>
              <text:p text:style-name="P199"><text:span text:style-name="Strong_20_Emphasis">Sender</text:span>: The part of the application that sends or emits the signal when a certain event happens.</text:p>
            </text:list-item>
            <text:list-item>
              <text:p text:style-name="P199"><text:span text:style-name="Strong_20_Emphasis">Receiver</text:span>: The part of the application that listens for the signal and takes action when it receives the signal.</text:p>
            </text:list-item>
          </text:list>
        </text:list-item>
        <text:list-item>
          <text:p text:style-name="P198"><text:span text:style-name="Strong_20_Emphasis">Built-in Signals</text:span>:</text:p>
          <text:list>
            <text:list-item>
              <text:p text:style-name="P199">Django comes with several built-in signals that you can connect to.</text:p>
            </text:list-item>
            <text:list-item>
              <text:p text:style-name="P199"><text:span text:style-name="Strong_20_Emphasis">Examples</text:span>:</text:p>
              <text:list>
                <text:list-item>
                  <text:p text:style-name="P199"><text:span text:style-name="Source_20_Text">django.db.models.signals.post_save</text:span>: Sent after a model's <text:span text:style-name="Source_20_Text">save()</text:span> method is called.</text:p>
                </text:list-item>
                <text:list-item>
                  <text:p text:style-name="P199"><text:span text:style-name="Source_20_Text">django.db.models.signals.pre_delete</text:span>: Sent before a model's <text:span text:style-name="Source_20_Text">delete()</text:span> method is called.</text:p>
                </text:list-item>
              </text:list>
            </text:list-item>
          </text:list>
        </text:list-item>
        <text:list-item>
          <text:p text:style-name="P198"><text:span text:style-name="Strong_20_Emphasis">Connecting Signals</text:span>:</text:p>
          <text:list>
            <text:list-item>
              <text:p text:style-name="P198">You connect a receiver function to a signal to specify what should happen when the signal is sent.</text:p>
            </text:list-item>
          </text:list>
        </text:list-item>
      </text:list>
      <text:h text:style-name="Heading_20_3" text:outline-level="3">How It Works:</text:h>
      <text:list xml:id="list2935505253" text:style-name="L93">
        <text:list-item>
          <text:p text:style-name="P200"><text:span text:style-name="Strong_20_Emphasis">Define the Receiver Function</text:span>:</text:p>
          <text:list>
            <text:list-item>
              <text:p text:style-name="P201">This function will be called when the signal is sent.</text:p>
            </text:list-item>
          </text:list>
        </text:list-item>
        <text:list-item>
          <text:p text:style-name="P200"><text:span text:style-name="Strong_20_Emphasis">Connect the Signal to the Receiver</text:span>:</text:p>
          <text:list>
            <text:list-item>
              <text:p text:style-name="P200">Use Django's <text:span text:style-name="Source_20_Text">@receiver</text:span> decorator or <text:span text:style-name="Source_20_Text">signal.connect()</text:span> method to link the signal to the receiver function.</text:p>
            </text:list-item>
          </text:list>
        </text:list-item>
      </text:list>
      <text:h text:style-name="Heading_20_3" text:outline-level="3">Example:</text:h>
      <text:h text:style-name="Heading_20_4" text:outline-level="4">Step 1: Define the Receiver Function</text:h>
      <text:p text:style-name="Preformatted_20_Text">python</text:p>
      <text:p text:style-name="Preformatted_20_Text">Copy code</text:p>
      <text:p text:style-name="P1"><text:span text:style-name="Source_20_Text">from django.db.models.signals import post_save</text:span></text:p>
      <text:p text:style-name="P1"><text:span text:style-name="Source_20_Text">from django.dispatch import receiver</text:span></text:p>
      <text:p text:style-name="P1"><text:span text:style-name="Source_20_Text">from django.contrib.auth.models import User</text:span></text:p>
      <text:p text:style-name="P1"/>
      <text:p text:style-name="P1"><text:span text:style-name="Source_20_Text">@receiver(post_save, sender=User)</text:span></text:p>
      <text:p text:style-name="P1"><text:span text:style-name="Source_20_Text">def user_saved(sender, instance, created, **kwargs):</text:span></text:p>
      <text:p text:style-name="P1"><text:span text:style-name="Source_20_Text"><text:s text:c="4"/>if created:</text:span></text:p>
      <text:p text:style-name="P1"><text:span text:style-name="Source_20_Text"><text:s text:c="8"/>print(f'New user created: {instance.username}')</text:span></text:p>
      <text:p text:style-name="P1"><text:soft-page-break/><text:span text:style-name="Source_20_Text"><text:s text:c="4"/>else:</text:span></text:p>
      <text:p text:style-name="P2"><text:span text:style-name="Source_20_Text"><text:s text:c="8"/>print(f'User updated: {instance.username}')</text:span></text:p>
      <text:list xml:id="list1130232444" text:style-name="L94">
        <text:list-item>
          <text:p text:style-name="P203"><text:span text:style-name="Strong_20_Emphasis">@receiver</text:span>: Decorator that connects the function to a signal.</text:p>
        </text:list-item>
        <text:list-item>
          <text:p text:style-name="P203"><text:span text:style-name="Strong_20_Emphasis">post_save</text:span>: Signal sent after a model's save method is called.</text:p>
        </text:list-item>
        <text:list-item>
          <text:p text:style-name="P203"><text:span text:style-name="Strong_20_Emphasis">sender=User</text:span>: Only receive signals from the User model.</text:p>
        </text:list-item>
        <text:list-item>
          <text:p text:style-name="P203"><text:span text:style-name="Strong_20_Emphasis">user_saved</text:span>: Function to run when the signal is received.</text:p>
        </text:list-item>
        <text:list-item>
          <text:p text:style-name="P202"><text:span text:style-name="Strong_20_Emphasis">created</text:span>: Boolean that is True if a new record was created.</text:p>
        </text:list-item>
      </text:list>
      <text:h text:style-name="Heading_20_4" text:outline-level="4">Step 2: Ensure the Signal is Connected</text:h>
      <text:list xml:id="list2223429157" text:style-name="L95">
        <text:list-item>
          <text:p text:style-name="P204">Make sure this code is executed when your application starts. A common place to put signal handling code is in the <text:span text:style-name="Source_20_Text">models.py</text:span> or a <text:span text:style-name="Source_20_Text">signals.py</text:span> file within an app, and import it in the app's <text:span text:style-name="Source_20_Text">ready</text:span> method in <text:span text:style-name="Source_20_Text">apps.py</text:span>.</text:p>
        </text:list-item>
      </text:list>
      <text:h text:style-name="Heading_20_4" text:outline-level="4">Step 3: Include the Signals in <text:span text:style-name="Source_20_Text">apps.py</text:span></text:h>
      <text:p text:style-name="Preformatted_20_Text">python</text:p>
      <text:p text:style-name="Preformatted_20_Text">Copy code</text:p>
      <text:p text:style-name="P1"><text:span text:style-name="Source_20_Text">from django.apps import AppConfig</text:span></text:p>
      <text:p text:style-name="P1"/>
      <text:p text:style-name="P1"><text:span text:style-name="Source_20_Text">class MyAppConfig(AppConfig):</text:span></text:p>
      <text:p text:style-name="P1"><text:span text:style-name="Source_20_Text"><text:s text:c="4"/>name = 'myapp'</text:span></text:p>
      <text:p text:style-name="P1"/>
      <text:p text:style-name="P1"><text:span text:style-name="Source_20_Text"><text:s text:c="4"/>def ready(self):</text:span></text:p>
      <text:p text:style-name="P2"><text:span text:style-name="Source_20_Text"><text:s text:c="8"/>import myapp.signals <text:s/># Import the signals module</text:span></text:p>
      <text:h text:style-name="Heading_20_3" text:outline-level="3">Summary:</text:h>
      <text:list xml:id="list4285583974" text:style-name="L96">
        <text:list-item>
          <text:p text:style-name="P206"><text:span text:style-name="Strong_20_Emphasis">Signals</text:span> in Django allow different parts of the application to communicate and respond to events.</text:p>
        </text:list-item>
        <text:list-item>
          <text:p text:style-name="P206"><text:span text:style-name="Strong_20_Emphasis">Senders</text:span> emit signals when certain actions occur.</text:p>
        </text:list-item>
        <text:list-item>
          <text:p text:style-name="P206"><text:span text:style-name="Strong_20_Emphasis">Receivers</text:span> listen for signals and execute some code in response.</text:p>
        </text:list-item>
        <text:list-item>
          <text:p text:style-name="P206"><text:span text:style-name="Strong_20_Emphasis">Built-in Signals</text:span> include actions like model saves and deletions.</text:p>
        </text:list-item>
        <text:list-item>
          <text:p text:style-name="P205"><text:span text:style-name="Strong_20_Emphasis">Connecting Signals</text:span> involves defining a receiver function and linking it to a signal using the <text:span text:style-name="Source_20_Text">@receiver</text:span> decorator or <text:span text:style-name="Source_20_Text">signal.connect()</text:span> method.</text:p>
        </text:list-item>
      </text:list>
      <text:p text:style-name="Text_20_body">By using signals, you can keep your code modular and maintain a clear separation of concerns, making your application easier to manage and exte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1">What are Mixins and How to used in DRF? easy way explain</text:p>
      <text:h text:style-name="Heading_20_5" text:outline-level="5">ChatGPT said:</text:h>
      <text:p text:style-name="Text_20_body">Mixins in Django REST Framework (DRF) are reusable classes that provide specific functionalities, which can be combined to create views. They allow for code reuse and better organization of common operations such as listing, creating, updating, or deleting objects. Mixins help avoid redundancy and keep your code DRY (Don't Repeat Yourself).</text:p>
      <text:h text:style-name="Heading_20_3" text:outline-level="3">Common Mixins in DRF</text:h>
      <text:list xml:id="list1543889907" text:style-name="L97">
        <text:list-item>
          <text:p text:style-name="P208"><text:span text:style-name="Strong_20_Emphasis">ListModelMixin</text:span>: Provides the functionality to list multiple objects.</text:p>
        </text:list-item>
        <text:list-item>
          <text:p text:style-name="P208"><text:span text:style-name="Strong_20_Emphasis">CreateModelMixin</text:span>: Provides the functionality to create a new object.</text:p>
        </text:list-item>
        <text:list-item>
          <text:p text:style-name="P208"><text:span text:style-name="Strong_20_Emphasis">RetrieveModelMixin</text:span>: Provides the functionality to retrieve a specific object by its ID.</text:p>
        </text:list-item>
        <text:list-item>
          <text:p text:style-name="P208"><text:span text:style-name="Strong_20_Emphasis">UpdateModelMixin</text:span>: Provides the functionality to update an existing object.</text:p>
        </text:list-item>
        <text:list-item>
          <text:p text:style-name="P207"><text:span text:style-name="Strong_20_Emphasis">DestroyModelMixin</text:span>: Provides the functionality to delete an object.</text:p>
        </text:list-item>
      </text:list>
      <text:h text:style-name="Heading_20_3" text:outline-level="3">How to Use Mixins in DRF</text:h>
      <text:p text:style-name="Text_20_body">To use mixins, you typically combine them with DRF's <text:span text:style-name="Source_20_Text">GenericAPIView</text:span> to create a view that has the desired functionality.</text:p>
      <text:p text:style-name="Text_20_body">Here's a simple example:</text:p>
      <text:h text:style-name="Heading_20_4" text:outline-level="4">Example: Combining Mixins to Create a CRUD View</text:h>
      <text:list xml:id="list277411690" text:style-name="L98">
        <text:list-item>
          <text:p text:style-name="P209"><text:span text:style-name="Strong_20_Emphasis">Imports and Setup</text:span>:</text:p>
          <text:p text:style-name="P15">python</text:p>
          <text:p text:style-name="P15">Copy code</text:p>
          <text:p text:style-name="P16"><text:span text:style-name="Source_20_Text">from rest_framework import mixins, generics</text:span></text:p>
          <text:p text:style-name="P16"><text:span text:style-name="Source_20_Text">from .models import YourModel</text:span></text:p>
          <text:p text:style-name="P17"><text:span text:style-name="Source_20_Text">from .serializers import YourModelSerializer</text:span></text:p>
        </text:list-item>
        <text:list-item>
          <text:p text:style-name="P209"><text:span text:style-name="Strong_20_Emphasis">Creating a View</text:span>:</text:p>
          <text:p text:style-name="P15">python</text:p>
          <text:p text:style-name="P15">Copy code</text:p>
          <text:p text:style-name="P16"><text:span text:style-name="Source_20_Text">class YourModelListCreateView(mixins.ListModelMixin, </text:span></text:p>
          <text:p text:style-name="P16"><text:span text:style-name="Source_20_Text"><text:s text:c="30"/>mixins.CreateModelMixin, </text:span></text:p>
          <text:p text:style-name="P16"><text:span text:style-name="Source_20_Text"><text:s text:c="30"/>generics.GenericAPIView):</text:span></text:p>
          <text:p text:style-name="P16"><text:span text:style-name="Source_20_Text"><text:s text:c="4"/>queryset = YourModel.objects.all()</text:span></text:p>
          <text:p text:style-name="P16"><text:span text:style-name="Source_20_Text"><text:s text:c="4"/>serializer_class = YourModelSerializer</text:span></text:p>
          <text:p text:style-name="P16"/>
          <text:p text:style-name="P16"><text:span text:style-name="Source_20_Text"><text:s text:c="4"/># List all objects</text:span></text:p>
          <text:p text:style-name="P16"><text:span text:style-name="Source_20_Text"><text:s text:c="4"/>def get(self, request, *args, **kwargs):</text:span></text:p>
          <text:p text:style-name="P16"><text:span text:style-name="Source_20_Text"><text:s text:c="8"/>return self.list(request, *args, **kwargs)</text:span></text:p>
          <text:p text:style-name="P16"/>
          <text:p text:style-name="P16"><text:span text:style-name="Source_20_Text"><text:s text:c="4"/># Create a new object</text:span></text:p>
          <text:p text:style-name="P16"><text:span text:style-name="Source_20_Text"><text:s text:c="4"/>def post(self, request, *args, **kwargs):</text:span></text:p>
          <text:p text:style-name="P17"><text:span text:style-name="Source_20_Text"><text:s text:c="8"/>return self.create(request, *args, **kwargs)</text:span></text:p>
        </text:list-item>
      </text:list>
      <text:p text:style-name="Text_20_body">In this example:</text:p>
      <text:list xml:id="list2134677484" text:style-name="L99">
        <text:list-item>
          <text:p text:style-name="P211"><text:span text:style-name="Source_20_Text">ListModelMixin</text:span> adds the <text:span text:style-name="Source_20_Text">list</text:span> method, which is called in the <text:span text:style-name="Source_20_Text">get</text:span> method to list all objects.</text:p>
        </text:list-item>
        <text:list-item>
          <text:p text:style-name="P211"><text:soft-page-break/><text:span text:style-name="Source_20_Text">CreateModelMixin</text:span> adds the <text:span text:style-name="Source_20_Text">create</text:span> method, which is called in the <text:span text:style-name="Source_20_Text">post</text:span> method to create a new object.</text:p>
        </text:list-item>
        <text:list-item>
          <text:p text:style-name="P210"><text:span text:style-name="Source_20_Text">generics.GenericAPIView</text:span> provides the base functionality needed to handle HTTP requests.</text:p>
        </text:list-item>
      </text:list>
      <text:h text:style-name="Heading_20_3" text:outline-level="3">Using Predefined Generic Views</text:h>
      <text:p text:style-name="Text_20_body">DRF also provides predefined generic views that combine common mixins for you. For example:</text:p>
      <text:p text:style-name="Preformatted_20_Text">python</text:p>
      <text:p text:style-name="Preformatted_20_Text">Copy code</text:p>
      <text:p text:style-name="P1"><text:span text:style-name="Source_20_Text">from rest_framework import generics</text:span></text:p>
      <text:p text:style-name="P1"><text:span text:style-name="Source_20_Text">from .models import YourModel</text:span></text:p>
      <text:p text:style-name="P1"><text:span text:style-name="Source_20_Text">from .serializers import YourModelSerializer</text:span></text:p>
      <text:p text:style-name="P1"/>
      <text:p text:style-name="P1"><text:span text:style-name="Source_20_Text">class YourModelListCreateView(generics.ListCreateAPIView):</text:span></text:p>
      <text:p text:style-name="P1"><text:span text:style-name="Source_20_Text"><text:s text:c="4"/>queryset = YourModel.objects.all()</text:span></text:p>
      <text:p text:style-name="P2"><text:span text:style-name="Source_20_Text"><text:s text:c="4"/>serializer_class = YourModelSerializer</text:span></text:p>
      <text:p text:style-name="Text_20_body">In this example, <text:span text:style-name="Source_20_Text">ListCreateAPIView</text:span> is a predefined generic view that combines both <text:span text:style-name="Source_20_Text">ListModelMixin</text:span> and <text:span text:style-name="Source_20_Text">CreateModelMixin</text:span> along with <text:span text:style-name="Source_20_Text">GenericAPIView</text:span>. This reduces the need to manually mix and match mixins.</text:p>
      <text:h text:style-name="Heading_20_3" text:outline-level="3">Summary</text:h>
      <text:list xml:id="list2048375933" text:style-name="L100">
        <text:list-item>
          <text:p text:style-name="P213"><text:span text:style-name="Strong_20_Emphasis">Mixins</text:span> are reusable classes that provide specific functionalities.</text:p>
        </text:list-item>
        <text:list-item>
          <text:p text:style-name="P213"><text:span text:style-name="Strong_20_Emphasis">Common Mixins</text:span>: <text:span text:style-name="Source_20_Text">ListModelMixin</text:span>, <text:span text:style-name="Source_20_Text">CreateModelMixin</text:span>, <text:span text:style-name="Source_20_Text">RetrieveModelMixin</text:span>, <text:span text:style-name="Source_20_Text">UpdateModelMixin</text:span>, <text:span text:style-name="Source_20_Text">DestroyModelMixin</text:span>.</text:p>
        </text:list-item>
        <text:list-item>
          <text:p text:style-name="P212"><text:span text:style-name="Strong_20_Emphasis">Usage</text:span>: Combine mixins with <text:span text:style-name="Source_20_Text">GenericAPIView</text:span> or use predefined generic views like <text:span text:style-name="Source_20_Text">ListCreateAPIView</text:span>.</text:p>
        </text:list-item>
      </text:list>
      <text:p text:style-name="Text_20_body">This approach allows you to easily create views that handle multiple types of operations (e.g., listing and creating objects) with minimal co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oft-page-break/>What is celery and why it's use in drf and how to used in drf</text:p>
      <text:h text:style-name="Heading_20_5" text:outline-level="5">ChatGPT said:</text:h>
      <text:p text:style-name="Text_20_body">Celery is an asynchronous task queue/job queue system based on distributed message passing. It is used to handle tasks that can be executed in the background, outside of the web request-response cycle. Celery is useful for performing tasks like sending emails, processing files, or executing long-running operations.</text:p>
      <text:h text:style-name="Heading_20_3" text:outline-level="3">Why Use Celery with Django REST Framework (DRF)?</text:h>
      <text:list xml:id="list3955693321" text:style-name="L101">
        <text:list-item>
          <text:p text:style-name="P215"><text:span text:style-name="Strong_20_Emphasis">Asynchronous Processing:</text:span> Celery allows tasks to be executed asynchronously, freeing up the web server to handle other requests instead of waiting for the task to complete.</text:p>
        </text:list-item>
        <text:list-item>
          <text:p text:style-name="P215"><text:span text:style-name="Strong_20_Emphasis">Improved Performance:</text:span> Background tasks help improve the performance of your web application by offloading time-consuming tasks to a task queue.</text:p>
        </text:list-item>
        <text:list-item>
          <text:p text:style-name="P214"><text:span text:style-name="Strong_20_Emphasis">Task Scheduling:</text:span> Celery supports periodic tasks, enabling you to schedule tasks to run at regular intervals.</text:p>
        </text:list-item>
      </text:list>
      <text:h text:style-name="Heading_20_3" text:outline-level="3">How to Use Celery with DRF</text:h>
      <text:list xml:id="list2371617084" text:style-name="L102">
        <text:list-item>
          <text:p text:style-name="P216"><text:span text:style-name="Strong_20_Emphasis">Install Celery and a Message Broker:</text:span></text:p>
          <text:list>
            <text:list-item>
              <text:p text:style-name="P216">You need to install Celery and a message broker like RabbitMQ or Redis.</text:p>
            </text:list-item>
          </text:list>
          <text:p text:style-name="P18">bash</text:p>
          <text:p text:style-name="P18">Copy code</text:p>
          <text:p text:style-name="P20"><text:span text:style-name="Source_20_Text">pip install celery redis</text:span></text:p>
        </text:list-item>
        <text:list-item>
          <text:p text:style-name="P216"><text:span text:style-name="Strong_20_Emphasis">Configure Celery in Django:</text:span></text:p>
          <text:list>
            <text:list-item>
              <text:p text:style-name="P216">Create a <text:span text:style-name="Source_20_Text">celery.py</text:span> file in your Django project directory (next to <text:span text:style-name="Source_20_Text">settings.py</text:span>).</text:p>
            </text:list-item>
          </text:list>
          <text:p text:style-name="P18">python</text:p>
          <text:p text:style-name="P18">Copy code</text:p>
          <text:p text:style-name="P19"><text:span text:style-name="Source_20_Text"># celery.py</text:span></text:p>
          <text:p text:style-name="P19"><text:span text:style-name="Source_20_Text">from __future__ import absolute_import, unicode_literals</text:span></text:p>
          <text:p text:style-name="P19"><text:span text:style-name="Source_20_Text">import os</text:span></text:p>
          <text:p text:style-name="P19"><text:span text:style-name="Source_20_Text">from celery import Celery</text:span></text:p>
          <text:p text:style-name="P19"/>
          <text:p text:style-name="P19"><text:span text:style-name="Source_20_Text"># Set the default Django settings module for the 'celery' program.</text:span></text:p>
          <text:p text:style-name="P19"><text:span text:style-name="Source_20_Text">os.environ.setdefault('DJANGO_SETTINGS_MODULE', 'your_project.settings')</text:span></text:p>
          <text:p text:style-name="P19"/>
          <text:p text:style-name="P19"><text:span text:style-name="Source_20_Text">app = Celery('your_project')</text:span></text:p>
          <text:p text:style-name="P19"/>
          <text:p text:style-name="P19"><text:span text:style-name="Source_20_Text"># Using a string here means the worker doesn't have to serialize</text:span></text:p>
          <text:p text:style-name="P19"><text:span text:style-name="Source_20_Text"># the configuration object to child processes.</text:span></text:p>
          <text:p text:style-name="P19"><text:span text:style-name="Source_20_Text">app.config_from_object('django.conf:settings', namespace='CELERY')</text:span></text:p>
          <text:p text:style-name="P19"/>
          <text:p text:style-name="P19"><text:span text:style-name="Source_20_Text"># Load task modules from all registered Django app configs.</text:span></text:p>
          <text:p text:style-name="P20"><text:span text:style-name="Source_20_Text">app.autodiscover_tasks()</text:span></text:p>
          <text:list text:continue-numbering="true">
            <text:list-item>
              <text:p text:style-name="P216">Update your <text:span text:style-name="Source_20_Text">__init__.py</text:span> file in the same directory to ensure that Celery is loaded when Django starts.</text:p>
            </text:list-item>
          </text:list>
          <text:p text:style-name="P18">python</text:p>
          <text:p text:style-name="P18">Copy code</text:p>
          <text:p text:style-name="P19"><text:soft-page-break/><text:span text:style-name="Source_20_Text"># __init__.py</text:span></text:p>
          <text:p text:style-name="P19"><text:span text:style-name="Source_20_Text">from __future__ import absolute_import, unicode_literals</text:span></text:p>
          <text:p text:style-name="P19"><text:span text:style-name="Source_20_Text"># This will make sure the app is always imported when Django starts so that shared_task will use this app.</text:span></text:p>
          <text:p text:style-name="P19"><text:span text:style-name="Source_20_Text">from .celery import app as celery_app</text:span></text:p>
          <text:p text:style-name="P19"/>
          <text:p text:style-name="P20"><text:span text:style-name="Source_20_Text">__all__ = ('celery_app',)</text:span></text:p>
          <text:list text:continue-numbering="true">
            <text:list-item>
              <text:p text:style-name="P216">Configure Celery settings in <text:span text:style-name="Source_20_Text">settings.py</text:span>.</text:p>
            </text:list-item>
          </text:list>
          <text:p text:style-name="P18">python</text:p>
          <text:p text:style-name="P18">Copy code</text:p>
          <text:p text:style-name="P19"><text:span text:style-name="Source_20_Text"># settings.py</text:span></text:p>
          <text:p text:style-name="P19"><text:span text:style-name="Source_20_Text">CELERY_BROKER_URL = 'redis://localhost:6379/0'</text:span></text:p>
          <text:p text:style-name="P19"><text:span text:style-name="Source_20_Text">CELERY_RESULT_BACKEND = 'redis://localhost:6379/0'</text:span></text:p>
          <text:p text:style-name="P19"><text:span text:style-name="Source_20_Text">CELERY_ACCEPT_CONTENT = ['json']</text:span></text:p>
          <text:p text:style-name="P19"><text:span text:style-name="Source_20_Text">CELERY_TASK_SERIALIZER = 'json'</text:span></text:p>
          <text:p text:style-name="P19"><text:span text:style-name="Source_20_Text">CELERY_RESULT_SERIALIZER = 'json'</text:span></text:p>
          <text:p text:style-name="P20"><text:span text:style-name="Source_20_Text">CELERY_TIMEZONE = 'UTC'</text:span></text:p>
        </text:list-item>
        <text:list-item>
          <text:p text:style-name="P216"><text:span text:style-name="Strong_20_Emphasis">Create Celery Tasks:</text:span></text:p>
          <text:list>
            <text:list-item>
              <text:p text:style-name="P216">Define tasks in your Django app. Create a <text:span text:style-name="Source_20_Text">tasks.py</text:span> file.</text:p>
            </text:list-item>
          </text:list>
          <text:p text:style-name="P18">python</text:p>
          <text:p text:style-name="P18">Copy code</text:p>
          <text:p text:style-name="P19"><text:span text:style-name="Source_20_Text"># tasks.py</text:span></text:p>
          <text:p text:style-name="P19"><text:span text:style-name="Source_20_Text">from celery import shared_task</text:span></text:p>
          <text:p text:style-name="P19"/>
          <text:p text:style-name="P19"><text:span text:style-name="Source_20_Text">@shared_task</text:span></text:p>
          <text:p text:style-name="P19"><text:span text:style-name="Source_20_Text">def add(x, y):</text:span></text:p>
          <text:p text:style-name="P20"><text:span text:style-name="Source_20_Text"><text:s text:c="4"/>return x + y</text:span></text:p>
        </text:list-item>
        <text:list-item>
          <text:p text:style-name="P216"><text:span text:style-name="Strong_20_Emphasis">Call Celery Tasks from Views:</text:span></text:p>
          <text:list>
            <text:list-item>
              <text:p text:style-name="P216">You can now call these tasks from your DRF views or any other part of your application.</text:p>
            </text:list-item>
          </text:list>
          <text:p text:style-name="P18">python</text:p>
          <text:p text:style-name="P18">Copy code</text:p>
          <text:p text:style-name="P19"><text:span text:style-name="Source_20_Text"># views.py</text:span></text:p>
          <text:p text:style-name="P19"><text:span text:style-name="Source_20_Text">from rest_framework.views import APIView</text:span></text:p>
          <text:p text:style-name="P19"><text:span text:style-name="Source_20_Text">from rest_framework.response import Response</text:span></text:p>
          <text:p text:style-name="P19"><text:span text:style-name="Source_20_Text">from .tasks import add</text:span></text:p>
          <text:p text:style-name="P19"/>
          <text:p text:style-name="P19"><text:span text:style-name="Source_20_Text">class AddView(APIView):</text:span></text:p>
          <text:p text:style-name="P19"><text:span text:style-name="Source_20_Text"><text:s text:c="4"/>def get(self, request, format=None):</text:span></text:p>
          <text:p text:style-name="P19"><text:span text:style-name="Source_20_Text"><text:s text:c="8"/>result = add.delay(4, 6) <text:s/># .delay() sends the task to the Celery worker</text:span></text:p>
          <text:p text:style-name="P20"><text:span text:style-name="Source_20_Text"><text:s text:c="8"/>return Response({'task_id': result.id})</text:span></text:p>
        </text:list-item>
        <text:list-item>
          <text:p text:style-name="P216"><text:span text:style-name="Strong_20_Emphasis">Start the Celery Worker:</text:span></text:p>
          <text:list>
            <text:list-item>
              <text:p text:style-name="P216">To start processing tasks, run the Celery worker process.</text:p>
            </text:list-item>
          </text:list>
          <text:p text:style-name="P18">bash</text:p>
          <text:p text:style-name="P18">Copy code</text:p>
          <text:p text:style-name="P20"><text:span text:style-name="Source_20_Text">celery -A your_project worker --loglevel=info</text:span></text:p>
        </text:list-item>
      </text:list>
      <text:p text:style-name="Text_20_body">This setup enables your DRF application to handle background tasks efficiently using Celery.</text:p>
      <text:p text:style-name="Text_20_body">4o mini</text:p>
      <text:h text:style-name="Heading_20_5" text:outline-level="5"><text:soft-page-break/>You said:</text:h>
      <text:p text:style-name="Text_20_body">Celery interview questions answered</text:p>
      <text:h text:style-name="Heading_20_5" text:outline-level="5">ChatGPT said:</text:h>
      <text:p text:style-name="Text_20_body">Here are some common Celery interview questions along with their answers:</text:p>
      <text:h text:style-name="Heading_20_3" text:outline-level="3">1. <text:span text:style-name="Strong_20_Emphasis">What is Celery and how does it work?</text:span></text:h>
      <text:p text:style-name="Text_20_body"><text:span text:style-name="Strong_20_Emphasis">Answer:</text:span> Celery is an asynchronous task queue/job queue based on distributed message passing. It allows you to execute tasks asynchronously in the background. Celery uses a message broker (like RabbitMQ or Redis) to send messages between the Django application and worker processes. The workers, which are separate processes, pick up these tasks from the message broker and execute them.</text:p>
      <text:h text:style-name="Heading_20_3" text:outline-level="3">2. <text:span text:style-name="Strong_20_Emphasis">How do you configure Celery in a Django project?</text:span></text:h>
      <text:p text:style-name="Text_20_body"><text:span text:style-name="Strong_20_Emphasis">Answer:</text:span> To configure Celery in a Django project, follow these steps:</text:p>
      <text:list xml:id="list2509164446" text:style-name="L103">
        <text:list-item>
          <text:p text:style-name="P218">Install Celery and a message broker (e.g., Redis or RabbitMQ).</text:p>
        </text:list-item>
        <text:list-item>
          <text:p text:style-name="P218">Create a <text:span text:style-name="Source_20_Text">celery.py</text:span> file in your project directory to configure the Celery application.</text:p>
        </text:list-item>
        <text:list-item>
          <text:p text:style-name="P218">Update <text:span text:style-name="Source_20_Text">__init__.py</text:span> to ensure Celery is loaded when Django starts.</text:p>
        </text:list-item>
        <text:list-item>
          <text:p text:style-name="P218">Configure Celery settings in Django’s <text:span text:style-name="Source_20_Text">settings.py</text:span> file.</text:p>
        </text:list-item>
        <text:list-item>
          <text:p text:style-name="P218">Define tasks in <text:span text:style-name="Source_20_Text">tasks.py</text:span> within your Django app.</text:p>
        </text:list-item>
        <text:list-item>
          <text:p text:style-name="P217">Start the Celery worker process to begin processing tasks.</text:p>
        </text:list-item>
      </text:list>
      <text:h text:style-name="Heading_20_3" text:outline-level="3">3. <text:span text:style-name="Strong_20_Emphasis">What are the main components of Celery?</text:span></text:h>
      <text:p text:style-name="Text_20_body"><text:span text:style-name="Strong_20_Emphasis">Answer:</text:span> The main components of Celery are:</text:p>
      <text:list xml:id="list3897584559" text:style-name="L104">
        <text:list-item>
          <text:p text:style-name="P220"><text:span text:style-name="Strong_20_Emphasis">Broker:</text:span> The message broker (e.g., RabbitMQ or Redis) that holds the tasks.</text:p>
        </text:list-item>
        <text:list-item>
          <text:p text:style-name="P220"><text:span text:style-name="Strong_20_Emphasis">Worker:</text:span> The processes that consume and execute the tasks from the broker.</text:p>
        </text:list-item>
        <text:list-item>
          <text:p text:style-name="P220"><text:span text:style-name="Strong_20_Emphasis">Task:</text:span> A Python function or method that is registered with Celery and executed asynchronously.</text:p>
        </text:list-item>
        <text:list-item>
          <text:p text:style-name="P219"><text:span text:style-name="Strong_20_Emphasis">Beat (Optional):</text:span> A scheduler that kicks off tasks at regular intervals (for periodic tasks).</text:p>
        </text:list-item>
      </text:list>
      <text:h text:style-name="Heading_20_3" text:outline-level="3">4. <text:span text:style-name="Strong_20_Emphasis">How do you create a task in Celery?</text:span></text:h>
      <text:p text:style-name="Text_20_body"><text:span text:style-name="Strong_20_Emphasis">Answer:</text:span> To create a task in Celery, you need to define a function and decorate it with the <text:span text:style-name="Source_20_Text">@shared_task</text:span> decorator. This decorator makes the function available as a Celery task.</text:p>
      <text:p text:style-name="Preformatted_20_Text">python</text:p>
      <text:p text:style-name="Preformatted_20_Text">Copy code</text:p>
      <text:p text:style-name="P1"><text:span text:style-name="Source_20_Text">from celery import shared_task</text:span></text:p>
      <text:p text:style-name="P1"/>
      <text:p text:style-name="P1"><text:span text:style-name="Source_20_Text">@shared_task</text:span></text:p>
      <text:p text:style-name="P1"><text:span text:style-name="Source_20_Text">def add(x, y):</text:span></text:p>
      <text:p text:style-name="P2"><text:span text:style-name="Source_20_Text"><text:s text:c="4"/>return x + y</text:span></text:p>
      <text:h text:style-name="Heading_20_3" text:outline-level="3">5. <text:span text:style-name="Strong_20_Emphasis">What is the difference between </text:span><text:span text:style-name="Strong_20_Emphasis"><text:span text:style-name="Source_20_Text">apply_async()</text:span></text:span><text:span text:style-name="Strong_20_Emphasis"> and </text:span><text:span text:style-name="Strong_20_Emphasis"><text:span text:style-name="Source_20_Text">delay()</text:span></text:span><text:span text:style-name="Strong_20_Emphasis">?</text:span></text:h>
      <text:p text:style-name="Text_20_body"><text:span text:style-name="Strong_20_Emphasis">Answer:</text:span> Both <text:span text:style-name="Source_20_Text">apply_async()</text:span> and <text:span text:style-name="Source_20_Text">delay()</text:span> are used to send tasks to Celery for asynchronous execution:</text:p>
      <text:list xml:id="list2261068833" text:style-name="L105">
        <text:list-item>
          <text:p text:style-name="P222"><text:soft-page-break/><text:span text:style-name="Strong_20_Emphasis"><text:span text:style-name="Source_20_Text">delay()</text:span></text:span> is a shortcut method provided by Celery that is equivalent to calling <text:span text:style-name="Source_20_Text">apply_async()</text:span> with default options. It is used for quick and simple task execution.</text:p>
        </text:list-item>
        <text:list-item>
          <text:p text:style-name="P221"><text:span text:style-name="Strong_20_Emphasis"><text:span text:style-name="Source_20_Text">apply_async()</text:span></text:span> allows more control over task execution, such as specifying countdowns, retry policies, and routing options.</text:p>
        </text:list-item>
      </text:list>
      <text:h text:style-name="Heading_20_3" text:outline-level="3">6. <text:span text:style-name="Strong_20_Emphasis">How do you handle task retries and error handling in Celery?</text:span></text:h>
      <text:p text:style-name="Text_20_body"><text:span text:style-name="Strong_20_Emphasis">Answer:</text:span> To handle task retries and error handling:</text:p>
      <text:list xml:id="list3429128443" text:style-name="L106">
        <text:list-item>
          <text:p text:style-name="P224"><text:span text:style-name="Strong_20_Emphasis">Retries:</text:span> Use the <text:span text:style-name="Source_20_Text">retry</text:span> method inside the task to retry a task. You can specify the <text:span text:style-name="Source_20_Text">countdown</text:span> or <text:span text:style-name="Source_20_Text">eta</text:span> for when the task should be retried.</text:p>
        </text:list-item>
        <text:list-item>
          <text:p text:style-name="P223"><text:span text:style-name="Strong_20_Emphasis">Error Handling:</text:span> Handle errors using try-except blocks within the task. You can also define a custom retry strategy using <text:span text:style-name="Source_20_Text">max_retries</text:span>, <text:span text:style-name="Source_20_Text">default_retry_delay</text:span>, and other options in the Celery task.</text:p>
        </text:list-item>
      </text:list>
      <text:p text:style-name="Preformatted_20_Text">python</text:p>
      <text:p text:style-name="Preformatted_20_Text">Copy code</text:p>
      <text:p text:style-name="P1"><text:span text:style-name="Source_20_Text">@shared_task(bind=True, max_retries=3)</text:span></text:p>
      <text:p text:style-name="P1"><text:span text:style-name="Source_20_Text">def add(self, x, y):</text:span></text:p>
      <text:p text:style-name="P1"><text:span text:style-name="Source_20_Text"><text:s text:c="4"/>try:</text:span></text:p>
      <text:p text:style-name="P1"><text:span text:style-name="Source_20_Text"><text:s text:c="8"/>result = x + y</text:span></text:p>
      <text:p text:style-name="P1"><text:span text:style-name="Source_20_Text"><text:s text:c="4"/>except Exception as exc:</text:span></text:p>
      <text:p text:style-name="P1"><text:span text:style-name="Source_20_Text"><text:s text:c="8"/>raise self.retry(exc=exc, countdown=60)</text:span></text:p>
      <text:p text:style-name="P2"><text:span text:style-name="Source_20_Text"><text:s text:c="4"/>return result</text:span></text:p>
      <text:h text:style-name="Heading_20_3" text:outline-level="3">7. <text:span text:style-name="Strong_20_Emphasis">What are Celery beat and Celery flower?</text:span></text:h>
      <text:p text:style-name="Text_20_body"><text:span text:style-name="Strong_20_Emphasis">Answer:</text:span></text:p>
      <text:list xml:id="list432134814" text:style-name="L107">
        <text:list-item>
          <text:p text:style-name="P226"><text:span text:style-name="Strong_20_Emphasis">Celery Beat:</text:span> A scheduler that schedules tasks to be executed periodically. It works with Celery to manage periodic tasks based on a defined schedule.</text:p>
        </text:list-item>
        <text:list-item>
          <text:p text:style-name="P225"><text:span text:style-name="Strong_20_Emphasis">Celery Flower:</text:span> A real-time web-based monitoring tool for Celery. It provides a user interface to monitor and manage Celery tasks and workers.</text:p>
        </text:list-item>
      </text:list>
      <text:h text:style-name="Heading_20_3" text:outline-level="3">8. <text:span text:style-name="Strong_20_Emphasis">How do you monitor Celery tasks and workers?</text:span></text:h>
      <text:p text:style-name="Text_20_body"><text:span text:style-name="Strong_20_Emphasis">Answer:</text:span> You can monitor Celery tasks and workers using:</text:p>
      <text:list xml:id="list2422212291" text:style-name="L108">
        <text:list-item>
          <text:p text:style-name="P228"><text:span text:style-name="Strong_20_Emphasis">Celery Flower:</text:span> A web-based tool for monitoring Celery.</text:p>
        </text:list-item>
        <text:list-item>
          <text:p text:style-name="P228"><text:span text:style-name="Strong_20_Emphasis">Celery’s built-in logging:</text:span> Configured in your Celery settings to log task execution details.</text:p>
        </text:list-item>
        <text:list-item>
          <text:p text:style-name="P227"><text:span text:style-name="Strong_20_Emphasis">External monitoring tools:</text:span> Such as Prometheus or Grafana for advanced monitoring.</text:p>
        </text:list-item>
      </text:list>
      <text:h text:style-name="Heading_20_3" text:outline-level="3">9. <text:span text:style-name="Strong_20_Emphasis">How do you scale Celery workers?</text:span></text:h>
      <text:p text:style-name="Text_20_body"><text:span text:style-name="Strong_20_Emphasis">Answer:</text:span> You can scale Celery workers by:</text:p>
      <text:list xml:id="list1516361189" text:style-name="L109">
        <text:list-item>
          <text:p text:style-name="P230"><text:span text:style-name="Strong_20_Emphasis">Running multiple worker processes:</text:span> Start multiple instances of the Celery worker process on different servers or the same server.</text:p>
        </text:list-item>
        <text:list-item>
          <text:p text:style-name="P229"><text:span text:style-name="Strong_20_Emphasis">Using autoscaling:</text:span> Integrate with cloud services or container orchestration systems (like Kubernetes) that support autoscaling based on workload.</text:p>
        </text:list-item>
      </text:list>
      <text:h text:style-name="Heading_20_3" text:outline-level="3"><text:soft-page-break/>10. <text:span text:style-name="Strong_20_Emphasis">What is the role of the message broker in Celery?</text:span></text:h>
      <text:p text:style-name="Text_20_body"><text:span text:style-name="Strong_20_Emphasis">Answer:</text:span> The message broker is responsible for handling the communication between the Django application and Celery workers. It queues the tasks sent by the application and delivers them to the workers for processing. It ensures reliable task delivery and can handle task distribution among multiple workers.</text:p>
      <text:p text:style-name="Text_20_body">These questions cover fundamental aspects of Celery and its integration with Django REST Framework, helping you demonstrate your understanding and practical knowledge of Celery in an interview setting.</text:p>
      <text:p text:style-name="Text_20_body">4o mini</text:p>
      <text:h text:style-name="Heading_20_5" text:outline-level="5">You said:</text:h>
      <text:p text:style-name="Text_20_body">Redis interview questions answered</text:p>
      <text:h text:style-name="Heading_20_5" text:outline-level="5">ChatGPT said:</text:h>
      <text:p text:style-name="Text_20_body">Here are some common Redis interview questions along with their answers:</text:p>
      <text:h text:style-name="Heading_20_3" text:outline-level="3">1. <text:span text:style-name="Strong_20_Emphasis">What is Redis and what are its primary use cases?</text:span></text:h>
      <text:p text:style-name="Text_20_body"><text:span text:style-name="Strong_20_Emphasis">Answer:</text:span> Redis is an in-memory data structure store that is used as a database, cache, and message broker. It supports various data structures such as strings, hashes, lists, sets, and sorted sets. Primary use cases include caching, session management, real-time analytics, pub/sub messaging, and queuing systems.</text:p>
      <text:h text:style-name="Heading_20_3" text:outline-level="3">2. <text:span text:style-name="Strong_20_Emphasis">What are the advantages of using Redis?</text:span></text:h>
      <text:p text:style-name="Text_20_body"><text:span text:style-name="Strong_20_Emphasis">Answer:</text:span> Advantages of using Redis include:</text:p>
      <text:list xml:id="list669622060" text:style-name="L110">
        <text:list-item>
          <text:p text:style-name="P232"><text:span text:style-name="Strong_20_Emphasis">High Performance:</text:span> Redis operates entirely in memory, providing extremely fast read and write operations.</text:p>
        </text:list-item>
        <text:list-item>
          <text:p text:style-name="P232"><text:span text:style-name="Strong_20_Emphasis">Rich Data Structures:</text:span> It supports complex data structures like lists, sets, and sorted sets.</text:p>
        </text:list-item>
        <text:list-item>
          <text:p text:style-name="P232"><text:span text:style-name="Strong_20_Emphasis">Persistence Options:</text:span> Redis supports various persistence mechanisms to save data to disk.</text:p>
        </text:list-item>
        <text:list-item>
          <text:p text:style-name="P232"><text:span text:style-name="Strong_20_Emphasis">Replication and High Availability:</text:span> It provides features for data replication, persistence, and high availability.</text:p>
        </text:list-item>
        <text:list-item>
          <text:p text:style-name="P231"><text:span text:style-name="Strong_20_Emphasis">Atomic Operations:</text:span> It supports atomic operations on data structures, which helps with consistency.</text:p>
        </text:list-item>
      </text:list>
      <text:h text:style-name="Heading_20_3" text:outline-level="3">3. <text:span text:style-name="Strong_20_Emphasis">How does Redis achieve persistence?</text:span></text:h>
      <text:p text:style-name="Text_20_body"><text:span text:style-name="Strong_20_Emphasis">Answer:</text:span> Redis achieves persistence through two mechanisms:</text:p>
      <text:list xml:id="list1476751768" text:style-name="L111">
        <text:list-item>
          <text:p text:style-name="P234"><text:span text:style-name="Strong_20_Emphasis">RDB (Redis Database Backup):</text:span> Creates snapshots of the dataset at specified intervals. This method is suitable for point-in-time backups.</text:p>
        </text:list-item>
        <text:list-item>
          <text:p text:style-name="P233"><text:span text:style-name="Strong_20_Emphasis">AOF (Append-Only File):</text:span> Logs every write operation received by the server. It is more durable and provides a more granular recovery option.</text:p>
        </text:list-item>
      </text:list>
      <text:h text:style-name="Heading_20_3" text:outline-level="3">4. <text:span text:style-name="Strong_20_Emphasis">What is the difference between RDB and AOF persistence in Redis?</text:span></text:h>
      <text:p text:style-name="Text_20_body"><text:span text:style-name="Strong_20_Emphasis">Answer:</text:span></text:p>
      <text:list xml:id="list4196830538" text:style-name="L112">
        <text:list-item>
          <text:p text:style-name="P236"><text:soft-page-break/><text:span text:style-name="Strong_20_Emphasis">RDB (Redis Database Backup):</text:span> Creates point-in-time snapshots of the database at regular intervals. It is less resource-intensive but can result in data loss if the server crashes between snapshots.</text:p>
        </text:list-item>
        <text:list-item>
          <text:p text:style-name="P235"><text:span text:style-name="Strong_20_Emphasis">AOF (Append-Only File):</text:span> Logs every write operation. It provides better durability but can consume more disk space and might be slower due to frequent writes.</text:p>
        </text:list-item>
      </text:list>
      <text:h text:style-name="Heading_20_3" text:outline-level="3">5. <text:span text:style-name="Strong_20_Emphasis">What is Redis replication and how is it configured?</text:span></text:h>
      <text:p text:style-name="Text_20_body"><text:span text:style-name="Strong_20_Emphasis">Answer:</text:span> Redis replication allows data from one Redis server (the master) to be copied to one or more Redis servers (slaves). This setup provides redundancy and scalability. Configuration involves setting up the <text:span text:style-name="Source_20_Text">slaveof</text:span> directive on the slave server to point to the master server.</text:p>
      <text:p text:style-name="Preformatted_20_Text">bash</text:p>
      <text:p text:style-name="Preformatted_20_Text">Copy code</text:p>
      <text:p text:style-name="P1"><text:span text:style-name="Source_20_Text"># On the slave Redis server</text:span></text:p>
      <text:p text:style-name="P2"><text:span text:style-name="Source_20_Text">slaveof &lt;master_ip&gt; &lt;master_port&gt;</text:span></text:p>
      <text:h text:style-name="Heading_20_3" text:outline-level="3">6. <text:span text:style-name="Strong_20_Emphasis">How does Redis handle high availability and failover?</text:span></text:h>
      <text:p text:style-name="Text_20_body"><text:span text:style-name="Strong_20_Emphasis">Answer:</text:span> Redis achieves high availability through Redis Sentinel. Sentinel provides monitoring, notifications, and automatic failover capabilities. It monitors master and slave instances, and in case of a master failure, it promotes a slave to master and updates the configuration of the other slaves.</text:p>
      <text:h text:style-name="Heading_20_3" text:outline-level="3">7. <text:span text:style-name="Strong_20_Emphasis">What are some common Redis data structures and their use cases?</text:span></text:h>
      <text:p text:style-name="Text_20_body"><text:span text:style-name="Strong_20_Emphasis">Answer:</text:span></text:p>
      <text:list xml:id="list2036469353" text:style-name="L113">
        <text:list-item>
          <text:p text:style-name="P238"><text:span text:style-name="Strong_20_Emphasis">Strings:</text:span> The simplest data type, used for caching or storing simple key-value pairs.</text:p>
        </text:list-item>
        <text:list-item>
          <text:p text:style-name="P238"><text:span text:style-name="Strong_20_Emphasis">Lists:</text:span> Ordered collections of strings, ideal for implementing queues and stacks.</text:p>
        </text:list-item>
        <text:list-item>
          <text:p text:style-name="P238"><text:span text:style-name="Strong_20_Emphasis">Sets:</text:span> Unordered collections of unique elements, useful for membership testing and set operations.</text:p>
        </text:list-item>
        <text:list-item>
          <text:p text:style-name="P238"><text:span text:style-name="Strong_20_Emphasis">Sorted Sets:</text:span> Sets with associated scores, allowing for sorted data and range queries.</text:p>
        </text:list-item>
        <text:list-item>
          <text:p text:style-name="P237"><text:span text:style-name="Strong_20_Emphasis">Hashes:</text:span> Maps between string field names and string values, used for representing objects with multiple attributes.</text:p>
        </text:list-item>
      </text:list>
      <text:h text:style-name="Heading_20_3" text:outline-level="3">8. <text:span text:style-name="Strong_20_Emphasis">How does Redis handle transactions?</text:span></text:h>
      <text:p text:style-name="Text_20_body"><text:span text:style-name="Strong_20_Emphasis">Answer:</text:span> Redis handles transactions using the <text:span text:style-name="Source_20_Text">MULTI</text:span>, <text:span text:style-name="Source_20_Text">EXEC</text:span>, <text:span text:style-name="Source_20_Text">DISCARD</text:span>, and <text:span text:style-name="Source_20_Text">WATCH</text:span> commands:</text:p>
      <text:list xml:id="list3910715818" text:style-name="L114">
        <text:list-item>
          <text:p text:style-name="P240"><text:span text:style-name="Strong_20_Emphasis"><text:span text:style-name="Source_20_Text">MULTI</text:span></text:span><text:span text:style-name="Strong_20_Emphasis">:</text:span> Starts a transaction block.</text:p>
        </text:list-item>
        <text:list-item>
          <text:p text:style-name="P240"><text:span text:style-name="Strong_20_Emphasis"><text:span text:style-name="Source_20_Text">EXEC</text:span></text:span><text:span text:style-name="Strong_20_Emphasis">:</text:span> Executes all commands issued after <text:span text:style-name="Source_20_Text">MULTI</text:span>.</text:p>
        </text:list-item>
        <text:list-item>
          <text:p text:style-name="P240"><text:span text:style-name="Strong_20_Emphasis"><text:span text:style-name="Source_20_Text">DISCARD</text:span></text:span><text:span text:style-name="Strong_20_Emphasis">:</text:span> Aborts the transaction and discards all commands issued after <text:span text:style-name="Source_20_Text">MULTI</text:span>.</text:p>
        </text:list-item>
        <text:list-item>
          <text:p text:style-name="P239"><text:span text:style-name="Strong_20_Emphasis"><text:span text:style-name="Source_20_Text">WATCH</text:span></text:span><text:span text:style-name="Strong_20_Emphasis">:</text:span> Monitors one or more keys for changes. If any watched key changes, the transaction will be aborted.</text:p>
        </text:list-item>
      </text:list>
      <text:h text:style-name="Heading_20_3" text:outline-level="3">9. <text:span text:style-name="Strong_20_Emphasis">What is Redis Pub/Sub and how does it work?</text:span></text:h>
      <text:p text:style-name="Text_20_body"><text:span text:style-name="Strong_20_Emphasis">Answer:</text:span> Redis Pub/Sub (Publish/Subscribe) is a messaging paradigm that allows messages to be sent to channels. Publishers send messages to channels, and subscribers receive messages from channels they are subscribed to. It is useful for real-time messaging and broadcasting.</text:p>
      <text:h text:style-name="Heading_20_3" text:outline-level="3"><text:soft-page-break/>10. <text:span text:style-name="Strong_20_Emphasis">How can you ensure data consistency in Redis?</text:span></text:h>
      <text:p text:style-name="Text_20_body"><text:span text:style-name="Strong_20_Emphasis">Answer:</text:span> To ensure data consistency in Redis:</text:p>
      <text:list xml:id="list2055304907" text:style-name="L115">
        <text:list-item>
          <text:p text:style-name="P242"><text:span text:style-name="Strong_20_Emphasis">Use Transactions:</text:span> Use <text:span text:style-name="Source_20_Text">MULTI</text:span> and <text:span text:style-name="Source_20_Text">EXEC</text:span> to execute multiple commands atomically.</text:p>
        </text:list-item>
        <text:list-item>
          <text:p text:style-name="P242"><text:span text:style-name="Strong_20_Emphasis">Employ Lua Scripting:</text:span> Use Lua scripts to execute complex operations atomically.</text:p>
        </text:list-item>
        <text:list-item>
          <text:p text:style-name="P242"><text:span text:style-name="Strong_20_Emphasis">Configure Persistence:</text:span> Use RDB or AOF for data persistence and recovery.</text:p>
        </text:list-item>
        <text:list-item>
          <text:p text:style-name="P241"><text:span text:style-name="Strong_20_Emphasis">Leverage Replication and Sentinel:</text:span> Use replication for redundancy and Sentinel for high availability and failover management.</text:p>
        </text:list-item>
      </text:list>
      <text:h text:style-name="Heading_20_3" text:outline-level="3">11. <text:span text:style-name="Strong_20_Emphasis">How does Redis handle data eviction?</text:span></text:h>
      <text:p text:style-name="Text_20_body"><text:span text:style-name="Strong_20_Emphasis">Answer:</text:span> Redis handles data eviction using eviction policies when it reaches its memory limit. Common eviction policies include:</text:p>
      <text:list xml:id="list4123849907" text:style-name="L116">
        <text:list-item>
          <text:p text:style-name="P244"><text:span text:style-name="Strong_20_Emphasis"><text:span text:style-name="Source_20_Text">noeviction</text:span></text:span><text:span text:style-name="Strong_20_Emphasis">:</text:span> Returns an error when the memory limit is reached.</text:p>
        </text:list-item>
        <text:list-item>
          <text:p text:style-name="P244"><text:span text:style-name="Strong_20_Emphasis"><text:span text:style-name="Source_20_Text">allkeys-lru</text:span></text:span><text:span text:style-name="Strong_20_Emphasis">:</text:span> Evicts the least recently used (LRU) keys from all keys.</text:p>
        </text:list-item>
        <text:list-item>
          <text:p text:style-name="P244"><text:span text:style-name="Strong_20_Emphasis"><text:span text:style-name="Source_20_Text">allkeys-random</text:span></text:span><text:span text:style-name="Strong_20_Emphasis">:</text:span> Randomly evicts keys from all keys.</text:p>
        </text:list-item>
        <text:list-item>
          <text:p text:style-name="P244"><text:span text:style-name="Strong_20_Emphasis"><text:span text:style-name="Source_20_Text">volatile-lru</text:span></text:span><text:span text:style-name="Strong_20_Emphasis">:</text:span> Evicts the least recently used (LRU) keys from keys with an expiration set.</text:p>
        </text:list-item>
        <text:list-item>
          <text:p text:style-name="P244"><text:span text:style-name="Strong_20_Emphasis"><text:span text:style-name="Source_20_Text">volatile-random</text:span></text:span><text:span text:style-name="Strong_20_Emphasis">:</text:span> Randomly evicts keys with an expiration set.</text:p>
        </text:list-item>
        <text:list-item>
          <text:p text:style-name="P243"><text:span text:style-name="Strong_20_Emphasis"><text:span text:style-name="Source_20_Text">volatile-ttl</text:span></text:span><text:span text:style-name="Strong_20_Emphasis">:</text:span> Evicts keys with the shortest time-to-live (TTL).</text:p>
        </text:list-item>
      </text:list>
      <text:p text:style-name="Text_20_body">These questions cover a broad range of Redis topics, from basic concepts to more advanced features, and are useful for demonstrating your knowledge in an interview setting.</text:p>
      <text:p text:style-name="Text_20_body">4o mini</text:p>
      <text:h text:style-name="Heading_20_5" text:outline-level="5">You said:</text:h>
      <text:p text:style-name="Text_20_body">Redis using in drf</text:p>
      <text:h text:style-name="Heading_20_5" text:outline-level="5">ChatGPT said:</text:h>
      <text:p text:style-name="Text_20_body">Using Redis with Django REST Framework (DRF) can enhance your application's performance, particularly in scenarios like caching, session management, and message brokering. Here’s how you can integrate Redis with DRF:</text:p>
      <text:h text:style-name="Heading_20_3" text:outline-level="3">1. <text:span text:style-name="Strong_20_Emphasis">Install Redis and Required Libraries</text:span></text:h>
      <text:p text:style-name="Text_20_body">First, ensure Redis is installed and running on your system. Then, install the required Python libraries:</text:p>
      <text:p text:style-name="Preformatted_20_Text">bash</text:p>
      <text:p text:style-name="Preformatted_20_Text">Copy code</text:p>
      <text:p text:style-name="P2"><text:span text:style-name="Source_20_Text">pip install redis django-redis</text:span></text:p>
      <text:h text:style-name="Heading_20_3" text:outline-level="3">2. <text:span text:style-name="Strong_20_Emphasis">Configure Django to Use Redis</text:span></text:h>
      <text:p text:style-name="Text_20_body"><text:span text:style-name="Strong_20_Emphasis">Caching:</text:span></text:p>
      <text:p text:style-name="Text_20_body">Configure Django to use Redis as a caching backend by updating your <text:span text:style-name="Source_20_Text">settings.py</text:span>:</text:p>
      <text:p text:style-name="Preformatted_20_Text">python</text:p>
      <text:p text:style-name="Preformatted_20_Text">Copy code</text:p>
      <text:p text:style-name="P1"><text:soft-page-break/><text:span text:style-name="Source_20_Text"># settings.py</text:span></text:p>
      <text:p text:style-name="P1"><text:span text:style-name="Source_20_Text">CACHES = {</text:span></text:p>
      <text:p text:style-name="P1"><text:span text:style-name="Source_20_Text"><text:s text:c="4"/>'default': {</text:span></text:p>
      <text:p text:style-name="P1"><text:span text:style-name="Source_20_Text"><text:s text:c="8"/>'BACKEND': 'django.core.cache.backends.redis.RedisCache',</text:span></text:p>
      <text:p text:style-name="P1"><text:span text:style-name="Source_20_Text"><text:s text:c="8"/>'LOCATION': 'redis://127.0.0.1:6379/1', <text:s/># Redis server location</text:span></text:p>
      <text:p text:style-name="P1"><text:span text:style-name="Source_20_Text"><text:s text:c="4"/>}</text:span></text:p>
      <text:p text:style-name="P2"><text:span text:style-name="Source_20_Text">}</text:span></text:p>
      <text:p text:style-name="Text_20_body"><text:span text:style-name="Strong_20_Emphasis">Session Management:</text:span></text:p>
      <text:p text:style-name="Text_20_body">Configure Django to use Redis for session storage:</text:p>
      <text:p text:style-name="Preformatted_20_Text">python</text:p>
      <text:p text:style-name="Preformatted_20_Text">Copy code</text:p>
      <text:p text:style-name="P1"><text:span text:style-name="Source_20_Text"># settings.py</text:span></text:p>
      <text:p text:style-name="P1"><text:span text:style-name="Source_20_Text">SESSION_ENGINE = 'django.contrib.sessions.backends.cache'</text:span></text:p>
      <text:p text:style-name="P2"><text:span text:style-name="Source_20_Text">SESSION_CACHE_ALIAS = 'default'</text:span></text:p>
      <text:h text:style-name="Heading_20_3" text:outline-level="3">3. <text:span text:style-name="Strong_20_Emphasis">Using Redis for Caching in DRF Views</text:span></text:h>
      <text:p text:style-name="Text_20_body">You can cache querysets or serialized data in your DRF views to improve performance. Here’s an example of how to use Django’s cache framework in a DRF view:</text:p>
      <text:p text:style-name="Preformatted_20_Text">python</text:p>
      <text:p text:style-name="Preformatted_20_Text">Copy code</text:p>
      <text:p text:style-name="P1"><text:span text:style-name="Source_20_Text"># views.py</text:span></text:p>
      <text:p text:style-name="P1"><text:span text:style-name="Source_20_Text">from django.core.cache import cache</text:span></text:p>
      <text:p text:style-name="P1"><text:span text:style-name="Source_20_Text">from rest_framework.views import APIView</text:span></text:p>
      <text:p text:style-name="P1"><text:span text:style-name="Source_20_Text">from rest_framework.response import Response</text:span></text:p>
      <text:p text:style-name="P1"><text:span text:style-name="Source_20_Text">from .models import YourModel</text:span></text:p>
      <text:p text:style-name="P1"><text:span text:style-name="Source_20_Text">from .serializers import YourModelSerializer</text:span></text:p>
      <text:p text:style-name="P1"/>
      <text:p text:style-name="P1"><text:span text:style-name="Source_20_Text">class YourModelListView(APIView):</text:span></text:p>
      <text:p text:style-name="P1"><text:span text:style-name="Source_20_Text"><text:s text:c="4"/>def get(self, request, *args, **kwargs):</text:span></text:p>
      <text:p text:style-name="P1"><text:span text:style-name="Source_20_Text"><text:s text:c="8"/>cache_key = 'your_model_list'</text:span></text:p>
      <text:p text:style-name="P1"><text:span text:style-name="Source_20_Text"><text:s text:c="8"/>data = cache.get(cache_key)</text:span></text:p>
      <text:p text:style-name="P1"><text:span text:style-name="Source_20_Text"><text:s text:c="8"/></text:span></text:p>
      <text:p text:style-name="P1"><text:span text:style-name="Source_20_Text"><text:s text:c="8"/>if not data:</text:span></text:p>
      <text:p text:style-name="P1"><text:span text:style-name="Source_20_Text"><text:s text:c="12"/>queryset = YourModel.objects.all()</text:span></text:p>
      <text:p text:style-name="P1"><text:span text:style-name="Source_20_Text"><text:s text:c="12"/>serializer = YourModelSerializer(queryset, many=True)</text:span></text:p>
      <text:p text:style-name="P1"><text:span text:style-name="Source_20_Text"><text:s text:c="12"/>data = serializer.data</text:span></text:p>
      <text:p text:style-name="P1"><text:span text:style-name="Source_20_Text"><text:s text:c="12"/>cache.set(cache_key, data, timeout=60*15) <text:s/># Cache for 15 minutes</text:span></text:p>
      <text:p text:style-name="P1"><text:span text:style-name="Source_20_Text"><text:s text:c="8"/></text:span></text:p>
      <text:p text:style-name="P2"><text:span text:style-name="Source_20_Text"><text:s text:c="8"/>return Response(data)</text:span></text:p>
      <text:h text:style-name="Heading_20_3" text:outline-level="3">4. <text:span text:style-name="Strong_20_Emphasis">Using Redis for Celery Tasks</text:span></text:h>
      <text:p text:style-name="Text_20_body">If you are using Celery with Django, Redis can be used as a message broker and result backend. Configure Celery in your Django project:</text:p>
      <text:p text:style-name="Text_20_body"><text:span text:style-name="Strong_20_Emphasis">Install Celery:</text:span></text:p>
      <text:p text:style-name="Preformatted_20_Text">bash</text:p>
      <text:p text:style-name="Preformatted_20_Text">Copy code</text:p>
      <text:p text:style-name="P2"><text:span text:style-name="Source_20_Text">pip install celery redis</text:span></text:p>
      <text:p text:style-name="Text_20_body"><text:span text:style-name="Strong_20_Emphasis">Configure Celery:</text:span></text:p>
      <text:p text:style-name="Text_20_body">Create a <text:span text:style-name="Source_20_Text">celery.py</text:span> file in your Django project:</text:p>
      <text:p text:style-name="Preformatted_20_Text">python</text:p>
      <text:p text:style-name="Preformatted_20_Text"><text:soft-page-break/>Copy code</text:p>
      <text:p text:style-name="P1"><text:span text:style-name="Source_20_Text"># celery.py</text:span></text:p>
      <text:p text:style-name="P1"><text:span text:style-name="Source_20_Text">from __future__ import absolute_import, unicode_literals</text:span></text:p>
      <text:p text:style-name="P1"><text:span text:style-name="Source_20_Text">import os</text:span></text:p>
      <text:p text:style-name="P1"><text:span text:style-name="Source_20_Text">from celery import Celery</text:span></text:p>
      <text:p text:style-name="P1"/>
      <text:p text:style-name="P1"><text:span text:style-name="Source_20_Text">os.environ.setdefault('DJANGO_SETTINGS_MODULE', 'your_project.settings')</text:span></text:p>
      <text:p text:style-name="P1"/>
      <text:p text:style-name="P1"><text:span text:style-name="Source_20_Text">app = Celery('your_project')</text:span></text:p>
      <text:p text:style-name="P1"/>
      <text:p text:style-name="P1"><text:span text:style-name="Source_20_Text">app.config_from_object('django.conf:settings', namespace='CELERY')</text:span></text:p>
      <text:p text:style-name="P1"/>
      <text:p text:style-name="P2"><text:span text:style-name="Source_20_Text">app.autodiscover_tasks()</text:span></text:p>
      <text:p text:style-name="Text_20_body">Update your <text:span text:style-name="Source_20_Text">settings.py</text:span>:</text:p>
      <text:p text:style-name="Preformatted_20_Text">python</text:p>
      <text:p text:style-name="Preformatted_20_Text">Copy code</text:p>
      <text:p text:style-name="P1"><text:span text:style-name="Source_20_Text"># settings.py</text:span></text:p>
      <text:p text:style-name="P1"><text:span text:style-name="Source_20_Text">CELERY_BROKER_URL = 'redis://localhost:6379/0'</text:span></text:p>
      <text:p text:style-name="P1"><text:span text:style-name="Source_20_Text">CELERY_RESULT_BACKEND = 'redis://localhost:6379/0'</text:span></text:p>
      <text:p text:style-name="P1"><text:span text:style-name="Source_20_Text">CELERY_ACCEPT_CONTENT = ['json']</text:span></text:p>
      <text:p text:style-name="P1"><text:span text:style-name="Source_20_Text">CELERY_TASK_SERIALIZER = 'json'</text:span></text:p>
      <text:p text:style-name="P1"><text:span text:style-name="Source_20_Text">CELERY_RESULT_SERIALIZER = 'json'</text:span></text:p>
      <text:p text:style-name="P2"><text:span text:style-name="Source_20_Text">CELERY_TIMEZONE = 'UTC'</text:span></text:p>
      <text:p text:style-name="Text_20_body">Define a Celery task:</text:p>
      <text:p text:style-name="Preformatted_20_Text">python</text:p>
      <text:p text:style-name="Preformatted_20_Text">Copy code</text:p>
      <text:p text:style-name="P1"><text:span text:style-name="Source_20_Text"># tasks.py</text:span></text:p>
      <text:p text:style-name="P1"><text:span text:style-name="Source_20_Text">from celery import shared_task</text:span></text:p>
      <text:p text:style-name="P1"/>
      <text:p text:style-name="P1"><text:span text:style-name="Source_20_Text">@shared_task</text:span></text:p>
      <text:p text:style-name="P1"><text:span text:style-name="Source_20_Text">def process_data(data):</text:span></text:p>
      <text:p text:style-name="P1"><text:span text:style-name="Source_20_Text"><text:s text:c="4"/># Process data</text:span></text:p>
      <text:p text:style-name="P2"><text:span text:style-name="Source_20_Text"><text:s text:c="4"/>pass</text:span></text:p>
      <text:h text:style-name="Heading_20_3" text:outline-level="3">5. <text:span text:style-name="Strong_20_Emphasis">Using Redis for Pub/Sub</text:span></text:h>
      <text:p text:style-name="Text_20_body">Redis Pub/Sub can be used for real-time messaging. Here’s an example of how to publish and subscribe to messages using Redis:</text:p>
      <text:p text:style-name="Text_20_body"><text:span text:style-name="Strong_20_Emphasis">Publisher Example:</text:span></text:p>
      <text:p text:style-name="Preformatted_20_Text">python</text:p>
      <text:p text:style-name="Preformatted_20_Text">Copy code</text:p>
      <text:p text:style-name="P1"><text:span text:style-name="Source_20_Text"># publisher.py</text:span></text:p>
      <text:p text:style-name="P1"><text:span text:style-name="Source_20_Text">import redis</text:span></text:p>
      <text:p text:style-name="P1"/>
      <text:p text:style-name="P1"><text:span text:style-name="Source_20_Text">r = redis.Redis(host='localhost', port=6379, db=0)</text:span></text:p>
      <text:p text:style-name="P1"/>
      <text:p text:style-name="P1"><text:span text:style-name="Source_20_Text">def publish_message(channel, message):</text:span></text:p>
      <text:p text:style-name="P2"><text:span text:style-name="Source_20_Text"><text:s text:c="4"/>r.publish(channel, message)</text:span></text:p>
      <text:p text:style-name="Text_20_body"><text:span text:style-name="Strong_20_Emphasis">Subscriber Example:</text:span></text:p>
      <text:p text:style-name="Preformatted_20_Text">python</text:p>
      <text:p text:style-name="Preformatted_20_Text">Copy code</text:p>
      <text:p text:style-name="P1"><text:span text:style-name="Source_20_Text"># subscriber.py</text:span></text:p>
      <text:p text:style-name="P1"><text:span text:style-name="Source_20_Text">import redis</text:span></text:p>
      <text:p text:style-name="P1"/>
      <text:p text:style-name="P1"><text:soft-page-break/><text:span text:style-name="Source_20_Text">def message_handler(message):</text:span></text:p>
      <text:p text:style-name="P1"><text:span text:style-name="Source_20_Text"><text:s text:c="4"/>print("Received message:", message['data'])</text:span></text:p>
      <text:p text:style-name="P1"/>
      <text:p text:style-name="P1"><text:span text:style-name="Source_20_Text">r = redis.Redis(host='localhost', port=6379, db=0)</text:span></text:p>
      <text:p text:style-name="P1"><text:span text:style-name="Source_20_Text">p = r.pubsub()</text:span></text:p>
      <text:p text:style-name="P1"><text:span text:style-name="Source_20_Text">p.subscribe(**{'my_channel': message_handler})</text:span></text:p>
      <text:p text:style-name="P2"><text:span text:style-name="Source_20_Text">p.run_in_thread(sleep_time=0.1)</text:span></text:p>
      <text:h text:style-name="Heading_20_3" text:outline-level="3">6. <text:span text:style-name="Strong_20_Emphasis">Testing Redis Integration</text:span></text:h>
      <text:p text:style-name="Text_20_body">Ensure Redis integration is working by running your Django application and verifying that caching, session management, or Celery tasks are functioning as expected. Use Django’s test framework to write unit tests for views and tasks that utilize Redis.</text:p>
      <text:p text:style-name="Text_20_body">By integrating Redis with Django REST Framework, you can leverage its powerful features to improve your application’s performance and scalabil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12:42:35.900765951</meta:creation-date>
    <dc:date>2024-08-15T12:47:36.964386291</dc:date>
    <meta:editing-duration>PT5M2S</meta:editing-duration>
    <meta:editing-cycles>1</meta:editing-cycles>
    <meta:document-statistic meta:table-count="5" meta:image-count="0" meta:object-count="0" meta:page-count="58" meta:paragraph-count="1840" meta:word-count="13657" meta:character-count="94478" meta:non-whitespace-character-count="81356"/>
    <meta:generator>LibreOffice/7.3.7.2$Linux_X86_64 LibreOffice_project/30$Build-2</meta:generator>
  </office:meta>
</office:document-meta>
</file>